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Times New Roman2" svg:font-family="'Times New Roman'"/>
    <style:font-face style:name="JetBrains Mono" svg:font-family="'JetBrains Mono'" style:font-family-generic="roman"/>
    <style:font-face style:name="Times New Roman1" svg:font-family="'Times New Roman'" style:font-family-generic="roman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Mono" svg:font-family="'DejaVu Sans Mono'" style:font-family-generic="system" style:font-pitch="variable"/>
    <style:font-face style:name="Droid Sans Devanagari" svg:font-family="'Droid Sans Devanagari'" style:font-family-generic="system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10.702cm" fo:margin-left="6.299cm" fo:margin-top="0cm" fo:margin-bottom="0cm" table:align="left" style:writing-mode="lr-tb"/>
    </style:style>
    <style:style style:name="Table1.A" style:family="table-column">
      <style:table-column-properties style:column-width="5.868cm"/>
    </style:style>
    <style:style style:name="Table1.B" style:family="table-column">
      <style:table-column-properties style:column-width="4.83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097cm" fo:border-left="0.25pt solid #000000" fo:border-right="none" fo:border-top="0.25pt solid #000000" fo:border-bottom="0.25pt solid #000000"/>
    </style:style>
    <style:style style:name="Table1.B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none" fo:border-top="none" fo:border-bottom="0.25pt solid #000000"/>
    </style:style>
    <style:style style:name="Table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3" style:family="table-cell">
      <style:table-cell-properties fo:padding="0.097cm" fo:border-left="0.25pt solid #000000" fo:border-right="none" fo:border-top="none" fo:border-bottom="0.25pt solid #000000"/>
    </style:style>
    <style:style style:name="Table1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4" style:family="table-cell">
      <style:table-cell-properties fo:padding="0.097cm" fo:border-left="0.25pt solid #000000" fo:border-right="none" fo:border-top="none" fo:border-bottom="0.25pt solid #000000"/>
    </style:style>
    <style:style style:name="Table1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5" style:family="table-cell">
      <style:table-cell-properties fo:padding="0.097cm" fo:border-left="0.25pt solid #000000" fo:border-right="none" fo:border-top="none" fo:border-bottom="0.25pt solid #000000"/>
    </style:style>
    <style:style style:name="Table1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7cm" table:align="left" style:writing-mode="lr-tb"/>
    </style:style>
    <style:style style:name="Table2.A" style:family="table-column">
      <style:table-column-properties style:column-width="3.972cm"/>
    </style:style>
    <style:style style:name="Table2.B" style:family="table-column">
      <style:table-column-properties style:column-width="13.028cm"/>
    </style:style>
    <style:style style:name="Table2.A1" style:family="table-cell">
      <style:table-cell-properties style:vertical-align="middle" fo:background-color="#d9d9d9" fo:padding-left="0.076cm" fo:padding-right="0.076cm" fo:padding-top="0.051cm" fo:padding-bottom="0.051cm" fo:border="0.05pt solid #000000">
        <style:background-image/>
      </style:table-cell-properties>
    </style:style>
    <style:style style:name="Table2.B1" style:family="table-cell">
      <style:table-cell-properties style:vertical-align="middle" fo:background-color="#efefef" fo:padding-left="0cm" fo:padding-right="0.076cm" fo:padding-top="0.051cm" fo:padding-bottom="0.051cm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#d9d9d9" fo:padding-left="0.076cm" fo:padding-right="0.076cm" fo:padding-top="0cm" fo:padding-bottom="0.051cm" fo:border-left="0.05pt solid #000000" fo:border-right="0.05pt solid #000000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efefef" fo:padding-left="0cm" fo:padding-right="0.076cm" fo:padding-top="0cm" fo:padding-bottom="0.051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style:line-height-at-least="0.478cm"/>
      <style:text-properties style:font-name="Times New Roman" fo:font-size="14pt" style:font-size-asian="14pt" style:font-name-complex="Times New Roman3" style:font-size-complex="14pt"/>
    </style:style>
    <style:style style:name="P3" style:family="paragraph" style:parent-style-name="Standard_20__28_user_29_">
      <style:paragraph-properties fo:text-align="center" style:justify-single-word="false"/>
    </style:style>
    <style:style style:name="P4" style:family="paragraph" style:parent-style-name="Standard_20__28_user_29_">
      <style:text-properties style:font-name="Times New Roman"/>
    </style:style>
    <style:style style:name="P5" style:family="paragraph" style:parent-style-name="Standard_20__28_user_29_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Standard_20__28_user_29_">
      <style:paragraph-properties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9" style:family="paragraph" style:parent-style-name="Standard_20__28_user_29_">
      <style:paragraph-properties fo:text-align="center" style:justify-single-word="false"/>
      <style:text-properties style:font-name="Times New Roman" fo:font-size="18pt" fo:language="ru" fo:country="RU" fo:font-weight="bold" officeooo:paragraph-rsid="000928a1" style:font-size-asian="18pt" style:font-weight-asian="bold" style:font-size-complex="18pt" style:font-weight-complex="bold"/>
    </style:style>
    <style:style style:name="P10" style:family="paragraph" style:parent-style-name="Standard_20__28_user_29_">
      <style:paragraph-properties fo:line-height="115%" fo:text-align="center" style:justify-single-word="false"/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11" style:family="paragraph" style:parent-style-name="Standard_20__28_user_29_">
      <style:paragraph-properties fo:text-align="justify" style:justify-single-word="false"/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12" style:family="paragraph" style:parent-style-name="Standard_20__28_user_29_">
      <style:paragraph-properties fo:text-align="center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_20__28_user_29_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_20__28_user_29_">
      <style:paragraph-properties fo:text-align="justify" style:justify-single-word="false"/>
      <style:text-properties style:use-window-font-color="true" style:font-name="Times New Roman1" fo:font-size="8pt" fo:font-weight="normal" fo:background-color="#ffffff" style:font-size-asian="8pt" style:font-weight-asian="normal" style:font-size-complex="8pt" style:font-weight-complex="normal"/>
    </style:style>
    <style:style style:name="P15" style:family="paragraph" style:parent-style-name="Standard_20__28_user_29_">
      <style:paragraph-properties fo:text-align="justify" style:justify-single-word="false"/>
      <style:text-properties style:use-window-font-color="true" style:font-name="Times New Roman1" fo:font-size="12pt" fo:font-weight="bold" officeooo:rsid="000f2b00" officeooo:paragraph-rsid="000f2b00" fo:background-color="#ffffff" style:font-size-asian="12pt" style:font-weight-asian="bold" style:font-size-complex="12pt" style:font-weight-complex="bold"/>
    </style:style>
    <style:style style:name="P16" style:family="paragraph" style:parent-style-name="Standard_20__28_user_29_">
      <style:paragraph-properties fo:text-align="justify" style:justify-single-word="false"/>
      <style:text-properties style:use-window-font-color="true" style:font-name="Times New Roman1" fo:font-size="12pt" fo:font-weight="normal" officeooo:rsid="000f2b00" officeooo:paragraph-rsid="000f2b00" fo:background-color="#ffffff" style:font-size-asian="12pt" style:font-weight-asian="normal" style:font-size-complex="12pt" style:font-weight-complex="normal"/>
    </style:style>
    <style:style style:name="P17" style:family="paragraph" style:parent-style-name="Standard_20__28_user_29_">
      <style:paragraph-properties fo:text-align="justify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_20__28_user_29_">
      <style:paragraph-properties fo:text-align="justify" style:justify-single-word="false"/>
    </style:style>
    <style:style style:name="P19" style:family="paragraph" style:parent-style-name="Standard_20__28_user_29_">
      <style:text-properties officeooo:paragraph-rsid="000f2b00"/>
    </style:style>
    <style:style style:name="P20" style:family="paragraph" style:parent-style-name="Standard_20__28_user_29_">
      <style:paragraph-properties fo:text-align="justify" style:justify-single-word="false"/>
      <style:text-properties officeooo:rsid="000f2b00" officeooo:paragraph-rsid="000f2b00"/>
    </style:style>
    <style:style style:name="P21" style:family="paragraph" style:parent-style-name="Table_20_Contents">
      <style:text-properties style:font-name="Times New Roman" fo:font-size="18pt" style:font-size-asian="18pt" style:font-size-complex="18pt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18pt" style:font-size-asian="18pt" style:font-size-complex="18pt"/>
    </style:style>
    <style:style style:name="P23" style:family="paragraph" style:parent-style-name="Table_20_Contents">
      <style:text-properties style:font-name="Times New Roman" fo:font-size="18pt" fo:language="ru" fo:country="RU" style:font-size-asian="18pt" style:font-size-complex="18pt"/>
    </style:style>
    <style:style style:name="P24" style:family="paragraph" style:parent-style-name="Table_20_Contents">
      <style:text-properties style:font-name="Times New Roman2" fo:font-size="12pt" fo:font-weight="bold"/>
    </style:style>
    <style:style style:name="P25" style:family="paragraph" style:parent-style-name="Table_20_Contents">
      <style:text-properties style:font-name="Times New Roman2" fo:font-size="12pt" fo:font-weight="normal"/>
    </style:style>
    <style:style style:name="P26" style:family="paragraph" style:parent-style-name="Normal_20__28_Web_29_">
      <style:paragraph-properties fo:margin-top="0.494cm" fo:margin-bottom="0.494cm" loext:contextual-spacing="false" fo:text-align="justify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P27" style:family="paragraph" style:parent-style-name="Normal_20__28_Web_29_">
      <style:paragraph-properties fo:margin-top="0.494cm" fo:margin-bottom="0.494cm" loext:contextual-spacing="false" fo:text-align="justify" style:justify-single-word="false" fo:orphans="2" fo:widows="2" fo:hyphenation-ladder-count="no-limit" style:vertical-align="baseline" style:writing-mode="lr-tb"/>
      <style:text-properties officeooo:paragraph-rsid="000adfac" fo:hyphenate="false" fo:hyphenation-remain-char-count="2" fo:hyphenation-push-char-count="2" loext:hyphenation-no-caps="false"/>
    </style:style>
    <style:style style:name="P28" style:family="paragraph" style:parent-style-name="Normal_20__28_Web_29_">
      <style:paragraph-properties fo:margin-top="0.494cm" fo:margin-bottom="0.494cm" loext:contextual-spacing="false" fo:text-align="justify" style:justify-single-word="false" fo:orphans="2" fo:widows="2" fo:hyphenation-ladder-count="no-limit" style:vertical-align="baseline" style:writing-mode="lr-tb"/>
      <style:text-properties fo:font-weight="bold" style:font-weight-asian="bold" style:font-weight-complex="bold" fo:hyphenate="false" fo:hyphenation-remain-char-count="2" fo:hyphenation-push-char-count="2" loext:hyphenation-no-caps="false"/>
    </style:style>
    <style:style style:name="P29" style:family="paragraph" style:parent-style-name="Normal_20__28_Web_29_">
      <style:paragraph-properties fo:margin-top="0.494cm" fo:margin-bottom="0.494cm" loext:contextual-spacing="false" fo:text-align="justify" style:justify-single-word="false" fo:orphans="2" fo:widows="2" fo:hyphenation-ladder-count="no-limit" style:vertical-align="baseline" style:writing-mode="lr-tb"/>
      <style:text-properties fo:font-weight="normal" officeooo:rsid="000adfac" officeooo:paragraph-rsid="000adfac" style:font-weight-asian="normal" style:font-weight-complex="normal" fo:hyphenate="false" fo:hyphenation-remain-char-count="2" fo:hyphenation-push-char-count="2" loext:hyphenation-no-caps="false"/>
    </style:style>
    <style:style style:name="P30" style:family="paragraph" style:parent-style-name="Normal_20__28_Web_29_" style:list-style-name="L1">
      <style:paragraph-properties fo:margin-top="0.494cm" fo:margin-bottom="0.494cm" loext:contextual-spacing="false" fo:text-align="justify" style:justify-single-word="false" fo:orphans="2" fo:widows="2" fo:hyphenation-ladder-count="no-limit" style:vertical-align="baseline" style:writing-mode="lr-tb"/>
      <style:text-properties officeooo:paragraph-rsid="000adfac" fo:hyphenate="false" fo:hyphenation-remain-char-count="2" fo:hyphenation-push-char-count="2" loext:hyphenation-no-caps="false"/>
    </style:style>
    <style:style style:name="P31" style:family="paragraph" style:parent-style-name="Normal_20__28_Web_29_" style:list-style-name="L2">
      <style:paragraph-properties fo:margin-top="0.494cm" fo:margin-bottom="0.494cm" loext:contextual-spacing="false" fo:text-align="justify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P32" style:family="paragraph" style:parent-style-name="Normal_20__28_Web_29_" style:list-style-name="L2">
      <style:paragraph-properties fo:margin-top="0.494cm" fo:margin-bottom="0.494cm" loext:contextual-spacing="false" fo:text-align="justify" style:justify-single-word="false" fo:orphans="2" fo:widows="2" fo:hyphenation-ladder-count="no-limit" style:vertical-align="baseline" style:writing-mode="lr-tb"/>
      <style:text-properties officeooo:paragraph-rsid="000adfac" fo:hyphenate="false" fo:hyphenation-remain-char-count="2" fo:hyphenation-push-char-count="2" loext:hyphenation-no-caps="false"/>
    </style:style>
    <style:style style:name="P33" style:family="paragraph" style:parent-style-name="Normal_20__28_Web_29_">
      <style:paragraph-properties fo:margin-top="0.494cm" fo:margin-bottom="0.494cm" loext:contextual-spacing="false" fo:text-align="justify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P34" style:family="paragraph" style:parent-style-name="Normal_20__28_Web_29_">
      <style:paragraph-properties fo:margin-top="0.494cm" fo:margin-bottom="0.494cm" loext:contextual-spacing="false" fo:text-align="justify" style:justify-single-word="false" fo:orphans="2" fo:widows="2" fo:hyphenation-ladder-count="no-limit" style:vertical-align="baseline" style:writing-mode="lr-tb"/>
      <style:text-properties fo:font-weight="bold" officeooo:rsid="000adfac" officeooo:paragraph-rsid="000adfac" style:font-weight-asian="bold" style:font-weight-complex="bold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36" style:family="paragraph" style:parent-style-name="Standard">
      <style:paragraph-properties style:line-height-at-least="0.492cm"/>
      <style:text-properties fo:font-size="8pt" style:font-size-asian="8pt" style:font-size-complex="8pt"/>
    </style:style>
    <style:style style:name="P37" style:family="paragraph" style:parent-style-name="Standard">
      <style:paragraph-properties style:line-height-at-least="0.492cm"/>
      <style:text-properties fo:color="#000000" style:font-name="Droid Sans Mono" fo:font-size="10.3000001907349pt" fo:font-weight="normal" fo:background-color="#ffffff"/>
    </style:style>
    <style:style style:name="P38" style:family="paragraph" style:parent-style-name="Standard">
      <style:paragraph-properties fo:text-align="justify" style:justify-single-word="false"/>
      <style:text-properties fo:color="#000000" style:font-name="Droid Sans Mono" fo:font-size="8pt" fo:font-weight="normal" fo:background-color="#ffffff" style:font-size-asian="8pt" style:font-weight-asian="normal" style:font-size-complex="8pt" style:font-weight-complex="normal"/>
    </style:style>
    <style:style style:name="P39" style:family="paragraph" style:parent-style-name="Standard">
      <style:paragraph-properties style:line-height-at-least="0.492cm"/>
      <style:text-properties fo:color="#000000" style:font-name="Droid Sans Mono" fo:font-size="8pt" fo:font-weight="normal" fo:background-color="#ffffff" style:font-size-asian="8pt" style:font-size-complex="8pt"/>
    </style:style>
    <style:style style:name="P40" style:family="paragraph" style:parent-style-name="Standard">
      <style:paragraph-properties style:line-height-at-least="0.492cm"/>
    </style:style>
    <style:style style:name="P41" style:family="paragraph" style:parent-style-name="Standard">
      <style:paragraph-properties style:line-height-at-least="0.492cm"/>
      <style:text-properties fo:color="#008000" style:font-name="Droid Sans Mono" fo:font-size="10.3000001907349pt" fo:font-weight="normal" fo:background-color="#ffffff"/>
    </style:style>
    <style:style style:name="P42" style:family="paragraph" style:parent-style-name="Standard">
      <style:paragraph-properties fo:text-align="justify" style:justify-single-word="false"/>
      <style:text-properties fo:color="#008000" style:font-name="Droid Sans Mono" fo:font-size="10.3000001907349pt" fo:font-weight="normal" officeooo:rsid="000f2b00" officeooo:paragraph-rsid="000f2b00" fo:background-color="#ffffff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008000" style:font-name="Droid Sans Mono" fo:font-size="10.3000001907349pt" fo:font-weight="normal" officeooo:rsid="000f2b00" officeooo:paragraph-rsid="0018a5c2" fo:background-color="#ffffff" style:font-size-asian="12pt" style:font-weight-asian="bold" style:font-size-complex="12pt" style:font-weight-complex="bold"/>
    </style:style>
    <style:style style:name="P44" style:family="paragraph" style:parent-style-name="Standard">
      <style:paragraph-properties style:line-height-at-least="0.492cm"/>
      <style:text-properties fo:color="#008000" style:font-name="Droid Sans Mono" fo:font-size="8pt" fo:font-weight="normal" fo:background-color="#ffffff" style:font-size-asian="8pt" style:font-size-complex="8pt"/>
    </style:style>
    <style:style style:name="P45" style:family="paragraph" style:parent-style-name="Standard">
      <style:paragraph-properties style:line-height-at-least="0.492cm"/>
      <style:text-properties fo:color="#0000ff" style:font-name="Droid Sans Mono" fo:font-size="10.3000001907349pt" fo:font-weight="normal" fo:background-color="#ffffff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Times New Roman1" fo:font-size="12pt" fo:font-weight="normal" officeooo:rsid="000f2b00" officeooo:paragraph-rsid="000f2b00" fo:background-color="#ffffff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officeooo:paragraph-rsid="000d4d5f" fo:hyphenate="false" fo:hyphenation-remain-char-count="2" fo:hyphenation-push-char-count="2" loext:hyphenation-no-caps="false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officeooo:rsid="00139aa7" officeooo:paragraph-rsid="00139aa7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margin-top="0cm" fo:margin-bottom="0.499cm" loext:contextual-spacing="false" style:line-height-at-least="0.492cm"/>
    </style:style>
    <style:style style:name="P50" style:family="paragraph" style:parent-style-name="Standard">
      <style:paragraph-properties fo:margin-top="0cm" fo:margin-bottom="0.499cm" loext:contextual-spacing="false" style:line-height-at-least="0.492cm"/>
      <style:text-properties fo:font-size="8pt" style:font-size-asian="8pt" style:font-size-complex="8pt"/>
    </style:style>
    <style:style style:name="P51" style:family="paragraph" style:parent-style-name="Standard">
      <style:paragraph-properties fo:margin-top="0cm" fo:margin-bottom="0.499cm" loext:contextual-spacing="false" style:line-height-at-least="0.492cm"/>
      <style:text-properties fo:color="#000000" style:font-name="Droid Sans Mono" fo:font-size="10.3000001907349pt" fo:font-weight="normal" fo:background-color="#ffffff"/>
    </style:style>
    <style:style style:name="P52" style:family="paragraph" style:parent-style-name="Standard_20__28_user_29_">
      <style:text-properties style:font-name="Times New Roman"/>
    </style:style>
    <style:style style:name="P53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54" style:family="paragraph" style:parent-style-name="Standard_20__28_user_29_">
      <style:paragraph-properties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55" style:family="paragraph" style:parent-style-name="Standard_20__28_user_29_">
      <style:text-properties style:font-name="Times New Roman" fo:font-size="14pt" fo:font-style="normal" fo:font-weight="normal" officeooo:paragraph-rsid="000f2b00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_20__28_user_29_">
      <style:text-properties style:font-name="Times New Roman" fo:font-size="14pt" fo:font-style="normal" fo:font-weight="bold" officeooo:paragraph-rsid="000f2b00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_20__28_user_29_">
      <style:paragraph-properties fo:text-align="justify" style:justify-single-word="false"/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58" style:family="paragraph" style:parent-style-name="Standard_20__28_user_29_">
      <style:paragraph-properties fo:text-align="justify" style:justify-single-word="false"/>
      <style:text-properties style:use-window-font-color="true" style:font-name="Times New Roman" fo:font-size="14pt" fo:language="ru" fo:country="RU" officeooo:rsid="000a01ed" style:letter-kerning="true" style:font-name-asian="Noto Sans CJK SC Regular" style:font-size-asian="14pt" style:language-asian="zh" style:country-asian="CN" style:font-name-complex="Lohit Devanagari" style:font-size-complex="14pt" style:language-complex="hi" style:country-complex="IN"/>
    </style:style>
    <style:style style:name="P59" style:family="paragraph" style:parent-style-name="Standard_20__28_user_29_">
      <style:paragraph-properties fo:text-align="justify" style:justify-single-word="false"/>
      <style:text-properties style:use-window-font-color="true" style:font-name="Times New Roman1" fo:font-size="8pt" fo:font-weight="normal" fo:background-color="#ffffff" style:font-size-asian="8pt" style:font-weight-asian="normal" style:font-size-complex="8pt" style:font-weight-complex="normal"/>
    </style:style>
    <style:style style:name="P60" style:family="paragraph" style:parent-style-name="Standard_20__28_user_29_">
      <style:paragraph-properties fo:text-align="justify" style:justify-single-word="false"/>
      <style:text-properties style:use-window-font-color="true" style:font-name="Times New Roman1" fo:font-size="8pt" fo:font-weight="normal" fo:background-color="#ffffff"/>
    </style:style>
    <style:style style:name="P61" style:family="paragraph" style:parent-style-name="Standard_20__28_user_29_">
      <style:paragraph-properties fo:text-align="justify" style:justify-single-word="false"/>
      <style:text-properties style:use-window-font-color="true" style:font-name="Times New Roman1" fo:font-size="12pt" fo:font-weight="normal" officeooo:rsid="000f2b00" officeooo:paragraph-rsid="000f2b00" fo:background-color="#ffffff" style:font-size-asian="12pt" style:font-weight-asian="normal" style:font-size-complex="12pt" style:font-weight-complex="normal"/>
    </style:style>
    <style:style style:name="P62" style:family="paragraph" style:parent-style-name="Standard_20__28_user_29_">
      <style:paragraph-properties fo:text-align="justify" style:justify-single-word="false"/>
      <style:text-properties style:use-window-font-color="true" style:font-name="Times New Roman1" fo:font-size="12pt" fo:font-weight="normal" officeooo:paragraph-rsid="000f2b00" fo:background-color="#ffffff"/>
    </style:style>
    <style:style style:name="P63" style:family="paragraph" style:parent-style-name="Standard_20__28_user_29_">
      <style:paragraph-properties fo:text-align="justify" style:justify-single-word="false"/>
      <style:text-properties style:use-window-font-color="true" style:font-name="Times New Roman1" fo:font-size="12pt" fo:font-weight="bold" officeooo:rsid="000f2b00" officeooo:paragraph-rsid="0018a5c2" fo:background-color="#ffffff" style:font-size-asian="12pt" style:font-weight-asian="bold" style:font-size-complex="12pt" style:font-weight-complex="bold"/>
    </style:style>
    <style:style style:name="P64" style:family="paragraph" style:parent-style-name="Standard_20__28_user_29_">
      <style:paragraph-properties fo:text-align="justify" style:justify-single-word="false"/>
      <style:text-properties style:use-window-font-color="true" style:font-name="Times New Roman1" fo:font-size="12pt" fo:font-weight="bold" officeooo:rsid="000f2b00" officeooo:paragraph-rsid="000f2b00" fo:background-color="#ffffff" style:font-size-asian="12pt" style:font-weight-asian="bold" style:font-size-complex="12pt" style:font-weight-complex="bold"/>
    </style:style>
    <style:style style:name="P65" style:family="paragraph" style:parent-style-name="Standard_20__28_user_29_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_20__28_user_29_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_20__28_user_29_">
      <style:text-properties fo:font-size="14pt" fo:font-style="normal" fo:font-weight="bold" officeooo:paragraph-rsid="000f2b00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_20__28_user_29_">
      <style:text-properties fo:font-size="14pt" fo:font-style="normal" style:font-size-asian="14pt" style:font-style-asian="normal" style:font-size-complex="14pt" style:font-style-complex="normal"/>
    </style:style>
    <style:style style:name="P69" style:family="paragraph" style:parent-style-name="Standard_20__28_user_29_">
      <style:text-properties fo:font-size="14pt" fo:font-weight="normal" style:font-size-asian="14pt" style:font-weight-asian="normal" style:font-size-complex="14pt" style:font-weight-complex="normal"/>
    </style:style>
    <style:style style:name="P70" style:family="paragraph" style:parent-style-name="Standard_20__28_user_29_">
      <style:text-properties fo:font-size="14pt" style:font-size-asian="14pt" style:font-size-complex="14pt"/>
    </style:style>
    <style:style style:name="P71" style:family="paragraph" style:parent-style-name="Standard_20__28_user_29_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_20__28_user_29_">
      <style:text-properties fo:font-size="12pt" fo:font-style="normal" fo:font-weight="normal" officeooo:paragraph-rsid="000f2b00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_20__28_user_29_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_20__28_user_29_">
      <style:paragraph-properties fo:text-align="start" style:justify-single-word="false"/>
      <style:text-properties fo:font-size="12pt" fo:font-style="normal" fo:font-weight="normal" officeooo:paragraph-rsid="000f2b00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_20__28_user_29_">
      <style:text-properties fo:font-size="12pt" fo:font-style="normal" fo:font-weight="normal" officeooo:paragraph-rsid="00139aa7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_20__28_user_29_">
      <style:text-properties fo:font-size="12pt" fo:font-style="normal" style:font-size-asian="12pt" style:font-style-asian="normal" style:font-size-complex="12pt" style:font-style-complex="normal"/>
    </style:style>
    <style:style style:name="P77" style:family="paragraph" style:parent-style-name="Standard_20__28_user_29_">
      <style:text-properties fo:font-size="12pt" fo:font-style="normal" officeooo:paragraph-rsid="000ed2d2" style:font-size-asian="12pt" style:font-style-asian="normal" style:font-size-complex="12pt" style:font-style-complex="normal"/>
    </style:style>
    <style:style style:name="P78" style:family="paragraph" style:parent-style-name="Standard_20__28_user_29_">
      <style:text-properties fo:font-size="12pt" fo:font-weight="normal" style:font-size-asian="12pt" style:font-weight-asian="normal" style:font-size-complex="12pt" style:font-weight-complex="normal"/>
    </style:style>
    <style:style style:name="P79" style:family="paragraph" style:parent-style-name="Standard_20__28_user_29_">
      <style:text-properties fo:font-size="12pt" fo:font-weight="normal" officeooo:paragraph-rsid="000ed2d2" style:font-size-asian="12pt" style:font-weight-asian="normal" style:font-size-complex="12pt" style:font-weight-complex="normal"/>
    </style:style>
    <style:style style:name="P80" style:family="paragraph" style:parent-style-name="Standard_20__28_user_29_">
      <style:text-properties fo:font-size="12pt" fo:font-weight="normal" officeooo:paragraph-rsid="00139aa7" style:font-size-asian="12pt" style:font-weight-asian="normal" style:font-size-complex="12pt" style:font-weight-complex="normal"/>
    </style:style>
    <style:style style:name="P81" style:family="paragraph" style:parent-style-name="Standard_20__28_user_29_">
      <style:paragraph-properties fo:text-align="center" style:justify-single-word="false"/>
    </style:style>
    <style:style style:name="P82" style:family="paragraph" style:parent-style-name="Standard_20__28_user_29_">
      <style:paragraph-properties fo:text-align="justify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83" style:family="paragraph" style:parent-style-name="Standard_20__28_user_29_">
      <style:paragraph-properties fo:text-align="justify" style:justify-single-word="false"/>
    </style:style>
    <style:style style:name="P84" style:family="paragraph" style:parent-style-name="Standard_20__28_user_29_">
      <style:paragraph-properties fo:text-align="justify" style:justify-single-word="false"/>
      <style:text-properties officeooo:paragraph-rsid="000f2b00"/>
    </style:style>
    <style:style style:name="P85" style:family="paragraph" style:parent-style-name="Standard_20__28_user_29_">
      <style:text-properties fo:font-style="normal" style:font-style-asian="normal" style:font-style-complex="normal"/>
    </style:style>
    <style:style style:name="P86" style:family="paragraph" style:parent-style-name="Standard_20__28_user_29_">
      <style:text-properties fo:font-weight="normal" style:font-weight-asian="normal" style:font-weight-complex="normal"/>
    </style:style>
    <style:style style:name="P87" style:family="paragraph" style:parent-style-name="Standard_20__28_user_29_">
      <style:paragraph-properties fo:text-align="justify" style:justify-single-word="false"/>
      <style:text-properties fo:font-weight="normal" style:font-weight-asian="normal" style:font-weight-complex="normal"/>
    </style:style>
    <style:style style:name="P88" style:family="paragraph" style:parent-style-name="Standard_20__28_user_29_">
      <style:paragraph-properties fo:text-align="justify" style:justify-single-word="false"/>
      <style:text-properties officeooo:rsid="000f2b00" officeooo:paragraph-rsid="000f2b00"/>
    </style:style>
    <style:style style:name="P89" style:family="paragraph" style:parent-style-name="Standard_20__28_user_29_">
      <style:paragraph-properties fo:text-align="justify" style:justify-single-word="false"/>
      <style:text-properties officeooo:rsid="0018b956" officeooo:paragraph-rsid="0018b956"/>
    </style:style>
    <style:style style:name="P90" style:family="paragraph" style:parent-style-name="Standard_20__28_user_29_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Times New Roman" fo:font-size="14pt" fo:language="en" fo:country="US" officeooo:rsid="000c8e3e" officeooo:paragraph-rsid="000c8e3e" style:letter-kerning="true" style:font-name-asian="Noto Sans CJK SC Regular" style:font-size-asian="14pt" style:language-asian="zh" style:country-asian="CN" style:font-name-complex="Times New Roman3" style:font-size-complex="14pt" style:language-complex="hi" style:country-complex="IN" fo:hyphenate="false" fo:hyphenation-remain-char-count="2" fo:hyphenation-push-char-count="2" loext:hyphenation-no-caps="false"/>
    </style:style>
    <style:style style:name="P91" style:family="paragraph" style:parent-style-name="Standard_20__28_user_29_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Times New Roman" fo:font-size="14pt" fo:language="en" fo:country="US" fo:font-style="italic" officeooo:rsid="000c8e3e" officeooo:paragraph-rsid="000c8e3e" style:letter-kerning="true" style:font-name-asian="Noto Sans CJK SC Regular" style:font-size-asian="14pt" style:language-asian="zh" style:country-asian="CN" style:font-style-asian="italic" style:font-name-complex="Times New Roman3" style:font-size-complex="14pt" style:language-complex="hi" style:country-complex="IN" style:font-style-complex="italic" fo:hyphenate="false" fo:hyphenation-remain-char-count="2" fo:hyphenation-push-char-count="2" loext:hyphenation-no-caps="false"/>
    </style:style>
    <style:style style:name="P92" style:family="paragraph" style:parent-style-name="Standard_20__28_user_29_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Times New Roman" fo:font-size="14pt" fo:language="en" fo:country="US" fo:font-style="normal" style:text-underline-style="none" officeooo:rsid="000c8e3e" officeooo:paragraph-rsid="000c8e3e" style:letter-kerning="true" style:font-name-asian="Noto Sans CJK SC Regular" style:font-size-asian="14pt" style:language-asian="zh" style:country-asian="CN" style:font-style-asian="normal" style:font-name-complex="Times New Roman3" style:font-size-complex="14pt" style:language-complex="hi" style:country-complex="IN" style:font-style-complex="normal" fo:hyphenate="false" fo:hyphenation-remain-char-count="2" fo:hyphenation-push-char-count="2" loext:hyphenation-no-caps="false"/>
    </style:style>
    <style:style style:name="P93" style:family="paragraph" style:parent-style-name="Standard_20__28_user_29_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Times New Roman" fo:font-size="14pt" fo:language="en" fo:country="US" fo:font-style="normal" style:text-underline-style="none" officeooo:rsid="000c8e3e" officeooo:paragraph-rsid="000c8e3e" style:letter-kerning="true" fo:background-color="#dddddd" style:font-name-asian="Noto Sans CJK SC Regular" style:font-size-asian="14pt" style:language-asian="zh" style:country-asian="CN" style:font-style-asian="normal" style:font-name-complex="Times New Roman3" style:font-size-complex="14pt" style:language-complex="hi" style:country-complex="IN" style:font-style-complex="normal" fo:hyphenate="false" fo:hyphenation-remain-char-count="2" fo:hyphenation-push-char-count="2" loext:hyphenation-no-caps="false"/>
    </style:style>
    <style:style style:name="P94" style:family="paragraph" style:parent-style-name="Standard_20__28_user_29_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font-name="Times New Roman" fo:font-size="14pt" fo:font-style="normal" officeooo:rsid="000d4d5f" officeooo:paragraph-rsid="000d4d5f" fo:background-color="#dddddd" style:font-size-asian="14pt" style:font-style-asian="normal" style:font-name-complex="Times New Roman3" style:font-size-complex="14pt" style:font-style-complex="normal" fo:hyphenate="false" fo:hyphenation-remain-char-count="2" fo:hyphenation-push-char-count="2" loext:hyphenation-no-caps="false"/>
    </style:style>
    <style:style style:name="P95" style:family="paragraph" style:parent-style-name="Standard_20__28_user_29_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font-name="Times New Roman" fo:font-size="14pt" fo:font-style="normal" officeooo:rsid="000d4d5f" officeooo:paragraph-rsid="000d4d5f" style:font-size-asian="14pt" style:font-style-asian="normal" style:font-name-complex="Times New Roman3" style:font-size-complex="14pt" style:font-style-complex="normal" fo:hyphenate="false" fo:hyphenation-remain-char-count="2" fo:hyphenation-push-char-count="2" loext:hyphenation-no-caps="false"/>
    </style:style>
    <style:style style:name="P96" style:family="paragraph" style:parent-style-name="Standard_20__28_user_29_">
      <style:paragraph-properties fo:margin-top="0cm" fo:margin-bottom="0cm" loext:contextual-spacing="false" fo:text-align="justify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P97" style:family="paragraph" style:parent-style-name="Standard_20__28_user_29_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font-size="12pt" fo:font-weight="normal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98" style:family="paragraph" style:parent-style-name="Standard_20__28_user_29_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officeooo:paragraph-rsid="000c8e3e" fo:hyphenate="false" fo:hyphenation-remain-char-count="2" fo:hyphenation-push-char-count="2" loext:hyphenation-no-caps="false"/>
    </style:style>
    <style:style style:name="P99" style:family="paragraph" style:parent-style-name="Standard_20__28_user_29_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officeooo:paragraph-rsid="00139aa7" fo:hyphenate="false" fo:hyphenation-remain-char-count="2" fo:hyphenation-push-char-count="2" loext:hyphenation-no-caps="false"/>
    </style:style>
    <style:style style:name="P100" style:family="paragraph" style:parent-style-name="Standard_20__28_user_29_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officeooo:rsid="00139aa7" officeooo:paragraph-rsid="00139aa7" fo:hyphenate="false" fo:hyphenation-remain-char-count="2" fo:hyphenation-push-char-count="2" loext:hyphenation-no-caps="false"/>
    </style:style>
    <style:style style:name="P101" style:family="paragraph" style:parent-style-name="Standard_20__28_user_29_" style:master-page-name="Standard">
      <style:paragraph-properties fo:text-align="center" style:justify-single-word="false" style:page-number="auto"/>
      <style:text-properties style:font-name="Times New Roman" fo:font-size="14pt" fo:language="ru" fo:country="RU" style:font-size-asian="14pt" style:font-size-complex="14pt"/>
    </style:style>
    <style:style style:name="P102" style:family="paragraph" style:parent-style-name="Table_20_Contents">
      <style:text-properties style:font-name="Times New Roman" fo:font-size="18pt" fo:language="ru" fo:country="RU" style:font-size-asian="18pt" style:font-size-complex="18pt"/>
    </style:style>
    <style:style style:name="P103" style:family="paragraph" style:parent-style-name="Table_20_Contents">
      <style:text-properties style:font-name="Times New Roman" fo:font-size="18pt" style:font-size-asian="18pt" style:font-size-complex="18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language="ru" fo:country="RU" style:font-size-asian="14pt" style:font-size-complex="14pt"/>
    </style:style>
    <style:style style:name="T3" style:family="text">
      <style:text-properties style:font-name="Times New Roman" fo:font-size="14pt" officeooo:rsid="0007430e" style:font-size-asian="14pt" style:font-name-complex="Times New Roman3" style:font-size-complex="14pt"/>
    </style:style>
    <style:style style:name="T4" style:family="text">
      <style:text-properties style:font-name="Times New Roman" fo:font-size="14pt" officeooo:rsid="000862b0" style:font-size-asian="14pt" style:font-name-complex="Times New Roman3" style:font-size-complex="14pt"/>
    </style:style>
    <style:style style:name="T5" style:family="text">
      <style:text-properties style:font-name="Times New Roman" fo:font-size="14pt" officeooo:rsid="000c8e3e" style:font-size-asian="14pt" style:font-name-complex="Times New Roman3" style:font-size-complex="14pt"/>
    </style:style>
    <style:style style:name="T6" style:family="text">
      <style:text-properties style:font-name="Times New Roman" fo:font-size="14pt" fo:font-style="normal" officeooo:rsid="000c8e3e" style:font-size-asian="14pt" style:font-style-asian="normal" style:font-name-complex="Times New Roman3" style:font-size-complex="14pt" style:font-style-complex="normal"/>
    </style:style>
    <style:style style:name="T7" style:family="text">
      <style:text-properties style:font-name="Times New Roman" fo:font-size="14pt" fo:font-style="normal" officeooo:rsid="000d4d5f" style:font-size-asian="14pt" style:font-style-asian="normal" style:font-name-complex="Times New Roman3" style:font-size-complex="14pt" style:font-style-complex="normal"/>
    </style:style>
    <style:style style:name="T8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T10" style:family="text">
      <style:text-properties style:font-name="Times New Roman" fo:font-size="18pt" fo:language="ru" fo:country="RU" fo:font-weight="normal" style:font-size-asian="18pt" style:font-weight-asian="normal" style:font-size-complex="18pt" style:font-weight-complex="normal"/>
    </style:style>
    <style:style style:name="T11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T13" style:family="text">
      <style:text-properties fo:color="#000000" fo:font-size="14pt" fo:language="ru" fo:country="RU" fo:font-weight="bold" style:letter-kerning="false" style:font-size-asian="14pt" style:font-weight-asian="bold" style:font-size-complex="14pt" style:language-complex="ar" style:country-complex="SA" style:font-weight-complex="bold"/>
    </style:style>
    <style:style style:name="T14" style:family="text">
      <style:text-properties fo:color="#000000" style:font-name="Times New Roman1" fo:font-size="13pt" fo:language="en" fo:country="US" fo:font-style="normal" fo:font-weight="normal" officeooo:rsid="0011bcb9" style:letter-kerning="true" style:font-name-asian="Noto Sans CJK SC Regular" style:font-size-asian="13pt" style:language-asian="zh" style:country-asian="CN" style:font-style-asian="normal" style:font-weight-asian="normal" style:font-name-complex="Times New Roman3" style:font-size-complex="13pt" style:language-complex="hi" style:country-complex="IN"/>
    </style:style>
    <style:style style:name="T15" style:family="text">
      <style:text-properties fo:color="#000000" style:font-name="Times New Roman1" fo:font-size="13pt" fo:font-style="normal" fo:font-weight="normal" style:font-size-asian="13pt" style:font-style-asian="normal" style:font-weight-asian="normal" style:font-size-complex="13pt"/>
    </style:style>
    <style:style style:name="T16" style:family="text">
      <style:text-properties fo:color="#000000" style:font-name="Times New Roman1" fo:font-size="13pt" fo:font-style="normal" fo:font-weight="normal" style:font-size-asian="13pt" style:font-style-asian="normal" style:font-weight-asian="normal" style:font-size-complex="13pt"/>
    </style:style>
    <style:style style:name="T17" style:family="text">
      <style:text-properties fo:color="#000000" style:font-name="Times New Roman1" fo:font-size="13pt" fo:font-style="normal" fo:font-weight="normal" officeooo:rsid="0011bcb9" style:font-size-asian="13pt" style:font-style-asian="normal" style:font-weight-asian="normal" style:font-size-complex="13pt"/>
    </style:style>
    <style:style style:name="T18" style:family="text">
      <style:text-properties fo:color="#000000" style:font-name="Times New Roman1" fo:font-size="13pt" fo:font-style="normal" fo:font-weight="normal" officeooo:rsid="00139aa7" style:font-size-asian="13pt" style:font-style-asian="normal" style:font-weight-asian="normal" style:font-size-complex="13pt"/>
    </style:style>
    <style:style style:name="T19" style:family="text">
      <style:text-properties fo:color="#000000" style:font-name="Times New Roman1" fo:font-size="14pt" fo:font-style="normal" fo:font-weight="normal" style:font-size-asian="14pt" style:font-style-asian="normal" style:font-weight-asian="normal" style:font-size-complex="14pt"/>
    </style:style>
    <style:style style:name="T20" style:family="text">
      <style:text-properties fo:color="#000000" style:font-name="Times New Roman1" fo:font-size="14pt" fo:font-style="normal" fo:font-weight="normal" style:font-size-asian="14pt" style:font-style-asian="normal" style:font-weight-asian="normal" style:font-size-complex="14pt"/>
    </style:style>
    <style:style style:name="T21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size="14pt" fo:font-style="normal" style:font-size-asian="14pt" style:font-style-asian="normal" style:font-size-complex="14pt" style:font-style-complex="normal"/>
    </style:style>
    <style:style style:name="T23" style:family="text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8pt" fo:font-weight="bold" style:font-size-asian="18pt" style:font-weight-asian="bold" style:font-size-complex="18pt" style:font-weight-complex="bold"/>
    </style:style>
    <style:style style:name="T28" style:family="text">
      <style:text-properties fo:font-size="18pt" fo:font-weight="bold" officeooo:rsid="000f2b00" style:font-size-asian="18pt" style:font-weight-asian="bold" style:font-size-complex="18pt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style:use-window-font-color="true" style:font-name="Times New Roman" fo:font-size="14pt" fo:language="en" fo:country="US" officeooo:rsid="000862b0" style:letter-kerning="true" style:font-name-asian="Noto Sans CJK SC Regular" style:font-size-asian="14pt" style:language-asian="zh" style:country-asian="CN" style:font-name-complex="Times New Roman3" style:font-size-complex="14pt" style:language-complex="hi" style:country-complex="IN"/>
    </style:style>
    <style:style style:name="T31" style:family="text">
      <style:text-properties style:use-window-font-color="true" style:font-name="Times New Roman" fo:font-size="14pt" fo:language="en" fo:country="US" officeooo:rsid="000c8e3e" style:letter-kerning="true" style:font-name-asian="Noto Sans CJK SC Regular" style:font-size-asian="14pt" style:language-asian="zh" style:country-asian="CN" style:font-name-complex="Times New Roman3" style:font-size-complex="14pt" style:language-complex="hi" style:country-complex="IN"/>
    </style:style>
    <style:style style:name="T32" style:family="text">
      <style:text-properties style:use-window-font-color="true" style:font-name="Times New Roman" fo:font-size="14pt" fo:language="en" fo:country="US" officeooo:rsid="0011bcb9" style:letter-kerning="true" style:font-name-asian="Noto Sans CJK SC Regular" style:font-size-asian="14pt" style:language-asian="zh" style:country-asian="CN" style:font-name-complex="Times New Roman3" style:font-size-complex="14pt" style:language-complex="hi" style:country-complex="IN"/>
    </style:style>
    <style:style style:name="T33" style:family="text">
      <style:text-properties style:use-window-font-color="true" style:font-name="Times New Roman" fo:font-size="14pt" fo:language="en" fo:country="US" officeooo:rsid="000c8e3e" style:letter-kerning="true" fo:background-color="#dddddd" loext:char-shading-value="0" style:font-name-asian="Noto Sans CJK SC Regular" style:font-size-asian="14pt" style:language-asian="zh" style:country-asian="CN" style:font-name-complex="Times New Roman3" style:font-size-complex="14pt" style:language-complex="hi" style:country-complex="IN"/>
    </style:style>
    <style:style style:name="T34" style:family="text">
      <style:text-properties style:use-window-font-color="true" style:font-name="Times New Roman" fo:font-size="14pt" fo:language="en" fo:country="US" fo:font-style="normal" officeooo:rsid="000d4d5f" style:letter-kerning="true" style:font-name-asian="Noto Sans CJK SC Regular" style:font-size-asian="14pt" style:language-asian="zh" style:country-asian="CN" style:font-style-asian="normal" style:font-name-complex="Times New Roman3" style:font-size-complex="14pt" style:language-complex="hi" style:country-complex="IN" style:font-style-complex="normal"/>
    </style:style>
    <style:style style:name="T35" style:family="text">
      <style:text-properties style:use-window-font-color="true" style:font-name="Times New Roman" fo:font-size="14pt" fo:language="en" fo:country="US" fo:font-style="normal" style:text-underline-style="none" officeooo:rsid="000c8e3e" style:letter-kerning="true" style:font-name-asian="Noto Sans CJK SC Regular" style:font-size-asian="14pt" style:language-asian="zh" style:country-asian="CN" style:font-style-asian="normal" style:font-name-complex="Times New Roman3" style:font-size-complex="14pt" style:language-complex="hi" style:country-complex="IN" style:font-style-complex="normal"/>
    </style:style>
    <style:style style:name="T36" style:family="text">
      <style:text-properties style:use-window-font-color="true" style:font-name="Times New Roman" fo:font-size="14pt" fo:language="en" fo:country="US" fo:font-style="normal" style:text-underline-style="none" officeooo:rsid="000d4d5f" style:letter-kerning="true" style:font-name-asian="Noto Sans CJK SC Regular" style:font-size-asian="14pt" style:language-asian="zh" style:country-asian="CN" style:font-style-asian="normal" style:font-name-complex="Times New Roman3" style:font-size-complex="14pt" style:language-complex="hi" style:country-complex="IN" style:font-style-complex="normal"/>
    </style:style>
    <style:style style:name="T37" style:family="text">
      <style:text-properties style:use-window-font-color="true" style:font-name="Times New Roman" fo:font-size="14pt" fo:language="en" fo:country="US" fo:font-style="normal" style:text-underline-style="none" officeooo:rsid="000d4d5f" style:letter-kerning="true" fo:background-color="#dddddd" loext:char-shading-value="0" style:font-name-asian="Noto Sans CJK SC Regular" style:font-size-asian="14pt" style:language-asian="zh" style:country-asian="CN" style:font-style-asian="normal" style:font-name-complex="Times New Roman3" style:font-size-complex="14pt" style:language-complex="hi" style:country-complex="IN" style:font-style-complex="normal"/>
    </style:style>
    <style:style style:name="T38" style:family="text">
      <style:text-properties style:use-window-font-color="true" style:font-name="Times New Roman" fo:font-size="14pt" fo:language="en" fo:country="US" fo:font-style="normal" style:text-underline-style="none" officeooo:rsid="000c8e3e" style:letter-kerning="true" fo:background-color="#dddddd" loext:char-shading-value="0" style:font-name-asian="Noto Sans CJK SC Regular" style:font-size-asian="14pt" style:language-asian="zh" style:country-asian="CN" style:font-style-asian="normal" style:font-name-complex="Times New Roman3" style:font-size-complex="14pt" style:language-complex="hi" style:country-complex="IN" style:font-style-complex="normal"/>
    </style:style>
    <style:style style:name="T39" style:family="text">
      <style:text-properties style:use-window-font-color="true" style:font-name="Times New Roman" fo:font-size="14pt" fo:language="en" fo:country="US" fo:font-weight="bold" style:letter-kerning="true" style:font-name-asian="Noto Sans CJK SC Regular" style:font-size-asian="14pt" style:language-asian="zh" style:country-asian="CN" style:font-weight-asian="bold" style:font-name-complex="Lohit Devanagari" style:font-size-complex="14pt" style:language-complex="hi" style:country-complex="IN" style:font-weight-complex="bold"/>
    </style:style>
    <style:style style:name="T40" style:family="text">
      <style:text-properties style:use-window-font-color="true" style:font-name="Times New Roman" fo:font-size="14pt" fo:language="en" fo:country="US" fo:font-style="italic" officeooo:rsid="000c8e3e" style:letter-kerning="true" style:font-name-asian="Noto Sans CJK SC Regular" style:font-size-asian="14pt" style:language-asian="zh" style:country-asian="CN" style:font-style-asian="italic" style:font-name-complex="Times New Roman3" style:font-size-complex="14pt" style:language-complex="hi" style:country-complex="IN" style:font-style-complex="italic"/>
    </style:style>
    <style:style style:name="T41" style:family="text">
      <style:text-properties style:use-window-font-color="true" style:font-name="Times New Roman" fo:font-size="14pt" fo:language="ru" fo:country="RU" style:letter-kerning="true" style:font-name-asian="Noto Sans CJK SC Regular" style:font-size-asian="14pt" style:language-asian="zh" style:country-asian="CN" style:font-name-complex="Lohit Devanagari" style:font-size-complex="14pt" style:language-complex="hi" style:country-complex="IN"/>
    </style:style>
    <style:style style:name="T42" style:family="text">
      <style:text-properties style:use-window-font-color="true" style:font-name="Times New Roman" fo:font-size="14pt" fo:language="ru" fo:country="RU" officeooo:rsid="000a01ed" style:letter-kerning="true" style:font-name-asian="Noto Sans CJK SC Regular" style:font-size-asian="14pt" style:language-asian="zh" style:country-asian="CN" style:font-name-complex="Lohit Devanagari" style:font-size-complex="14pt" style:language-complex="hi" style:country-complex="IN"/>
    </style:style>
    <style:style style:name="T43" style:family="text">
      <style:text-properties style:use-window-font-color="true" style:font-name="Times New Roman" fo:font-size="14pt" fo:language="ru" fo:country="RU" officeooo:rsid="000f2b00" style:letter-kerning="true" style:font-name-asian="Noto Sans CJK SC Regular" style:font-size-asian="14pt" style:language-asian="zh" style:country-asian="CN" style:font-name-complex="Lohit Devanagari" style:font-size-complex="14pt" style:language-complex="hi" style:country-complex="IN"/>
    </style:style>
    <style:style style:name="T44" style:family="text">
      <style:text-properties style:use-window-font-color="true" style:font-name="Times New Roman" fo:font-size="14pt" fo:language="ru" fo:country="RU" officeooo:rsid="0010e211" style:letter-kerning="true" style:font-name-asian="Noto Sans CJK SC Regular" style:font-size-asian="14pt" style:language-asian="zh" style:country-asian="CN" style:font-name-complex="Lohit Devanagari" style:font-size-complex="14pt" style:language-complex="hi" style:country-complex="IN"/>
    </style:style>
    <style:style style:name="T45" style:family="text">
      <style:text-properties style:use-window-font-color="true" style:font-name="Times New Roman" fo:font-size="14pt" fo:language="ru" fo:country="RU" officeooo:rsid="0018b956" style:letter-kerning="true" style:font-name-asian="Noto Sans CJK SC Regular" style:font-size-asian="14pt" style:language-asian="zh" style:country-asian="CN" style:font-name-complex="Lohit Devanagari" style:font-size-complex="14pt" style:language-complex="hi" style:country-complex="IN"/>
    </style:style>
    <style:style style:name="T46" style:family="text">
      <style:text-properties style:use-window-font-color="true" style:font-name="Times New Roman" fo:font-size="12pt" fo:language="en" fo:country="US" officeooo:rsid="000862b0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style>
    <style:style style:name="T47" style:family="text">
      <style:text-properties style:use-window-font-color="true" style:font-name="Times New Roman" fo:font-size="12pt" fo:language="en" fo:country="US" officeooo:rsid="000adfac" style:letter-kerning="true" style:font-name-asian="Times New Roman3" style:font-size-asian="12pt" style:language-asian="ru" style:country-asian="RU" style:font-name-complex="Times New Roman3" style:font-size-complex="12pt" style:language-complex="hi" style:country-complex="IN"/>
    </style:style>
    <style:style style:name="T48" style:family="text">
      <style:text-properties style:use-window-font-color="true" style:font-name="Times New Roman" fo:font-size="12pt" fo:language="ru" fo:country="RU" fo:font-weight="bold" officeooo:rsid="000f2b00" style:letter-kerning="true" style:font-name-asian="Noto Sans CJK SC Regular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49" style:family="text">
      <style:text-properties style:use-window-font-color="true" style:font-name="Times New Roman" fo:font-size="18pt" fo:language="ru" fo:country="RU" fo:font-weight="bold" officeooo:rsid="000adfac" style:letter-kerning="true" style:font-name-asian="Noto Sans CJK SC Regular" style:font-size-asian="18pt" style:language-asian="zh" style:country-asian="CN" style:font-weight-asian="bold" style:font-name-complex="Lohit Devanagari" style:font-size-complex="18pt" style:language-complex="hi" style:country-complex="IN" style:font-weight-complex="bold"/>
    </style:style>
    <style:style style:name="T50" style:family="text">
      <style:text-properties style:use-window-font-color="true" style:font-name="Times New Roman" fo:font-size="18pt" fo:language="en" fo:country="US" fo:font-weight="bold" officeooo:rsid="000adfac" style:letter-kerning="true" style:font-name-asian="Noto Sans CJK SC Regular" style:font-size-asian="18pt" style:language-asian="zh" style:country-asian="CN" style:font-weight-asian="bold" style:font-name-complex="Lohit Devanagari" style:font-size-complex="18pt" style:language-complex="hi" style:country-complex="IN" style:font-weight-complex="bold"/>
    </style:style>
    <style:style style:name="T51" style:family="text">
      <style:text-properties style:use-window-font-color="true" style:font-name="Times New Roman" fo:font-size="18pt" fo:language="en" fo:country="US" fo:font-weight="bold" officeooo:rsid="0010ef5b" style:letter-kerning="true" style:font-name-asian="Noto Sans CJK SC Regular" style:font-size-asian="18pt" style:language-asian="zh" style:country-asian="CN" style:font-weight-asian="bold" style:font-name-complex="Lohit Devanagari" style:font-size-complex="18pt" style:language-complex="hi" style:country-complex="IN" style:font-weight-complex="bold"/>
    </style:style>
    <style:style style:name="T52" style:family="text">
      <style:text-properties style:use-window-font-color="true" fo:font-size="14pt" fo:language="en" fo:country="US" fo:font-style="normal" style:letter-kerning="true" style:font-name-asian="Noto Sans CJK SC Regular" style:font-size-asian="14pt" style:language-asian="zh" style:country-asian="CN" style:font-style-asian="normal" style:font-name-complex="Lohit Devanagari" style:font-size-complex="14pt" style:language-complex="hi" style:country-complex="IN" style:font-style-complex="normal"/>
    </style:style>
    <style:style style:name="T53" style:family="text">
      <style:text-properties style:use-window-font-color="true" fo:font-size="14pt" fo:language="en" fo:country="US" fo:font-style="normal" fo:font-weight="bold" style:letter-kerning="true" style:font-name-asian="Noto Sans CJK SC Regular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/>
    </style:style>
    <style:style style:name="T54" style:family="text">
      <style:text-properties style:use-window-font-color="true" style:font-name="Liberation Serif" fo:font-size="14pt" fo:language="en" fo:country="US" fo:font-style="normal" officeooo:rsid="000928a1" style:letter-kerning="true" style:font-name-asian="Noto Sans CJK SC Regular" style:font-size-asian="14pt" style:language-asian="zh" style:country-asian="CN" style:font-style-asian="normal" style:font-name-complex="Lohit Devanagari" style:font-size-complex="14pt" style:language-complex="hi" style:country-complex="IN" style:font-style-complex="normal"/>
    </style:style>
    <style:style style:name="T55" style:family="text">
      <style:text-properties style:use-window-font-color="true" style:font-name="Liberation Serif" fo:font-size="14pt" fo:language="en" fo:country="US" fo:font-style="normal" style:text-underline-style="none" fo:font-weight="bold" officeooo:rsid="000928a1" style:letter-kerning="true" style:font-name-asian="Noto Sans CJK SC Regular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/>
    </style:style>
    <style:style style:name="T56" style:family="text">
      <style:text-properties style:use-window-font-color="true" style:font-name="Liberation Serif" fo:font-size="14pt" fo:language="en" fo:country="US" fo:font-style="normal" fo:font-weight="bold" officeooo:rsid="000f2b00" style:letter-kerning="true" style:font-name-asian="Noto Sans CJK SC Regular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/>
    </style:style>
    <style:style style:name="T57" style:family="text">
      <style:text-properties style:use-window-font-color="true" style:font-name="Liberation Serif" fo:font-size="14pt" fo:language="en" fo:country="US" fo:font-style="normal" fo:font-weight="bold" officeooo:rsid="000928a1" style:letter-kerning="true" style:font-name-asian="Noto Sans CJK SC Regular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/>
    </style:style>
    <style:style style:name="T58" style:family="text">
      <style:text-properties style:use-window-font-color="true" style:font-name="Liberation Serif" fo:font-size="18pt" fo:language="en" fo:country="US" fo:font-weight="bold" officeooo:rsid="000ed2d2" style:letter-kerning="true" style:font-name-asian="Noto Sans CJK SC Regular" style:font-size-asian="18pt" style:language-asian="zh" style:country-asian="CN" style:font-weight-asian="bold" style:font-name-complex="Lohit Devanagari" style:font-size-complex="18pt" style:language-complex="hi" style:country-complex="IN" style:font-weight-complex="bold"/>
    </style:style>
    <style:style style:name="T59" style:family="text">
      <style:text-properties style:use-window-font-color="true" fo:font-size="12pt" fo:language="en" fo:country="US" officeooo:rsid="000862b0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10ef5b" style:font-weight-asian="normal" style:font-weight-complex="normal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style:text-underline-style="none" style:font-style-asian="normal" style:font-style-complex="normal"/>
    </style:style>
    <style:style style:name="T64" style:family="text">
      <style:text-properties officeooo:rsid="000f2b00"/>
    </style:style>
    <style:style style:name="T65" style:family="text">
      <style:text-properties officeooo:rsid="0010ef5b"/>
    </style:style>
    <style:style style:name="T66" style:family="text">
      <style:text-properties officeooo:rsid="00139aa7"/>
    </style:style>
    <style:style style:name="T67" style:family="text">
      <style:text-properties officeooo:rsid="00177889"/>
    </style:style>
    <style:style style:name="T68" style:family="text">
      <style:text-properties fo:color="#0000ff"/>
    </style:style>
    <style:style style:name="T69" style:family="text">
      <style:text-properties fo:color="#a31515"/>
    </style:style>
    <style:style style:name="T70" style:family="text">
      <style:text-properties fo:color="#098658"/>
    </style:style>
    <style:style style:name="T71" style:family="text">
      <style:text-properties fo:color="#008000"/>
    </style:style>
    <style:style style:name="T72" style:family="text">
      <style:text-properties fo:color="#008000" style:font-name="Droid Sans Mono" fo:font-size="10.3000001907349pt"/>
    </style:style>
    <style:style style:name="T73" style:family="text">
      <style:text-properties fo:color="#008000" style:font-name="Droid Sans Mono" fo:font-size="10.3000001907349pt" officeooo:rsid="000f2b00" style:font-size-asian="12pt" style:font-weight-asian="normal" style:font-size-complex="12pt" style:font-weight-complex="normal"/>
    </style:style>
    <style:style style:name="T74" style:family="text">
      <style:text-properties fo:color="#008000" style:font-name="Droid Sans Mono" style:font-size-asian="8pt" style:font-size-complex="8pt"/>
    </style:style>
    <style:style style:name="T75" style:family="text">
      <style:text-properties fo:color="#008000" style:font-name="Droid Sans Mono" style:font-size-asian="8pt" style:font-weight-asian="normal" style:font-size-complex="8pt" style:font-weight-complex="normal"/>
    </style:style>
    <style:style style:name="T76" style:family="text">
      <style:text-properties style:font-size-asian="8pt" style:font-weight-asian="normal" style:font-size-complex="8pt" style:font-weight-complex="normal"/>
    </style:style>
    <style:style style:name="T77" style:family="text">
      <style:text-properties officeooo:rsid="000f2b00" style:font-size-asian="12pt" style:font-weight-asian="normal" style:font-size-complex="12pt" style:font-weight-complex="normal"/>
    </style:style>
    <style:style style:name="T78" style:family="text">
      <style:text-properties officeooo:rsid="0018a5c2"/>
    </style:style>
    <style:style style:name="T79" style:family="text">
      <style:text-properties fo:color="#ff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93849835303104" text:id="ct93849835303104">
          <text:deletion>
            <office:change-info>
              <dc:creator>Unknown Author</dc:creator>
              <dc:date>2020-12-02T22:28:02</dc:date>
            </office:change-info>
            <text:p text:style-name="P3"><text:span text:style-name="T9">2</text:span></text:p>
          </text:deletion>
        </text:changed-region>
        <text:changed-region xml:id="ct93849835206544" text:id="ct93849835206544">
          <text:insertion>
            <office:change-info>
              <dc:creator>Unknown Author</dc:creator>
              <dc:date>2020-12-02T22:43:47</dc:date>
            </office:change-info>
          </text:insertion>
        </text:changed-region>
        <text:changed-region xml:id="ct93849909623440" text:id="ct93849909623440">
          <text:deletion>
            <office:change-info>
              <dc:creator>&lt;анонимный&gt;</dc:creator>
              <dc:date>2021-01-10T16:29:16</dc:date>
            </office:change-info>
            <text:p text:style-name="P3"><text:span text:style-name="T11">1</text:span></text:p>
          </text:deletion>
        </text:changed-region>
        <text:changed-region xml:id="ct93849834564816" text:id="ct93849834564816">
          <text:deletion>
            <office:change-info>
              <dc:creator>Unknown Author</dc:creator>
              <dc:date>2020-12-02T22:43:48</dc:date>
            </office:change-info>
            <text:p text:style-name="P3"><text:span text:style-name="T11">7</text:span></text:p>
          </text:deletion>
        </text:changed-region>
        <text:changed-region xml:id="ct93849834565600" text:id="ct93849834565600">
          <text:deletion>
            <office:change-info>
              <dc:creator>&lt;анонимный&gt;</dc:creator>
              <dc:date>2021-01-10T16:29:16</dc:date>
            </office:change-info>
            <text:p text:style-name="P3"><text:span text:style-name="T50">5</text:span></text:p>
          </text:deletion>
          <text:insertion>
            <office:change-info office:chg-author="Unknown Author" office:chg-date-time="2020-12-02T22:43:48"/>
          </text:insertion>
        </text:changed-region>
        <text:changed-region xml:id="ct93849909950992" text:id="ct93849909950992">
          <text:insertion>
            <office:change-info>
              <dc:creator>&lt;анонимный&gt;</dc:creator>
              <dc:date>2021-01-10T16:29:16</dc:date>
            </office:change-info>
          </text:insertion>
        </text:changed-region>
        <text:changed-region xml:id="ct93849909090960" text:id="ct93849909090960">
          <text:deletion>
            <office:change-info>
              <dc:creator>&lt;анонимный&gt;</dc:creator>
              <dc:date>2021-01-10T16:29:21</dc:date>
            </office:change-info>
            <text:p text:style-name="P23">Короткевич Л. В.</text:p>
          </text:deletion>
        </text:changed-region>
        <text:changed-region xml:id="ct93849908808544" text:id="ct93849908808544">
          <text:insertion>
            <office:change-info>
              <dc:creator>&lt;анонимный&gt;</dc:creator>
              <dc:date>2021-01-10T16:29:22</dc:date>
            </office:change-info>
          </text:insertion>
        </text:changed-region>
        <text:changed-region xml:id="ct93849910062960" text:id="ct93849910062960">
          <text:deletion>
            <office:change-info>
              <dc:creator>&lt;анонимный&gt;</dc:creator>
              <dc:date>2021-01-10T16:29:25</dc:date>
            </office:change-info>
            <text:p text:style-name="P21">8</text:p>
          </text:deletion>
        </text:changed-region>
        <text:changed-region xml:id="ct93849908353616" text:id="ct93849908353616">
          <text:insertion>
            <office:change-info>
              <dc:creator>&lt;анонимный&gt;</dc:creator>
              <dc:date>2021-01-10T16:29:27</dc:date>
            </office:change-info>
          </text:insertion>
        </text:changed-region>
        <text:changed-region xml:id="ct93849834569920" text:id="ct93849834569920">
          <text:deletion>
            <office:change-info>
              <dc:creator>Unknown Author</dc:creator>
              <dc:date>2020-12-02T22:43:52</dc:date>
            </office:change-info>
            <text:p text:style-name="P7"/>
            <text:p text:style-name="P7"/>
          </text:deletion>
        </text:changed-region>
        <text:changed-region xml:id="ct93849834629440" text:id="ct93849834629440">
          <text:deletion>
            <office:change-info>
              <dc:creator>Unknown Author</dc:creator>
              <dc:date>2020-12-02T22:44:55</dc:date>
            </office:change-info>
            <text:p text:style-name="P26">Правило фильтрации: строки длины больше 10 символов отправляются в pipe2, иначе в pipe1. Дочерние процессы удаляют все гласные из строк.Группа вариантов 5: </text:p>
            <text:p text:style-name="P26">Родительский процесс создает два дочерних процесса. Первой строкой пользователь в консоль родительского процесса вводит имя файла, которое будет использовано для открытия File с таким именем на запись для child1. Аналогично для второй строки и процесса child2. Родительский и дочерний процесс должны быть представлены разными программами.</text:p>
            <text:p text:style-name="P26">Вариант 17:</text:p>
            <text:p text:style-name="P26"><text:span text:style-name="T29"/></text:p>
            <text:p text:style-name="P26"><text:span text:style-name="T13"/></text:p>
          </text:deletion>
        </text:changed-region>
        <text:changed-region xml:id="ct93849834628480" text:id="ct93849834628480">
          <text:deletion>
            <office:change-info>
              <dc:creator>Unknown Author</dc:creator>
              <dc:date>2020-12-02T22:41:42</dc:date>
            </office:change-info>
            <text:p text:style-name="P26"><text:span text:style-name="T13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каналы (pipe). Необходимо обрабатывать системные ошибки, которые могут возникнуть в результате работы</text:span></text:p>
          </text:deletion>
        </text:changed-region>
        <text:changed-region xml:id="ct93849835371872" text:id="ct93849835371872">
          <text:insertion>
            <office:change-info>
              <dc:creator>Unknown Author</dc:creator>
              <dc:date>2020-12-02T22:44:55</dc:date>
            </office:change-info>
          </text:insertion>
        </text:changed-region>
        <text:changed-region xml:id="ct93849835372464" text:id="ct93849835372464">
          <text:insertion>
            <office:change-info>
              <dc:creator>Unknown Author</dc:creator>
              <dc:date>2020-12-02T22:48:18</dc:date>
            </office:change-info>
          </text:insertion>
        </text:changed-region>
        <text:changed-region xml:id="ct93849908292880" text:id="ct93849908292880">
          <text:deletion>
            <office:change-info>
              <dc:creator>&lt;анонимный&gt;</dc:creator>
              <dc:date>2021-01-10T16:29:45</dc:date>
            </office:change-info>
            <text:p text:style-name="P34"><text:span text:style-name="T60">9</text:span></text:p>
          </text:deletion>
          <text:insertion>
            <office:change-info office:chg-author="Unknown Author" office:chg-date-time="2020-12-02T22:48:18"/>
          </text:insertion>
        </text:changed-region>
        <text:changed-region xml:id="ct93849836837568" text:id="ct93849836837568">
          <text:insertion>
            <office:change-info>
              <dc:creator>&lt;анонимный&gt;</dc:creator>
              <dc:date>2021-01-10T16:29:45</dc:date>
            </office:change-info>
          </text:insertion>
        </text:changed-region>
        <text:changed-region xml:id="ct93849837205904" text:id="ct93849837205904">
          <text:insertion>
            <office:change-info>
              <dc:creator>Unknown Author</dc:creator>
              <dc:date>2020-12-02T22:48:18</dc:date>
            </office:change-info>
          </text:insertion>
        </text:changed-region>
        <text:changed-region xml:id="ct93849837449248" text:id="ct93849837449248">
          <text:deletion>
            <office:change-info>
              <dc:creator>&lt;анонимный&gt;</dc:creator>
              <dc:date>2021-01-10T16:30:04</dc:date>
            </office:change-info>
            <text:p text:style-name="P34"><text:span text:style-name="T60">сортировка целочисленного массива.</text:span></text:p>
          </text:deletion>
          <text:insertion>
            <office:change-info office:chg-author="Unknown Author" office:chg-date-time="2020-12-02T22:48:18"/>
          </text:insertion>
        </text:changed-region>
        <text:changed-region xml:id="ct93849837457568" text:id="ct93849837457568">
          <text:insertion>
            <office:change-info>
              <dc:creator>&lt;анонимный&gt;</dc:creator>
              <dc:date>2021-01-10T16:30:03</dc:date>
            </office:change-info>
          </text:insertion>
        </text:changed-region>
        <text:changed-region xml:id="ct93849837442576" text:id="ct93849837442576">
          <text:insertion>
            <office:change-info>
              <dc:creator>Unknown Author</dc:creator>
              <dc:date>2020-12-02T22:48:18</dc:date>
            </office:change-info>
          </text:insertion>
        </text:changed-region>
        <text:changed-region xml:id="ct93849835374768" text:id="ct93849835374768">
          <text:insertion>
            <office:change-info>
              <dc:creator>Unknown Author</dc:creator>
              <dc:date>2020-12-02T22:41:50</dc:date>
            </office:change-info>
          </text:insertion>
        </text:changed-region>
        <text:changed-region xml:id="ct93849835375952" text:id="ct93849835375952">
          <text:insertion>
            <office:change-info>
              <dc:creator>Unknown Author</dc:creator>
              <dc:date>2020-12-02T22:49:51</dc:date>
            </office:change-info>
          </text:insertion>
        </text:changed-region>
        <text:changed-region xml:id="ct93849835376544" text:id="ct93849835376544">
          <text:insertion>
            <office:change-info>
              <dc:creator>Unknown Author</dc:creator>
              <dc:date>2020-12-02T22:54:11</dc:date>
            </office:change-info>
          </text:insertion>
        </text:changed-region>
        <text:changed-region xml:id="ct93849835382528" text:id="ct93849835382528">
          <text:insertion>
            <office:change-info>
              <dc:creator>Unknown Author</dc:creator>
              <dc:date>2020-12-02T22:44:51</dc:date>
            </office:change-info>
          </text:insertion>
        </text:changed-region>
        <text:changed-region xml:id="ct93849835387696" text:id="ct93849835387696">
          <text:deletion>
            <office:change-info>
              <dc:creator>Unknown Author</dc:creator>
              <dc:date>2020-12-02T22:54:21</dc:date>
            </office:change-info>
            <text:p text:style-name="P96"><text:span text:style-name="T31"/></text:p>
            <text:p text:style-name="P96"><text:span text:style-name="T31"/></text:p>
          </text:deletion>
        </text:changed-region>
        <text:changed-region xml:id="ct93849835389456" text:id="ct93849835389456">
          <text:insertion>
            <office:change-info>
              <dc:creator>Unknown Author</dc:creator>
              <dc:date>2020-12-02T22:55:32</dc:date>
            </office:change-info>
          </text:insertion>
        </text:changed-region>
        <text:changed-region xml:id="ct93849835390096" text:id="ct93849835390096">
          <text:deletion>
            <office:change-info>
              <dc:creator>Unknown Author</dc:creator>
              <dc:date>2020-12-02T22:54:20</dc:date>
            </office:change-info>
            <text:p text:style-name="P96"><text:span text:style-name="T3">Программа </text:span><text:span text:style-name="T30">запускается с двумя ключами в качестве</text:span><text:span text:style-name="T3"> названия файлов filename1, filename2 для записи первым и вторым ребенком соответственно. За ними следует </text:span><text:span text:style-name="T4">считывание </text:span><text:span text:style-name="T3">произвольно</text:span><text:span text:style-name="T4">го </text:span><text:span text:style-name="T3">количеств</text:span><text:span text:style-name="T4">а</text:span><text:span text:style-name="T3"> строк, надледащих обработке детьми. В зависимости от </text:span><text:span text:style-name="T4">их </text:span><text:span text:style-name="T3">длины, каждая строка обрабатывается первым или вторым ребенком, затем записывается в filename1/filename2. </text:span></text:p>
          </text:deletion>
        </text:changed-region>
        <text:changed-region xml:id="ct93849835389776" text:id="ct93849835389776">
          <text:deletion>
            <office:change-info>
              <dc:creator>Unknown Author</dc:creator>
              <dc:date>2020-12-02T22:44:42</dc:date>
            </office:change-info>
            <text:p text:style-name="P96"><text:span text:style-name="T3"/></text:p>
            <text:p text:style-name="P96"><text:span text:style-name="T3"/></text:p>
          </text:deletion>
        </text:changed-region>
        <text:changed-region xml:id="ct93849835392496" text:id="ct93849835392496">
          <text:insertion>
            <office:change-info>
              <dc:creator>Unknown Author</dc:creator>
              <dc:date>2020-12-02T23:01:02</dc:date>
            </office:change-info>
          </text:insertion>
        </text:changed-region>
        <text:changed-region xml:id="ct93849835344208" text:id="ct93849835344208">
          <text:insertion>
            <office:change-info>
              <dc:creator>Unknown Author</dc:creator>
              <dc:date>2020-12-02T22:55:35</dc:date>
            </office:change-info>
          </text:insertion>
        </text:changed-region>
        <text:changed-region xml:id="ct93849835349936" text:id="ct93849835349936">
          <text:insertion>
            <office:change-info>
              <dc:creator>Unknown Author</dc:creator>
              <dc:date>2020-12-02T23:00:00</dc:date>
            </office:change-info>
          </text:insertion>
        </text:changed-region>
        <text:changed-region xml:id="ct93849835103680" text:id="ct93849835103680">
          <text:deletion>
            <office:change-info>
              <dc:creator>&lt;анонимный&gt;</dc:creator>
              <dc:date>2021-01-10T16:44:54</dc:date>
            </office:change-info>
            <text:p text:style-name="P98"><text:span text:style-name="T31">Необходимо описать функции в Solyanka1.c, прототипы в Solyanka1.h</text:span></text:p>
            <text:p text:style-name="P90">2. Далее – получить объектник Solyanka1.o:</text:p>
            <text:p text:style-name="P98"><text:span text:style-name="T33">gcc -fPIC -c Solyanka1.c -o Solyanka1.o</text:span></text:p>
          </text:deletion>
          <text:insertion>
            <office:change-info office:chg-author="Unknown Author" office:chg-date-time="2020-12-02T23:00:00"/>
          </text:insertion>
        </text:changed-region>
        <text:changed-region xml:id="ct93849835349008" text:id="ct93849835349008">
          <text:deletion>
            <office:change-info>
              <dc:creator>&lt;анонимный&gt;</dc:creator>
              <dc:date>2021-01-10T16:44:54</dc:date>
            </office:change-info>
            <text:p text:style-name="P98"><text:span text:style-name="T33"><text:s/></text:span></text:p>
            <text:p text:style-name="P98"><text:span text:style-name="T40">* </text:span></text:p>
          </text:deletion>
          <text:insertion>
            <office:change-info office:chg-author="Unknown Author" office:chg-date-time="2020-12-02T23:01:22"/>
          </text:insertion>
        </text:changed-region>
        <text:changed-region xml:id="ct93849835295648" text:id="ct93849835295648">
          <text:deletion>
            <office:change-info>
              <dc:creator>&lt;анонимный&gt;</dc:creator>
              <dc:date>2021-01-10T16:44:54</dc:date>
            </office:change-info>
            <text:p text:style-name="P98"><text:span text:style-name="T40">-fPIC – Position Independent Code</text:span></text:p>
            <text:p text:style-name="P91">* -g для добавления дебаг-информации</text:p>
            <text:p text:style-name="P91">* -c — чтобы создать только файл библиотеки, без вызова линкера</text:p>
            <text:p text:style-name="P98"><text:span text:style-name="T35"/></text:p>
          </text:deletion>
          <text:insertion>
            <office:change-info office:chg-author="Unknown Author" office:chg-date-time="2020-12-02T23:02:01"/>
          </text:insertion>
        </text:changed-region>
        <text:changed-region xml:id="ct93849834952960" text:id="ct93849834952960">
          <text:deletion>
            <office:change-info>
              <dc:creator>&lt;анонимный&gt;</dc:creator>
              <dc:date>2021-01-10T16:44:54</dc:date>
            </office:change-info>
            <text:p text:style-name="P98"><text:span text:style-name="T35">3. Теперь создаем общую библиотеку Solyanka1.</text:span></text:p>
          </text:deletion>
          <text:insertion>
            <office:change-info office:chg-author="Unknown Author" office:chg-date-time="2020-12-02T23:03:04"/>
          </text:insertion>
        </text:changed-region>
        <text:changed-region xml:id="ct93849835398800" text:id="ct93849835398800">
          <text:deletion>
            <office:change-info>
              <dc:creator>&lt;анонимный&gt;</dc:creator>
              <dc:date>2021-01-10T16:44:54</dc:date>
            </office:change-info>
            <text:p text:style-name="P98"><text:span text:style-name="T35">so:</text:span></text:p>
            <text:p text:style-name="P93">gcc -shared Solyanka1.o -o libSolyanka1.so</text:p>
            <text:p text:style-name="P92">* -shared – тип библиотеки – общая</text:p>
            <text:p text:style-name="P92">* -o – сохранить результат в Solyanka1.so</text:p>
            <text:p text:style-name="P98"><text:span text:style-name="T35">4. </text:span></text:p>
          </text:deletion>
          <text:insertion>
            <office:change-info office:chg-author="Unknown Author" office:chg-date-time="2020-12-02T23:04:00"/>
          </text:insertion>
        </text:changed-region>
        <text:changed-region xml:id="ct93849835399648" text:id="ct93849835399648">
          <text:deletion>
            <office:change-info>
              <dc:creator>&lt;анонимный&gt;</dc:creator>
              <dc:date>2021-01-10T16:44:54</dc:date>
            </office:change-info>
            <text:p text:style-name="P98"><text:span text:style-name="T36">Собираем программу:</text:span></text:p>
            <text:p text:style-name="P98"><text:span text:style-name="T38">gcc main1.c -L. -lSolyanka1 -o main1</text:span></text:p>
          </text:deletion>
          <text:insertion>
            <office:change-info office:chg-author="Unknown Author" office:chg-date-time="2020-12-02T23:07:30"/>
          </text:insertion>
        </text:changed-region>
        <text:changed-region xml:id="ct93849835400400" text:id="ct93849835400400">
          <text:deletion>
            <office:change-info>
              <dc:creator>&lt;анонимный&gt;</dc:creator>
              <dc:date>2021-01-10T16:44:54</dc:date>
            </office:change-info>
            <text:p text:style-name="P98"><text:span text:style-name="T37"/></text:p>
            <text:p text:style-name="P98"><text:span text:style-name="T6"/></text:p>
          </text:deletion>
          <text:insertion>
            <office:change-info office:chg-author="Unknown Author" office:chg-date-time="2020-12-02T22:59:02"/>
          </text:insertion>
        </text:changed-region>
        <text:changed-region xml:id="ct93849835401552" text:id="ct93849835401552">
          <text:deletion>
            <office:change-info>
              <dc:creator>&lt;анонимный&gt;</dc:creator>
              <dc:date>2021-01-10T16:44:54</dc:date>
            </office:change-info>
            <text:p text:style-name="P98"><text:span text:style-name="T6">* -</text:span><text:span text:style-name="T7">lSolyanka1 – ук</text:span></text:p>
          </text:deletion>
          <text:insertion>
            <office:change-info office:chg-author="Unknown Author" office:chg-date-time="2020-12-02T23:07:53"/>
          </text:insertion>
        </text:changed-region>
        <text:changed-region xml:id="ct93849835354576" text:id="ct93849835354576">
          <text:deletion>
            <office:change-info>
              <dc:creator>&lt;анонимный&gt;</dc:creator>
              <dc:date>2021-01-10T16:44:54</dc:date>
            </office:change-info>
            <text:p text:style-name="P98"><text:span text:style-name="T7">азываем название библиотеки</text:span></text:p>
            <text:p text:style-name="P98"><text:span text:style-name="T7">* -L. — путь, по которому необходимо искать файл библиотеки </text:span><text:span text:style-name="T34">–</text:span><text:span text:style-name="T7"> ./</text:span></text:p>
          </text:deletion>
          <text:insertion>
            <office:change-info office:chg-author="Unknown Author" office:chg-date-time="2020-12-02T23:08:00"/>
          </text:insertion>
        </text:changed-region>
        <text:changed-region xml:id="ct93849890449536" text:id="ct93849890449536">
          <text:insertion>
            <office:change-info>
              <dc:creator>&lt;анонимный&gt;</dc:creator>
              <dc:date>2021-01-10T16:44:54</dc:date>
            </office:change-info>
          </text:insertion>
        </text:changed-region>
        <text:changed-region xml:id="ct93849956403360" text:id="ct93849956403360">
          <text:insertion>
            <office:change-info>
              <dc:creator>&lt;анонимный&gt;</dc:creator>
              <dc:date>2021-01-10T16:45:00</dc:date>
            </office:change-info>
          </text:insertion>
        </text:changed-region>
        <text:changed-region xml:id="ct93849956564528" text:id="ct93849956564528">
          <text:insertion>
            <office:change-info>
              <dc:creator>&lt;анонимный&gt;</dc:creator>
              <dc:date>2021-01-10T16:47:38</dc:date>
            </office:change-info>
          </text:insertion>
        </text:changed-region>
        <text:changed-region xml:id="ct93849892557296" text:id="ct93849892557296">
          <text:insertion>
            <office:change-info>
              <dc:creator>&lt;анонимный&gt;</dc:creator>
              <dc:date>2021-01-10T16:46:15</dc:date>
            </office:change-info>
          </text:insertion>
        </text:changed-region>
        <text:changed-region xml:id="ct93849835190832" text:id="ct93849835190832">
          <text:insertion>
            <office:change-info>
              <dc:creator>Unknown Author</dc:creator>
              <dc:date>2020-12-02T23:09:01</dc:date>
            </office:change-info>
          </text:insertion>
        </text:changed-region>
        <text:changed-region xml:id="ct93849835504400" text:id="ct93849835504400">
          <text:deletion>
            <office:change-info>
              <dc:creator>&lt;анонимный&gt;</dc:creator>
              <dc:date>2021-01-10T16:53:14</dc:date>
            </office:change-info>
            <text:p text:style-name="P95">5</text:p>
          </text:deletion>
          <text:insertion>
            <office:change-info office:chg-author="Unknown Author" office:chg-date-time="2020-12-02T23:09:01"/>
          </text:insertion>
        </text:changed-region>
        <text:changed-region xml:id="ct93849856154016" text:id="ct93849856154016">
          <text:insertion>
            <office:change-info>
              <dc:creator>&lt;анонимный&gt;</dc:creator>
              <dc:date>2021-01-10T16:53:14</dc:date>
            </office:change-info>
          </text:insertion>
        </text:changed-region>
        <text:changed-region xml:id="ct93849835319328" text:id="ct93849835319328">
          <text:insertion>
            <office:change-info>
              <dc:creator>Unknown Author</dc:creator>
              <dc:date>2020-12-02T23:09:01</dc:date>
            </office:change-info>
          </text:insertion>
        </text:changed-region>
        <text:changed-region xml:id="ct93849835190464" text:id="ct93849835190464">
          <text:deletion>
            <office:change-info>
              <dc:creator>Unknown Author</dc:creator>
              <dc:date>2020-12-02T23:08:24</dc:date>
            </office:change-info>
            <text:p text:style-name="P94"><text:line-break/></text:p>
          </text:deletion>
        </text:changed-region>
        <text:changed-region xml:id="ct93849835189632" text:id="ct93849835189632">
          <text:insertion>
            <office:change-info>
              <dc:creator>Unknown Author</dc:creator>
              <dc:date>2020-12-02T22:41:54</dc:date>
            </office:change-info>
          </text:insertion>
        </text:changed-region>
        <text:changed-region xml:id="ct93849835331088" text:id="ct93849835331088">
          <text:deletion>
            <office:change-info>
              <dc:creator>Unknown Author</dc:creator>
              <dc:date>2020-12-02T23:13:44</dc:date>
            </office:change-info>
            <text:p text:style-name="P4">[leo@pc <text:span text:style-name="T59">final</text:span>]$ gcc main.c -o main</text:p>
            <text:p text:style-name="Standard_20__28_user_29_"><text:span text:style-name="T1">[leo@pc </text:span><text:span text:style-name="T46">final</text:span><text:span text:style-name="T1">]$ gcc child.c -o child</text:span></text:p>
            <text:p text:style-name="P4">[leo@pc final]$ cat test01.txt </text:p>
            <text:p text:style-name="P4">“The unexamined life is not worth living” – Socrates</text:p>
            <text:p text:style-name="P4">https://www.google.com/search?q=philosophy+phrases&amp;oq=philosophy+phrases&amp;aqs=chrome..69i57j0l7.14207j0j9&amp;sourceid=chrome&amp;ie=UTF-8</text:p>
            <text:p text:style-name="P4">123</text:p>
            <text:p text:style-name="P4">...biba</text:p>
            <text:p text:style-name="P4">boba...</text:p>
            <text:p text:style-name="P4">“If God did not exist, it would be necessary to invent Him” – Voltaire</text:p>
            <text:p text:style-name="P4">[leo@pc final]$ ./main out1 out2 &lt;test01.txt; cat out1; cat out2;</text:p>
            <text:p text:style-name="P4">Enter strings to process: </text:p>
            <text:p text:style-name="P4">Child 1 exited, returned <text:s/>0</text:p>
            <text:p text:style-name="P4">Child 2 exited, returned <text:s/>0</text:p>
            <text:p text:style-name="P4">123</text:p>
            <text:p text:style-name="P4">...bb</text:p>
            <text:p text:style-name="P4">bb...</text:p>
            <text:p text:style-name="P4">“Th nxmnd lf s nt wrth lvng” – Scrts</text:p>
            <text:p text:style-name="P4">https://www.ggl.cm/srch?q=phlsph+phrss&amp;q=phlsph+phrss&amp;qs=chrm..6957j0l7.14207j0j9&amp;srcd=chrm&amp;=TF-8</text:p>
            <text:p text:style-name="P4">“f Gd dd nt xst, t wld b ncssr t nvnt Hm” – Vltr</text:p>
            <text:p text:style-name="P4">[leo@pc final]$ cat test02.txt </text:p>
            <text:p text:style-name="P4">a</text:p>
            <text:p text:style-name="P4">b</text:p>
            <text:p text:style-name="P4">AxAxAx322</text:p>
            <text:p text:style-name="P4">15102001leonidvitalyevich</text:p>
            <text:p text:style-name="P4">!@#$%^&amp;*()_+alabama</text:p>
            <text:p text:style-name="P4">[leo@pc final]$ ./main out1 out2 &lt;test02.txt; cat out1; cat out2;</text:p>
            <text:p text:style-name="P4">Enter strings to process: </text:p>
            <text:p text:style-name="P4">Child 1 exited, returned <text:s/>0</text:p>
            <text:p text:style-name="P4">Child 2 exited, returned <text:s/>0</text:p>
            <text:p text:style-name="P4"/>
            <text:p text:style-name="P4">b</text:p>
            <text:p text:style-name="P4">xxx322</text:p>
            <text:p text:style-name="P4">15102001lndvtlvch</text:p>
            <text:p text:style-name="P4">!@#$%^&amp;*()_+lbm</text:p>
            <text:p text:style-name="P4">[leo@pc final]$ cat test03.txt </text:p>
            <text:p text:style-name="P4">aaaaaaaaaaaaaaaaaaaaaaaaaaaaaaaaaaaaB</text:p>
            <text:p text:style-name="P4">Baaaaaaaaaaaaaaaaaaaaaaaaaaaaaaaaaaaa</text:p>
            <text:p text:style-name="P4">1a2e3u4i5o6e</text:p>
            <text:p text:style-name="P4">U lukomoria dub zeleniy</text:p>
            <text:p text:style-name="P4">[leo@pc final]$ ./main out1 out2 &lt;test03.txt; cat out1; cat out2;</text:p>
            <text:p text:style-name="P4">Enter strings to process: </text:p>
            <text:p text:style-name="P4">Child 1 exited, returned <text:s/>0</text:p>
            <text:p text:style-name="P4">Child 2 exited, returned <text:s/>0</text:p>
            <text:p text:style-name="P4">B</text:p>
            <text:p text:style-name="P4">B</text:p>
            <text:p text:style-name="P4">123456</text:p>
            <text:p text:style-name="P4"><text:s/>lkmr db zln</text:p>
            <text:p text:style-name="P4">[leo@pc final]$ cat test04.txt </text:p>
            <text:p text:style-name="P4">privet</text:p>
            <text:p text:style-name="P4">kakdela</text:p>
            <text:p text:style-name="P4">1oooo01</text:p>
            <text:p text:style-name="P4">vladimir putin molodec</text:p>
            <text:p text:style-name="P4">raz i dva</text:p>
            <text:p text:style-name="P4">[leo@pc final]$ ./main out1 out2 &lt;test04.txt; cat out1; cat out2;</text:p>
            <text:p text:style-name="P4">Enter strings to process: </text:p>
            <text:p text:style-name="P4">Child 1 exited, returned <text:s/>0</text:p>
            <text:p text:style-name="P4">Child 2 exited, returned <text:s/>0</text:p>
            <text:p text:style-name="P4">prvt</text:p>
            <text:p text:style-name="P4">kkdl</text:p>
            <text:p text:style-name="P4">101</text:p>
            <text:p text:style-name="P4">rz <text:s/>dv</text:p>
            <text:p text:style-name="P4">vldmr ptn mldc</text:p>
          </text:deletion>
        </text:changed-region>
        <text:changed-region xml:id="ct93849835427776" text:id="ct93849835427776">
          <text:deletion>
            <office:change-info>
              <dc:creator>&lt;анонимный&gt;</dc:creator>
              <dc:date>2021-01-10T16:55:39</dc:date>
            </office:change-info>
            <text:p text:style-name="P4">[leo@pc final]$ make</text:p>
            <text:p text:style-name="P4">gcc -fPIC -c Solyanka1.c -o Solyanka1.o</text:p>
            <text:p text:style-name="P4">gcc -shared Solyanka1.o -o libSolyanka1.so</text:p>
            <text:p text:style-name="P4">gcc main1.c -L. -lSolyanka1 -o main1</text:p>
            <text:p text:style-name="P4">gcc -fPIC -c Solyanka2.c -o Solyanka2.o</text:p>
            <text:p text:style-name="P4">gcc -shared Solyanka2.o -o libSolyanka2.so</text:p>
            <text:p text:style-name="P4">gcc main2.c -ldl -o main2</text:p>
            <text:p text:style-name="P4">[leo@pc final]$ export LD_LIBRARY_PATH=$LD_LIBRARY_PATH:.</text:p>
            <text:p text:style-name="P4">[leo@pc final]$ ./main1</text:p>
            <text:p text:style-name="P4">Enter function type: 1</text:p>
            <text:p text:style-name="P4">Enter x: 3.1415</text:p>
            <text:p text:style-name="P4">Enter dx: 0.001</text:p>
            <text:p text:style-name="P4">0.000536</text:p>
            <text:p text:style-name="P4">Enter function type: 2</text:p>
            <text:p text:style-name="P4">Enter number of elements: 10</text:p>
            <text:p text:style-name="P4">Enter 10 elements to sort: 0 1 3 5 2 1 3 4 5 5</text:p>
            <text:p text:style-name="P4">Sorted array: 0 1 1 2 3 3 4 5 5 5 Enter function type: [leo@pc final]$ </text:p>
            <text:p text:style-name="P4">[leo@pc final]$ ./main2</text:p>
            <text:p text:style-name="P4">Enter function type: 0</text:p>
            <text:p text:style-name="P4">Implementations switched. Enter function type again: 1</text:p>
            <text:p text:style-name="P4">Enter x: 3.14</text:p>
            <text:p text:style-name="P4">Enter dx: 0.01</text:p>
            <text:p text:style-name="P4">-0.001591</text:p>
            <text:p text:style-name="P4">Enter function type: 0</text:p>
            <text:p text:style-name="P4">Implementations switched. Enter function type again: 1</text:p>
            <text:p text:style-name="P4">Enter x: 3.14</text:p>
            <text:p text:style-name="P4">Enter dx: 0.01</text:p>
            <text:p text:style-name="P4">0.003392</text:p>
            <text:p text:style-name="P4">Enter function type: 2</text:p>
            <text:p text:style-name="P4">Enter number of elements: 3 </text:p>
            <text:p text:style-name="P4">Enter 3 elements to sort: 3 1 2</text:p>
            <text:p text:style-name="P4">Sorted array: 1 2 3 Enter function type: 0</text:p>
            <text:p text:style-name="P4">Implementations switched. Enter function type again: 2</text:p>
            <text:p text:style-name="P4">Enter number of elements: 5</text:p>
            <text:p text:style-name="P4">Enter 5 elements to sort: 0 1 4 2 -3</text:p>
            <text:p text:style-name="P4">Sorted array: -3 0 1 2 4</text:p>
          </text:deletion>
          <text:insertion>
            <office:change-info office:chg-author="Unknown Author" office:chg-date-time="2020-12-02T23:13:44"/>
          </text:insertion>
        </text:changed-region>
        <text:changed-region xml:id="ct93849835538800" text:id="ct93849835538800">
          <text:insertion>
            <office:change-info>
              <dc:creator>&lt;анонимный&gt;</dc:creator>
              <dc:date>2021-01-10T16:55:39</dc:date>
            </office:change-info>
          </text:insertion>
        </text:changed-region>
        <text:changed-region xml:id="ct93849835429536" text:id="ct93849835429536">
          <text:deletion>
            <office:change-info>
              <dc:creator>Unknown Author</dc:creator>
              <dc:date>2020-12-02T23:14:35</dc:date>
            </office:change-info>
            <text:p text:style-name="P1"/>
            <text:p text:style-name="P1"/>
            <text:p text:style-name="P1"/>
            <text:p text:style-name="P1"/>
          </text:deletion>
        </text:changed-region>
        <text:changed-region xml:id="ct93849835430576" text:id="ct93849835430576">
          <text:deletion>
            <office:change-info>
              <dc:creator>Unknown Author</dc:creator>
              <dc:date>2020-12-02T23:17:59</dc:date>
            </office:change-info>
            <text:p text:style-name="P3"><text:span text:style-name="T27">S</text:span></text:p>
          </text:deletion>
        </text:changed-region>
        <text:changed-region xml:id="ct93849835431408" text:id="ct93849835431408">
          <text:insertion>
            <office:change-info>
              <dc:creator>Unknown Author</dc:creator>
              <dc:date>2020-12-02T23:25:41</dc:date>
            </office:change-info>
          </text:insertion>
        </text:changed-region>
        <text:changed-region xml:id="ct93849916933600" text:id="ct93849916933600">
          <text:deletion>
            <office:change-info>
              <dc:creator>&lt;анонимный&gt;</dc:creator>
              <dc:date>2021-01-10T16:58:30</dc:date>
            </office:change-info>
            <text:p text:style-name="P3"><text:span text:style-name="T28">, </text:span></text:p>
          </text:deletion>
          <text:insertion>
            <office:change-info office:chg-author="Unknown Author" office:chg-date-time="2020-12-02T23:25:41"/>
          </text:insertion>
        </text:changed-region>
        <text:changed-region xml:id="ct93849835432496" text:id="ct93849835432496">
          <text:deletion>
            <office:change-info>
              <dc:creator>&lt;анонимный&gt;</dc:creator>
              <dc:date>2021-01-10T16:58:30</dc:date>
            </office:change-info>
            <text:p text:style-name="P3"><text:span text:style-name="T58">l</text:span></text:p>
          </text:deletion>
          <text:insertion>
            <office:change-info office:chg-author="Unknown Author" office:chg-date-time="2020-12-02T23:18:00"/>
          </text:insertion>
        </text:changed-region>
        <text:changed-region xml:id="ct93849912010016" text:id="ct93849912010016">
          <text:deletion>
            <office:change-info>
              <dc:creator>&lt;анонимный&gt;</dc:creator>
              <dc:date>2021-01-10T16:58:30</dc:date>
            </office:change-info>
            <text:p text:style-name="P3"><text:span text:style-name="T58">trace</text:span></text:p>
          </text:deletion>
        </text:changed-region>
        <text:changed-region xml:id="ct93849835435360" text:id="ct93849835435360">
          <text:deletion>
            <office:change-info>
              <dc:creator>Unknown Author</dc:creator>
              <dc:date>2020-12-02T23:18:17</dc:date>
            </office:change-info>
            <text:p text:style-name="P3"><text:span text:style-name="T8">strace — это утилита, отслеживающая системные вызовы, которые представляют собой механизм трансляции, обеспечивающий интерфейс между процессом и операционной системой (ядром). Эти вызовы могут быть перехвачены и прочитаны, что позволяет лучше понять, </text:span><text:span text:style-name="T39">какую задачу</text:span><text:span text:style-name="T8"> процесс пытается сделать в заданное время. Перехватывая эти вызовы, мы можем добиться лучшего понимания поведения процессов, особенно если что-то </text:span><text:span text:style-name="T39">пошло</text:span><text:span text:style-name="T8"> не так. Функциональность операционной системы, позволяющая отслеживать системные вызовы, называется ptrace. Strace вызывает ptrace и читает данные о поведении процесса, возвращая отчет. </text:span></text:p>
          </text:deletion>
        </text:changed-region>
        <text:changed-region xml:id="ct93849835434976" text:id="ct93849835434976">
          <text:deletion>
            <office:change-info>
              <dc:creator>Unknown Author</dc:creator>
              <dc:date>2020-12-02T23:25:56</dc:date>
            </office:change-info>
            <text:p text:style-name="P3"><text:span text:style-name="T8"/></text:p>
            <text:p text:style-name="P3"><text:span text:style-name="T8"/></text:p>
          </text:deletion>
        </text:changed-region>
        <text:changed-region xml:id="ct93849838329376" text:id="ct93849838329376">
          <text:deletion>
            <office:change-info>
              <dc:creator>&lt;анонимный&gt;</dc:creator>
              <dc:date>2021-01-10T16:58:26</dc:date>
            </office:change-info>
            <text:p text:style-name="P56">Отображение всех вызовов – <text:span text:style-name="T64">Strace</text:span>:</text:p>
            <text:p text:style-name="P55"/>
          </text:deletion>
          <text:insertion>
            <office:change-info office:chg-author="Unknown Author" office:chg-date-time="2020-12-02T23:25:50"/>
          </text:insertion>
        </text:changed-region>
        <text:changed-region xml:id="ct93849835680128" text:id="ct93849835680128">
          <text:deletion>
            <office:change-info>
              <dc:creator>&lt;анонимный&gt;</dc:creator>
              <dc:date>2021-01-10T16:38:50</dc:date>
            </office:change-info>
            <text:p text:style-name="P55">[leo@pc final]$ strace -f ./main2</text:p>
            <text:p text:style-name="P55">execve("./main2", ["./main2"], 0x7fffca8a66f8 /* 70 vars */) = 0</text:p>
            <text:p text:style-name="P55">brk(NULL) <text:s text:c="30"/>= 0x556e3492f000</text:p>
            <text:p text:style-name="P55">arch_prctl(0x3001 /* ARCH_??? */, 0x7ffd75fb18b0) = -1 EINVAL (Invalid argument)</text:p>
            <text:p text:style-name="P55">access("/etc/ld.so.preload", R_OK) <text:s text:c="5"/>= -1 ENOENT (No such file or directory)</text:p>
            <text:p text:style-name="P55">openat(AT_FDCWD, "tls/haswell/x86_64/libdl.so.2", O_RDONLY|O_CLOEXEC) = -1 ENOENT (No such file or directory)</text:p>
            <text:p text:style-name="P55">openat(AT_FDCWD, "tls/haswell/libdl.so.2", O_RDONLY|O_CLOEXEC) = -1 ENOENT (No such file or directory)</text:p>
            <text:p text:style-name="P55">openat(AT_FDCWD, "tls/x86_64/libdl.so.2", O_RDONLY|O_CLOEXEC) = -1 ENOENT (No such file or directory)</text:p>
            <text:p text:style-name="P55">openat(AT_FDCWD, "tls/libdl.so.2", O_RDONLY|O_CLOEXEC) = -1 ENOENT (No such file or directory)</text:p>
            <text:p text:style-name="P55">openat(AT_FDCWD, "haswell/x86_64/libdl.so.2", O_RDONLY|O_CLOEXEC) = -1 ENOENT (No such file or directory)</text:p>
            <text:p text:style-name="P55">openat(AT_FDCWD, "haswell/libdl.so.2", O_RDONLY|O_CLOEXEC) = -1 ENOENT (No such file or directory)</text:p>
            <text:p text:style-name="P55">openat(AT_FDCWD, "x86_64/libdl.so.2", O_RDONLY|O_CLOEXEC) = -1 ENOENT (No such file or directory)</text:p>
            <text:p text:style-name="P55">openat(AT_FDCWD, "libdl.so.2", O_RDONLY|O_CLOEXEC) = -1 ENOENT (No such file or directory)</text:p>
            <text:p text:style-name="P55">openat(AT_FDCWD, "./tls/haswell/x86_64/libdl.so.2", O_RDONLY|O_CLOEXEC) = -1 ENOENT (No such file or directory)</text:p>
            <text:p text:style-name="P55">openat(AT_FDCWD, "./tls/haswell/libdl.so.2", O_RDONLY|O_CLOEXEC) = -1 ENOENT (No such file or directory)</text:p>
            <text:p text:style-name="P55">openat(AT_FDCWD, "./tls/x86_64/libdl.so.2", O_RDONLY|O_CLOEXEC) = -1 ENOENT (No such file or directory)</text:p>
            <text:p text:style-name="P55">openat(AT_FDCWD, "./tls/libdl.so.2", O_RDONLY|O_CLOEXEC) = -1 ENOENT (No such file or directory)</text:p>
            <text:p text:style-name="P55">openat(AT_FDCWD, "./haswell/x86_64/libdl.so.2", O_RDONLY|O_CLOEXEC) = -1 ENOENT (No such file or directory)</text:p>
            <text:p text:style-name="P55">openat(AT_FDCWD, "./haswell/libdl.so.2", O_RDONLY|O_CLOEXEC) = -1 ENOENT (No such file or directory)</text:p>
            <text:p text:style-name="P55">openat(AT_FDCWD, "./x86_64/libdl.so.2", O_RDONLY|O_CLOEXEC) = -1 ENOENT (No such file or directory)</text:p>
            <text:p text:style-name="P55">openat(AT_FDCWD, "./libdl.so.2", O_RDONLY|O_CLOEXEC) = -1 ENOENT (No such file or directory)</text:p>
            <text:p text:style-name="P55">openat(AT_FDCWD, "/etc/ld.so.cache", O_RDONLY|O_CLOEXEC) = 6</text:p>
            <text:p text:style-name="P55">fstat(6, {st_mode=S_IFREG|0644, st_size=221255, ...}) = 0</text:p>
            <text:p text:style-name="P55">mmap(NULL, 221255, PROT_READ, MAP_PRIVATE, 6, 0) = 0x7f555515f000</text:p>
            <text:p text:style-name="P55">close(6) <text:s text:c="31"/>= 0</text:p>
            <text:p text:style-name="P55">openat(AT_FDCWD, "/usr/lib/libdl.so.2", O_RDONLY|O_CLOEXEC) = 6</text:p>
            <text:p text:style-name="P55">read(6, "\177ELF\2\1\1\0\0\0\0\0\0\0\0\0\3\0&gt;\0\1\0\0\0\20\22\0\0\0\0\0\0"..., 832) = 832</text:p>
            <text:p text:style-name="P55">fstat(6, {st_mode=S_IFREG|0755, st_size=18608, ...}) = 0</text:p>
            <text:p text:style-name="P55">mmap(NULL, 8192, PROT_READ|PROT_WRITE, MAP_PRIVATE|MAP_ANONYMOUS, -1, 0) = 0x7f555515d000</text:p>
            <text:p text:style-name="P55">mmap(NULL, 20624, PROT_READ, MAP_PRIVATE|MAP_DENYWRITE, 6, 0) = 0x7f5555157000</text:p>
            <text:p text:style-name="P55">mmap(0x7f5555158000, 8192, PROT_READ|PROT_EXEC, MAP_PRIVATE|MAP_FIXED|MAP_DENYWRITE, 6, 0x1000) = 0x7f5555158000</text:p>
            <text:p text:style-name="P55">mmap(0x7f555515a000, 4096, PROT_READ, MAP_PRIVATE|MAP_FIXED|MAP_DENYWRITE, 6, 0x3000) = 0x7f555515a000</text:p>
            <text:p text:style-name="P55">mmap(0x7f555515b000, 8192, PROT_READ|PROT_WRITE, MAP_PRIVATE|MAP_FIXED|MAP_DENYWRITE, 6, 0x3000) = 0x7f555515b000</text:p>
            <text:p text:style-name="P55">close(6) <text:s text:c="31"/>= 0</text:p>
            <text:p text:style-name="P55">openat(AT_FDCWD, "tls/haswell/x86_64/libc.so.6", O_RDONLY|O_CLOEXEC) = -1 ENOENT (No such file or directory)</text:p>
            <text:p text:style-name="P55">openat(AT_FDCWD, "tls/haswell/libc.so.6", O_RDONLY|O_CLOEXEC) = -1 ENOENT (No such file or directory)</text:p>
            <text:p text:style-name="P55">openat(AT_FDCWD, "tls/x86_64/libc.so.6", O_RDONLY|O_CLOEXEC) = -1 ENOENT (No such file or directory)</text:p>
            <text:p text:style-name="P55">openat(AT_FDCWD, "tls/libc.so.6", O_RDONLY|O_CLOEXEC) = -1 ENOENT (No such file or directory)</text:p>
            <text:p text:style-name="P55">openat(AT_FDCWD, "haswell/x86_64/libc.so.6", O_RDONLY|O_CLOEXEC) = -1 ENOENT (No such file or directory)</text:p>
            <text:p text:style-name="P55">openat(AT_FDCWD, "haswell/libc.so.6", O_RDONLY|O_CLOEXEC) = -1 ENOENT (No such file or directory)</text:p>
            <text:p text:style-name="P55">openat(AT_FDCWD, "x86_64/libc.so.6", O_RDONLY|O_CLOEXEC) = -1 ENOENT (No such file or directory)</text:p>
            <text:p text:style-name="P55">openat(AT_FDCWD, "libc.so.6", O_RDONLY|O_CLOEXEC) = -1 ENOENT (No such file or directory)</text:p>
            <text:p text:style-name="P55">openat(AT_FDCWD, "./tls/haswell/x86_64/libc.so.6", O_RDONLY|O_CLOEXEC) = -1 ENOENT (No such file or directory)</text:p>
            <text:p text:style-name="P55">openat(AT_FDCWD, "./tls/haswell/libc.so.6", O_RDONLY|O_CLOEXEC) = -1 ENOENT (No such file or directory)</text:p>
            <text:p text:style-name="P55">openat(AT_FDCWD, "./tls/x86_64/libc.so.6", O_RDONLY|O_CLOEXEC) = -1 ENOENT (No such file or directory)</text:p>
            <text:p text:style-name="P55">openat(AT_FDCWD, "./tls/libc.so.6", O_RDONLY|O_CLOEXEC) = -1 ENOENT (No such file or directory)</text:p>
            <text:p text:style-name="P55">openat(AT_FDCWD, "./haswell/x86_64/libc.so.6", O_RDONLY|O_CLOEXEC) = -1 ENOENT (No such file or directory)</text:p>
            <text:p text:style-name="P55">openat(AT_FDCWD, "./haswell/libc.so.6", O_RDONLY|O_CLOEXEC) = -1 ENOENT (No such file or directory)</text:p>
            <text:p text:style-name="P55">openat(AT_FDCWD, "./x86_64/libc.so.6", O_RDONLY|O_CLOEXEC) = -1 ENOENT (No such file or directory)</text:p>
            <text:p text:style-name="P55">openat(AT_FDCWD, "./libc.so.6", O_RDONLY|O_CLOEXEC) = -1 ENOENT (No such file or directory)</text:p>
            <text:p text:style-name="P55">openat(AT_FDCWD, "/usr/lib/libc.so.6", O_RDONLY|O_CLOEXEC) = 6</text:p>
            <text:p text:style-name="P55">read(6, "\177ELF\2\1\1\3\0\0\0\0\0\0\0\0\3\0&gt;\0\1\0\0\0\220\202\2\0\0\0\0\0"..., 832) = 832</text:p>
            <text:p text:style-name="P55">pread64(6, "\6\0\0\0\4\0\0\0@\0\0\0\0\0\0\0@\0\0\0\0\0\0\0@\0\0\0\0\0\0\0"..., 784, 64) = 784</text:p>
            <text:p text:style-name="P55">pread64(6, "\4\0\0\0\20\0\0\0\5\0\0\0GNU\0\2\0\0\300\4\0\0\0\3\0\0\0\0\0\0\0", 32, 848) = 32</text:p>
            <text:p text:style-name="P55">pread64(6, "\4\0\0\0\24\0\0\0\3\0\0\0GNU\0\207\360\21\247\344\314?\306\nT\320\323\335i\16t"..., 68, 880) = 68</text:p>
            <text:p text:style-name="P55">fstat(6, {st_mode=S_IFREG|0755, st_size=2159552, ...}) = 0</text:p>
            <text:p text:style-name="P55">pread64(6, "\6\0\0\0\4\0\0\0@\0\0\0\0\0\0\0@\0\0\0\0\0\0\0@\0\0\0\0\0\0\0"..., 784, 64) = 784</text:p>
            <text:p text:style-name="P55">mmap(NULL, 1868448, PROT_READ, MAP_PRIVATE|MAP_DENYWRITE, 6, 0) = 0x7f5554f8e000</text:p>
            <text:p text:style-name="P55">mmap(0x7f5554fb4000, 1363968, PROT_READ|PROT_EXEC, MAP_PRIVATE|MAP_FIXED|MAP_DENYWRITE, 6, 0x26000) = 0x7f5554fb4000</text:p>
            <text:p text:style-name="P55">mmap(0x7f5555101000, 311296, PROT_READ, MAP_PRIVATE|MAP_FIXED|MAP_DENYWRITE, 6, 0x173000) = 0x7f5555101000</text:p>
            <text:p text:style-name="P55">mmap(0x7f555514d000, 24576, PROT_READ|PROT_WRITE, MAP_PRIVATE|MAP_FIXED|MAP_DENYWRITE, 6, 0x1be000) = 0x7f555514d000</text:p>
            <text:p text:style-name="P55">mmap(0x7f5555153000, 12960, PROT_READ|PROT_WRITE, MAP_PRIVATE|MAP_FIXED|MAP_ANONYMOUS, -1, 0) = 0x7f5555153000</text:p>
            <text:p text:style-name="P55">close(6) <text:s text:c="31"/>= 0</text:p>
            <text:p text:style-name="P55">mmap(NULL, 12288, PROT_READ|PROT_WRITE, MAP_PRIVATE|MAP_ANONYMOUS, -1, 0) = 0x7f5554f8b000</text:p>
            <text:p text:style-name="P55">arch_prctl(ARCH_SET_FS, 0x7f5554f8b740) = 0</text:p>
            <text:p text:style-name="P55">mprotect(0x7f555514d000, 12288, PROT_READ) = 0</text:p>
            <text:p text:style-name="P55">mprotect(0x7f555515b000, 4096, PROT_READ) = 0</text:p>
            <text:p text:style-name="P55">mprotect(0x556e34784000, 4096, PROT_READ) = 0</text:p>
            <text:p text:style-name="P55">mprotect(0x7f55551c2000, 4096, PROT_READ) = 0</text:p>
            <text:p text:style-name="P55">munmap(0x7f555515f000, 221255) <text:s text:c="9"/>= 0</text:p>
            <text:p text:style-name="P55">fstat(1, {st_mode=S_IFCHR|0620, st_rdev=makedev(0x88, 0x2), ...}) = 0</text:p>
            <text:p text:style-name="P55">brk(NULL) <text:s text:c="30"/>= 0x556e3492f000</text:p>
            <text:p text:style-name="P55">brk(0x556e34950000) <text:s text:c="20"/>= 0x556e34950000</text:p>
            <text:p text:style-name="P55">fstat(0, {st_mode=S_IFCHR|0620, st_rdev=makedev(0x88, 0x2), ...}) = 0</text:p>
            <text:p text:style-name="P55">write(1, "Enter function type: ", 21Enter function type: ) <text:s text:c="2"/>= 21</text:p>
            <text:p text:style-name="P55">read(0, 1</text:p>
            <text:p text:style-name="P55">"1\n", 1024) <text:s text:c="19"/>= 2</text:p>
            <text:p text:style-name="P55">openat(AT_FDCWD, "tls/haswell/x86_64/libSolyanka1.so", O_RDONLY|O_CLOEXEC) = -1 ENOENT (No such file or directory)</text:p>
            <text:p text:style-name="P55">openat(AT_FDCWD, "tls/haswell/libSolyanka1.so", O_RDONLY|O_CLOEXEC) = -1 ENOENT (No such file or directory)</text:p>
            <text:p text:style-name="P55">openat(AT_FDCWD, "tls/x86_64/libSolyanka1.so", O_RDONLY|O_CLOEXEC) = -1 ENOENT (No such file or directory)</text:p>
            <text:p text:style-name="P55">openat(AT_FDCWD, "tls/libSolyanka1.so", O_RDONLY|O_CLOEXEC) = -1 ENOENT (No such file or directory)</text:p>
            <text:p text:style-name="P55">openat(AT_FDCWD, "haswell/x86_64/libSolyanka1.so", O_RDONLY|O_CLOEXEC) = -1 ENOENT (No such file or directory)</text:p>
            <text:p text:style-name="P55">openat(AT_FDCWD, "haswell/libSolyanka1.so", O_RDONLY|O_CLOEXEC) = -1 ENOENT (No such file or directory)</text:p>
            <text:p text:style-name="P55">openat(AT_FDCWD, "x86_64/libSolyanka1.so", O_RDONLY|O_CLOEXEC) = -1 ENOENT (No such file or directory)</text:p>
            <text:p text:style-name="P55">openat(AT_FDCWD, "libSolyanka1.so", O_RDONLY|O_CLOEXEC) = 6</text:p>
            <text:p text:style-name="P55">read(6, "\177ELF\2\1\1\0\0\0\0\0\0\0\0\0\3\0&gt;\0\1\0\0\0\220\20\0\0\0\0\0\0"..., 832) = 832</text:p>
            <text:p text:style-name="P55">fstat(6, {st_mode=S_IFREG|0755, st_size=16176, ...}) = 0</text:p>
            <text:p text:style-name="P55">getcwd("/home/leo/programming/University/OS/Lab5/final", 128) = 47</text:p>
            <text:p text:style-name="P55">mmap(NULL, 16472, PROT_READ, MAP_PRIVATE|MAP_DENYWRITE, 6, 0) = 0x7f5555191000</text:p>
            <text:p text:style-name="P55">mmap(0x7f5555192000, 4096, PROT_READ|PROT_EXEC, MAP_PRIVATE|MAP_FIXED|MAP_DENYWRITE, 6, 0x1000) = 0x7f5555192000</text:p>
            <text:p text:style-name="P55">mmap(0x7f5555193000, 4096, PROT_READ, MAP_PRIVATE|MAP_FIXED|MAP_DENYWRITE, 6, 0x2000) = 0x7f5555193000</text:p>
            <text:p text:style-name="P55">mmap(0x7f5555194000, 8192, PROT_READ|PROT_WRITE, MAP_PRIVATE|MAP_FIXED|MAP_DENYWRITE, 6, 0x2000) = 0x7f5555194000</text:p>
            <text:p text:style-name="P55">close(6) <text:s text:c="31"/>= 0</text:p>
            <text:p text:style-name="P55">mprotect(0x7f5555194000, 4096, PROT_READ) = 0</text:p>
            <text:p text:style-name="P55">write(1, "Enter x: ", 9Enter x: ) <text:s text:c="15"/>= 9</text:p>
            <text:p text:style-name="P55">read(0, 3.14</text:p>
            <text:p text:style-name="P55">"3.14\n", 1024) <text:s text:c="16"/>= 5</text:p>
            <text:p text:style-name="P55">write(1, "Enter dx: ", 10Enter dx: ) <text:s text:c="13"/>= 10</text:p>
            <text:p text:style-name="P55">read(0, 0.01</text:p>
            <text:p text:style-name="P55">"0.01\n", 1024) <text:s text:c="16"/>= 5</text:p>
            <text:p text:style-name="P55">write(1, "0.003392\n", 90.003392</text:p>
            <text:p text:style-name="P55">) <text:s text:c="14"/>= 9</text:p>
            <text:p text:style-name="P55">write(1, "Enter function type: ", 21Enter function type: ) <text:s text:c="2"/>= 21</text:p>
            <text:p text:style-name="P55">read(0, 0</text:p>
            <text:p text:style-name="P55">"0\n", 1024) <text:s text:c="19"/>= 2</text:p>
            <text:p text:style-name="P55">munmap(0x7f5555191000, 16472) <text:s text:c="10"/>= 0</text:p>
            <text:p text:style-name="P55">write(1, "Implementations switched. Enter "..., 53Implementations switched. Enter function type again: ) = 53</text:p>
            <text:p text:style-name="P55">read(0, 1</text:p>
            <text:p text:style-name="P55">"1\n", 1024) <text:s text:c="19"/>= 2</text:p>
            <text:p text:style-name="P55">openat(AT_FDCWD, "tls/haswell/x86_64/libSolyanka2.so", O_RDONLY|O_CLOEXEC) = -1 ENOENT (No such file or directory)</text:p>
            <text:p text:style-name="P55">openat(AT_FDCWD, "tls/haswell/libSolyanka2.so", O_RDONLY|O_CLOEXEC) = -1 ENOENT (No such file or directory)</text:p>
            <text:p text:style-name="P55">openat(AT_FDCWD, "tls/x86_64/libSolyanka2.so", O_RDONLY|O_CLOEXEC) = -1 ENOENT (No such file or directory)</text:p>
            <text:p text:style-name="P55">openat(AT_FDCWD, "tls/libSolyanka2.so", O_RDONLY|O_CLOEXEC) = -1 ENOENT (No such file or directory)</text:p>
            <text:p text:style-name="P55">openat(AT_FDCWD, "haswell/x86_64/libSolyanka2.so", O_RDONLY|O_CLOEXEC) = -1 ENOENT (No such file or directory)</text:p>
            <text:p text:style-name="P55">openat(AT_FDCWD, "haswell/libSolyanka2.so", O_RDONLY|O_CLOEXEC) = -1 ENOENT (No such file or directory)</text:p>
            <text:p text:style-name="P55">openat(AT_FDCWD, "x86_64/libSolyanka2.so", O_RDONLY|O_CLOEXEC) = -1 ENOENT (No such file or directory)</text:p>
            <text:p text:style-name="P55">openat(AT_FDCWD, "libSolyanka2.so", O_RDONLY|O_CLOEXEC) = 6</text:p>
            <text:p text:style-name="P55">read(6, "\177ELF\2\1\1\0\0\0\0\0\0\0\0\0\3\0&gt;\0\1\0\0\0\200\20\0\0\0\0\0\0"..., 832) = 832</text:p>
            <text:p text:style-name="P55">fstat(6, {st_mode=S_IFREG|0755, st_size=16096, ...}) = 0</text:p>
            <text:p text:style-name="P55">getcwd("/home/leo/programming/University/OS/Lab5/final", 128) = 47</text:p>
            <text:p text:style-name="P55">mmap(NULL, 16464, PROT_READ, MAP_PRIVATE|MAP_DENYWRITE, 6, 0) = 0x7f5555191000</text:p>
            <text:p text:style-name="P55">mmap(0x7f5555192000, 4096, PROT_READ|PROT_EXEC, MAP_PRIVATE|MAP_FIXED|MAP_DENYWRITE, 6, 0x1000) = 0x7f5555192000</text:p>
            <text:p text:style-name="P55">mmap(0x7f5555193000, 4096, PROT_READ, MAP_PRIVATE|MAP_FIXED|MAP_DENYWRITE, 6, 0x2000) = 0x7f5555193000</text:p>
            <text:p text:style-name="P55">mmap(0x7f5555194000, 8192, PROT_READ|PROT_WRITE, MAP_PRIVATE|MAP_FIXED|MAP_DENYWRITE, 6, 0x2000) = 0x7f5555194000</text:p>
            <text:p text:style-name="P55">close(6) <text:s text:c="31"/>= 0</text:p>
            <text:p text:style-name="P55">mprotect(0x7f5555194000, 4096, PROT_READ) = 0</text:p>
            <text:p text:style-name="P55">write(1, "Enter x: ", 9Enter x: ) <text:s text:c="15"/>= 9</text:p>
            <text:p text:style-name="P55">read(0, 3.14</text:p>
            <text:p text:style-name="P55">"3.14\n", 1024) <text:s text:c="16"/>= 5</text:p>
            <text:p text:style-name="P55">write(1, "Enter dx: ", 10Enter dx: ) <text:s text:c="13"/>= 10</text:p>
            <text:p text:style-name="P55">read(0, 0.01</text:p>
            <text:p text:style-name="P55">"0.01\n", 1024) <text:s text:c="16"/>= 5</text:p>
            <text:p text:style-name="P55">write(1, "-0.001591\n", 10-0.001591</text:p>
            <text:p text:style-name="P55">) <text:s text:c="12"/>= 10</text:p>
            <text:p text:style-name="P55">write(1, "Enter function type: ", 21Enter function type: ) <text:s text:c="2"/>= 21</text:p>
            <text:p text:style-name="P55">read(0, "", 1024) <text:s text:c="22"/>= 0</text:p>
            <text:p text:style-name="P55">munmap(0x7f5555191000, 16464) <text:s text:c="10"/>= 0</text:p>
            <text:p text:style-name="P55">exit_group(0) <text:s text:c="26"/>= ?</text:p>
            <text:p text:style-name="P55">+++ exited with 0 +++</text:p>
          </text:deletion>
          <text:insertion>
            <office:change-info office:chg-author="Unknown Author" office:chg-date-time="2020-12-02T23:26:39"/>
          </text:insertion>
        </text:changed-region>
        <text:changed-region xml:id="ct93849835700336" text:id="ct93849835700336">
          <text:insertion>
            <office:change-info>
              <dc:creator>Unknown Author</dc:creator>
              <dc:date>2020-12-02T23:25:45</dc:date>
            </office:change-info>
          </text:insertion>
        </text:changed-region>
        <text:changed-region xml:id="ct93849859718208" text:id="ct93849859718208">
          <text:deletion>
            <office:change-info>
              <dc:creator>&lt;анонимный&gt;</dc:creator>
              <dc:date>2021-01-10T16:58:23</dc:date>
            </office:change-info>
            <text:p text:style-name="P13"><text:span text:style-name="T64">l</text:span></text:p>
          </text:deletion>
          <text:insertion>
            <office:change-info office:chg-author="Unknown Author" office:chg-date-time="2020-12-02T23:25:45"/>
          </text:insertion>
        </text:changed-region>
        <text:changed-region xml:id="ct93849911938096" text:id="ct93849911938096">
          <text:insertion>
            <office:change-info>
              <dc:creator>&lt;анонимный&gt;</dc:creator>
              <dc:date>2021-01-10T16:58:23</dc:date>
            </office:change-info>
          </text:insertion>
        </text:changed-region>
        <text:changed-region xml:id="ct93849856959408" text:id="ct93849856959408">
          <text:insertion>
            <office:change-info>
              <dc:creator>Unknown Author</dc:creator>
              <dc:date>2020-12-02T23:25:45</dc:date>
            </office:change-info>
          </text:insertion>
        </text:changed-region>
        <text:changed-region xml:id="ct93849835701216" text:id="ct93849835701216">
          <text:deletion>
            <office:change-info>
              <dc:creator>Unknown Author</dc:creator>
              <dc:date>2020-12-02T22:28:33</dc:date>
            </office:change-info>
            <text:p text:style-name="P75">[leo@pc src]$ strace ./main out1 out2 &lt;test01.txt </text:p>
            <text:p text:style-name="P76">execve("./main", ["./main", "out1", "out2"], 0x7fff8d5fa130 /* 58 vars */) = 0</text:p>
            <text:p text:style-name="P76">brk(NULL) <text:s text:c="30"/>= 0x560c870ba000</text:p>
            <text:p text:style-name="P76">arch_prctl(0x3001 /* ARCH_??? */, 0x7ffd7edef110) = -1 EINVAL (Invalid argument)</text:p>
            <text:p text:style-name="P76">access("/etc/ld.so.preload", R_OK) <text:s text:c="5"/>= -1 ENOENT (No such file or directory)</text:p>
            <text:p text:style-name="P76">openat(AT_FDCWD, "/etc/ld.so.cache", O_RDONLY|O_CLOEXEC) = 3</text:p>
            <text:p text:style-name="P76">fstat(3, {st_mode=S_IFREG|0644, st_size=208114, ...}) = 0</text:p>
            <text:p text:style-name="P76">mmap(NULL, 208114, PROT_READ, MAP_PRIVATE, 3, 0) = 0x7f77afd07000</text:p>
            <text:p text:style-name="P76">close(3) <text:s text:c="31"/>= 0</text:p>
            <text:p text:style-name="P76">openat(AT_FDCWD, "/usr/lib/libc.so.6", O_RDONLY|O_CLOEXEC) = 3</text:p>
            <text:p text:style-name="P76">read(3, "\177ELF\2\1\1\3\0\0\0\0\0\0\0\0\3\0&gt;\0\1\0\0\0\220\202\2\0\0\0\0\0"..., 832) = 832</text:p>
            <text:p text:style-name="P76">pread64(3, "\6\0\0\0\4\0\0\0@\0\0\0\0\0\0\0@\0\0\0\0\0\0\0@\0\0\0\0\0\0\0"..., 784, 64) = 784</text:p>
            <text:p text:style-name="P76">pread64(3, "\4\0\0\0\20\0\0\0\5\0\0\0GNU\0\2\0\0\300\4\0\0\0\3\0\0\0\0\0\0\0", 32, 848) = 32</text:p>
            <text:p text:style-name="P76">pread64(3, "\4\0\0\0\24\0\0\0\3\0\0\0GNU\0\364[g\253(\257\25\201\313\250\344q&gt;\17\323\262"..., 68, 880) = 68</text:p>
            <text:p text:style-name="P76">fstat(3, {st_mode=S_IFREG|0755, st_size=2159552, ...}) = 0</text:p>
            <text:p text:style-name="P76">mmap(NULL, 8192, PROT_READ|PROT_WRITE, MAP_PRIVATE|MAP_ANONYMOUS, -1, 0) = 0x7f77afd05000</text:p>
            <text:p text:style-name="P76">pread64(3, "\6\0\0\0\4\0\0\0@\0\0\0\0\0\0\0@\0\0\0\0\0\0\0@\0\0\0\0\0\0\0"..., 784, 64) = 784</text:p>
            <text:p text:style-name="P76">mmap(NULL, 1868448, PROT_READ, MAP_PRIVATE|MAP_DENYWRITE, 3, 0) = 0x7f77afb3c000</text:p>
            <text:p text:style-name="P76">mmap(0x7f77afb62000, 1363968, PROT_READ|PROT_EXEC, MAP_PRIVATE|MAP_FIXED|MAP_DENYWRITE, 3, 0x26000) = 0x7f77afb62000</text:p>
            <text:p text:style-name="P76">mmap(0x7f77afcaf000, 311296, PROT_READ, MAP_PRIVATE|MAP_FIXED|MAP_DENYWRITE, 3, 0x173000) = 0x7f77afcaf000</text:p>
            <text:p text:style-name="P76">mmap(0x7f77afcfb000, 24576, PROT_READ|PROT_WRITE, MAP_PRIVATE|MAP_FIXED|MAP_DENYWRITE, 3, 0x1be000) = 0x7f77afcfb000</text:p>
            <text:p text:style-name="P76">mmap(0x7f77afd01000, 12960, PROT_READ|PROT_WRITE, MAP_PRIVATE|MAP_FIXED|MAP_ANONYMOUS, -1, 0) = 0x7f77afd01000</text:p>
            <text:p text:style-name="P76">close(3) <text:s text:c="31"/>= 0</text:p>
            <text:p text:style-name="P76">mmap(NULL, 8192, PROT_READ|PROT_WRITE, MAP_PRIVATE|MAP_ANONYMOUS, -1, 0) = 0x7f77afb3a000</text:p>
            <text:p text:style-name="P76">arch_prctl(ARCH_SET_FS, 0x7f77afd06580) = 0</text:p>
            <text:p text:style-name="P76">mprotect(0x7f77afcfb000, 12288, PROT_READ) = 0</text:p>
            <text:p text:style-name="P76">mprotect(0x560c85307000, 4096, PROT_READ) = 0</text:p>
            <text:p text:style-name="P76">mprotect(0x7f77afd66000, 4096, PROT_READ) = 0</text:p>
            <text:p text:style-name="P76">munmap(0x7f77afd07000, 208114) <text:s text:c="9"/>= 0</text:p>
            <text:p text:style-name="P76">fstat(1, {st_mode=S_IFCHR|0600, st_rdev=makedev(0x88, 0x2), ...}) = 0</text:p>
            <text:p text:style-name="P76">brk(NULL) <text:s text:c="30"/>= 0x560c870ba000</text:p>
            <text:p text:style-name="P76">brk(0x560c870db000) <text:s text:c="20"/>= 0x560c870db000</text:p>
            <text:p text:style-name="P76">write(1, "Name of the 1st child-output fil"..., 40Name of the 1st child-output file: out1</text:p>
            <text:p text:style-name="P76">) = 40</text:p>
            <text:p text:style-name="P76">write(1, "Name of the 2nd child-output fil"..., 40Name of the 2nd child-output file: out2</text:p>
            <text:p text:style-name="P76">) = 40</text:p>
            <text:p text:style-name="P76">pipe([3, 4]) <text:s text:c="27"/>= 0</text:p>
            <text:p text:style-name="P76">pipe([5, 6]) <text:s text:c="27"/>= 0</text:p>
            <text:p text:style-name="P76">clone(child_stack=NULL, flags=CLONE_CHILD_CLEARTID|CLONE_CHILD_SETTID|SIGCHLD, child_tidptr=0x7f77afd06850) = 13037</text:p>
            <text:p text:style-name="P76">clone(child_stack=NULL, flags=CLONE_CHILD_CLEARTID|CLONE_CHILD_SETTID|SIGCHLD, child_tidptr=0x7f77afd06850) = 13038</text:p>
            <text:p text:style-name="P76">close(3) <text:s text:c="31"/>= 0</text:p>
            <text:p text:style-name="P76">close(5) <text:s text:c="31"/>= 0</text:p>
            <text:p text:style-name="P76">write(1, "Enter strings to process: \n", 27Enter strings to process: </text:p>
            <text:p text:style-name="P76">) = 27</text:p>
            <text:p text:style-name="P76">fstat(0, {st_mode=S_IFREG|0644, st_size=286, ...}) = 0</text:p>
            <text:p text:style-name="P76">read(0, "\342\200\234The unexamined life is not wo"..., 4096) = 286</text:p>
            <text:p text:style-name="P76">write(6, "\342\200\234The unexamined life is not wo"..., 59) = 59</text:p>
            <text:p text:style-name="P76">write(6, "https://www.google.com/search?q="..., 130) = 130</text:p>
            <text:p text:style-name="P76">write(4, "123\n", 4) <text:s text:c="19"/>= 4</text:p>
            <text:p text:style-name="P76">write(4, "...biba\n", 8) <text:s text:c="15"/>= 8</text:p>
            <text:p text:style-name="P76">write(4, "boba...\n", 8) <text:s text:c="15"/>= 8</text:p>
            <text:p text:style-name="P76">write(6, "\342\200\234If God did not exist, it woul"..., 77) = 77</text:p>
            <text:p text:style-name="P76">read(0, "", 4096) <text:s text:c="22"/>= 0</text:p>
            <text:p text:style-name="P76">close(4) <text:s text:c="31"/>= 0</text:p>
            <text:p text:style-name="P76">close(6) <text:s text:c="31"/>= 0</text:p>
            <text:p text:style-name="P76">--- SIGCHLD {si_signo=SIGCHLD, si_code=CLD_EXITED, si_pid=13037, si_uid=1000, si_status=0, si_utime=0, si_stime=0} ---</text:p>
            <text:p text:style-name="P76">--- SIGCHLD {si_signo=SIGCHLD, si_code=CLD_EXITED, si_pid=13038, si_uid=1000, si_status=0, si_utime=0, si_stime=0} ---</text:p>
            <text:p text:style-name="P76">wait4(13037, [{WIFEXITED(s) &amp;&amp; WEXITSTATUS(s) == 0}], 0, NULL) = 13037</text:p>
            <text:p text:style-name="P76">write(1, "Child 1 exited, returned <text:s/>0\n", 28Child 1 exited, returned <text:s/>0</text:p>
            <text:p text:style-name="P76">) = 28</text:p>
            <text:p text:style-name="P76">wait4(13038, [{WIFEXITED(s) &amp;&amp; WEXITSTATUS(s) == 0}], 0, NULL) = 13038</text:p>
            <text:p text:style-name="P76">write(1, "Child 2 exited, returned <text:s/>0\n", 28Child 2 exited, returned <text:s/>0</text:p>
            <text:p text:style-name="P76">) = 28</text:p>
            <text:p text:style-name="P76">exit_group(0) <text:s text:c="26"/>= ?</text:p>
            <text:p text:style-name="P80"><text:span text:style-name="T62">+++ exited with 0 </text:span></text:p>
          </text:deletion>
        </text:changed-region>
        <text:changed-region xml:id="ct93849835713040" text:id="ct93849835713040">
          <text:deletion>
            <office:change-info>
              <dc:creator>&lt;анонимный&gt;</dc:creator>
              <dc:date>2021-01-10T16:58:16</dc:date>
            </office:change-info>
            <text:p text:style-name="P80"><text:span text:style-name="T62">[leo@pc final]$ ltrace ./main1</text:span></text:p>
            <text:p text:style-name="P77">printf("Enter function type: ") <text:s text:c="89"/>= 21</text:p>
            <text:p text:style-name="P77">__isoc99_scanf(0x55913d3ed043, 0x7ffc99264b40, 0, 0Enter function type: 1</text:p>
            <text:p text:style-name="P77">) <text:s text:c="68"/>= 1</text:p>
            <text:p text:style-name="P77">printf("Enter x: ") <text:s text:c="101"/>= 9</text:p>
            <text:p text:style-name="P77">__isoc99_scanf(0x55913d3ed016, 0x7ffc99264b44, 0, 0Enter x: 3.14</text:p>
            <text:p text:style-name="P77">) <text:s text:c="68"/>= 1</text:p>
            <text:p text:style-name="P77">printf("Enter dx: ") <text:s text:c="100"/>= 10</text:p>
            <text:p text:style-name="P77">__isoc99_scanf(0x55913d3ed016, 0x7ffc99264b48, 0, 0Enter dx: 0.01</text:p>
            <text:p text:style-name="P77">) <text:s text:c="68"/>= 1</text:p>
            <text:p text:style-name="P77">printf("%f\n", 0.0033920.003392</text:p>
            <text:p text:style-name="P77">) <text:s text:c="96"/>= 9</text:p>
            <text:p text:style-name="P77">printf("Enter function type: ") <text:s text:c="89"/>= 21</text:p>
            <text:p text:style-name="P77">__isoc99_scanf(0x55913d3ed043, 0x7ffc99264b40, 0, 0Enter function type: ) <text:s text:c="68"/>= 0xffffffff</text:p>
            <text:p text:style-name="P80"><text:span text:style-name="T62">+++ exited (status 0) +++</text:span></text:p>
          </text:deletion>
          <text:insertion>
            <office:change-info office:chg-author="Unknown Author" office:chg-date-time="2020-12-02T23:18:51"/>
          </text:insertion>
        </text:changed-region>
        <text:changed-region xml:id="ct93849835714000" text:id="ct93849835714000">
          <text:deletion>
            <office:change-info>
              <dc:creator>Unknown Author</dc:creator>
              <dc:date>2020-12-02T23:15:51</dc:date>
            </office:change-info>
            <text:p text:style-name="P80"><text:span text:style-name="T62"/></text:p>
            <text:p text:style-name="P80"><text:span text:style-name="T62"/></text:p>
          </text:deletion>
        </text:changed-region>
        <text:changed-region xml:id="ct93849835713680" text:id="ct93849835713680">
          <text:deletion>
            <office:change-info>
              <dc:creator>Unknown Author</dc:creator>
              <dc:date>2020-12-02T22:24:33</dc:date>
            </office:change-info>
            <text:p text:style-name="P80"><text:span text:style-name="T62">+++</text:span></text:p>
          </text:deletion>
        </text:changed-region>
        <text:changed-region xml:id="ct93849835713360" text:id="ct93849835713360">
          <text:deletion>
            <office:change-info>
              <dc:creator>Unknown Author</dc:creator>
              <dc:date>2020-12-02T22:28:33</dc:date>
            </office:change-info>
            <text:p text:style-name="P80"><text:span text:style-name="T22">Очень «многословно» и не очень познавательно. Слишком много </text:span><text:span text:style-name="T52">не интересующих нас</text:span><text:span text:style-name="T22"> вызовов. <text:s/>Исправим это.</text:span></text:p>
            <text:p text:style-name="P76"/>
            <text:p text:style-name="P80"><text:span text:style-name="T62"/></text:p>
          </text:deletion>
        </text:changed-region>
        <text:changed-region xml:id="ct93849835715040" text:id="ct93849835715040">
          <text:deletion>
            <office:change-info>
              <dc:creator>&lt;анонимный&gt;</dc:creator>
              <dc:date>2021-01-10T16:58:16</dc:date>
            </office:change-info>
            <text:p text:style-name="P80"><text:span text:style-name="T62"/></text:p>
            <text:p text:style-name="P80"><text:span text:style-name="T62"/></text:p>
          </text:deletion>
          <text:insertion>
            <office:change-info office:chg-author="Unknown Author" office:chg-date-time="2020-12-02T23:16:46"/>
          </text:insertion>
        </text:changed-region>
        <text:changed-region xml:id="ct93849835720160" text:id="ct93849835720160">
          <text:deletion>
            <office:change-info>
              <dc:creator>Unknown Author</dc:creator>
              <dc:date>2020-12-02T22:29:53</dc:date>
            </office:change-info>
            <text:p text:style-name="P80"><text:span text:style-name="T62"/></text:p>
            <text:p text:style-name="P78">[leo@pc src]$ strace -f -e trace=write,read ./main out1 out2 &lt;test01.txt </text:p>
            <text:p text:style-name="P78">read(3, "\177ELF\2\1\1\3\0\0\0\0\0\0\0\0\3\0&gt;\0\1\0\0\0\220\202\2\0\0\0\0\0"..., 832) = 832</text:p>
            <text:p text:style-name="P78">write(1, "Name of the 1st child-output fil"..., 40Name of the 1st child-output file: out1</text:p>
            <text:p text:style-name="P78">) = 40</text:p>
            <text:p text:style-name="P78">write(1, "Name of the 2nd child-output fil"..., 40Name of the 2nd child-output file: out2</text:p>
            <text:p text:style-name="P78">) = 40</text:p>
            <text:p text:style-name="P78">strace: Process 24231 attached</text:p>
            <text:p text:style-name="P78">strace: Process 24232 attached</text:p>
            <text:p text:style-name="P78">[pid 24230] write(1, "Enter strings to process: \n", 27Enter strings to process: </text:p>
            <text:p text:style-name="P78">) = 27</text:p>
            <text:p text:style-name="P78">[pid 24230] read(0, <text:s/>&lt;unfinished ...&gt;</text:p>
            <text:p text:style-name="P78">[pid 24231] read(3, "\177ELF\2\1\1\3\0\0\0\0\0\0\0\0\3\0&gt;\0\1\0\0\0\220\202\2\0\0\0\0\0"..., 832) = 832</text:p>
            <text:p text:style-name="P78">[pid 24232] read(3, "\177ELF\2\1\1\3\0\0\0\0\0\0\0\0\3\0&gt;\0\1\0\0\0\220\202\2\0\0\0\0\0"..., 832) = 832</text:p>
            <text:p text:style-name="P78">[pid 24230] &lt;... read resumed&gt;"\342\200\234The unexamined life is not wo"..., 4096) = 286</text:p>
            <text:p text:style-name="P78">[pid 24230] write(6, "\342\200\234The unexamined life is not wo"..., 59) = 59</text:p>
            <text:p text:style-name="P78">[pid 24230] write(6, "https://www.google.com/search?q="..., 130) = 130</text:p>
            <text:p text:style-name="P78">[pid 24230] write(4, "123\n", 4) <text:s text:c="7"/>= 4</text:p>
            <text:p text:style-name="P78">[pid 24230] write(4, "...biba\n", 8) <text:s text:c="3"/>= 8</text:p>
            <text:p text:style-name="P78">[pid 24230] write(4, "boba...\n", 8) <text:s text:c="3"/>= 8</text:p>
            <text:p text:style-name="P78">[pid 24230] write(6, "\342\200\234If God did not exist, it woul"..., 77) = 77</text:p>
            <text:p text:style-name="P78">[pid 24230] read(0, "", 4096) <text:s text:c="10"/>= 0</text:p>
            <text:p text:style-name="P78">[pid 24231] read(0, "123\n...biba\nboba...\n", 4096) = 20</text:p>
            <text:p text:style-name="P78">[pid 24231] read(0, "", 4096) <text:s text:c="10"/>= 0</text:p>
            <text:p text:style-name="P78">[pid 24231] write(1, "1st Child 24231: Started!\nReceiv"..., 182 &lt;unfinished ...&gt;</text:p>
            <text:p text:style-name="P78">[pid 24232] read(0, "\342\200\234The unexamined life is not wo"..., 4096) = 266</text:p>
            <text:p text:style-name="P78">[pid 24231] &lt;... write resumed&gt;) <text:s text:c="7"/>= 182</text:p>
            <text:p text:style-name="P78">[pid 24232] read(0, "", 4096) <text:s text:c="10"/>= 0</text:p>
            <text:p text:style-name="P78">[pid 24232] write(1, "2nd Child 24232: Started!\nReceiv"..., 608) = 608</text:p>
            <text:p text:style-name="P78">[pid 24232] +++ exited with 0 +++</text:p>
            <text:p text:style-name="P78">[pid 24230] --- SIGCHLD {si_signo=SIGCHLD, si_code=CLD_EXITED, si_pid=24232, si_uid=1000, si_status=0, si_utime=0, si_stime=0} ---</text:p>
            <text:p text:style-name="P78">[pid 24231] +++ exited with 0 +++</text:p>
            <text:p text:style-name="P78">--- SIGCHLD {si_signo=SIGCHLD, si_code=CLD_EXITED, si_pid=24231, si_uid=1000, si_status=0, si_utime=0, si_stime=0} ---</text:p>
            <text:p text:style-name="P78">write(1, "Child 1 exited, returned <text:s/>0\n", 28Child 1 exited, returned <text:s/>0</text:p>
            <text:p text:style-name="P78">) = 28</text:p>
            <text:p text:style-name="P78">write(1, "Child 2 exited, returned <text:s/>0\n", 28Child 2 exited, returned <text:s/>0</text:p>
            <text:p text:style-name="P78">) = 28</text:p>
            <text:p text:style-name="P80">+++ exited with 0 +++</text:p>
          </text:deletion>
        </text:changed-region>
        <text:changed-region xml:id="ct93849835719840" text:id="ct93849835719840">
          <text:deletion>
            <office:change-info>
              <dc:creator>Unknown Author</dc:creator>
              <dc:date>2020-12-02T23:15:49</dc:date>
            </office:change-info>
            <text:p text:style-name="P80"><text:span text:style-name="T62"/></text:p>
            <text:p text:style-name="P69">Отслеживать дерево процессов целиком помогает флаг -f, с которым strace отслеживает системные вызовы в процессах-потомках. К каждой строке вывода при этом добавляется pid процесса, делающего системный вывод:</text:p>
            <text:p text:style-name="P80"><text:span text:style-name="T62"/></text:p>
          </text:deletion>
        </text:changed-region>
        <text:changed-region xml:id="ct93849835719520" text:id="ct93849835719520">
          <text:deletion>
            <office:change-info>
              <dc:creator>Unknown Author</dc:creator>
              <dc:date>2020-12-02T22:29:30</dc:date>
            </office:change-info>
            <text:p text:style-name="P80"><text:span text:style-name="T62"/></text:p>
            <text:p text:style-name="P80"><text:span text:style-name="T62"/></text:p>
          </text:deletion>
        </text:changed-region>
        <text:changed-region xml:id="ct93849835719200" text:id="ct93849835719200">
          <text:deletion>
            <office:change-info>
              <dc:creator>Unknown Author</dc:creator>
              <dc:date>2020-12-02T23:15:49</dc:date>
            </office:change-info>
            <text:p text:style-name="P80"><text:span text:style-name="T62"/></text:p>
            <text:p text:style-name="P80"><text:span text:style-name="T21">Отслеживание дочерних процессов:</text:span></text:p>
          </text:deletion>
        </text:changed-region>
        <text:changed-region xml:id="ct93849835718880" text:id="ct93849835718880">
          <text:deletion>
            <office:change-info>
              <dc:creator>Unknown Author</dc:creator>
              <dc:date>2020-12-02T22:29:31</dc:date>
            </office:change-info>
            <text:p text:style-name="P80"><text:span text:style-name="T21"/></text:p>
            <text:p text:style-name="Standard_20__28_user_29_"><text:span text:style-name="T22">Но </text:span><text:span text:style-name="T52">на вызовы дочерних процессов</text:span><text:span text:style-name="T22"> взглянуть без определенного ключа не удастся.</text:span></text:p>
            <text:p text:style-name="P80"><text:span text:style-name="T21"/></text:p>
          </text:deletion>
        </text:changed-region>
        <text:changed-region xml:id="ct93849835718560" text:id="ct93849835718560">
          <text:deletion>
            <office:change-info>
              <dc:creator>Unknown Author</dc:creator>
              <dc:date>2020-12-02T23:15:49</dc:date>
            </office:change-info>
            <text:p text:style-name="P80"><text:span text:style-name="T21"/></text:p>
            <text:p text:style-name="P75"><text:span text:style-name="T55"/></text:p>
          </text:deletion>
        </text:changed-region>
        <text:changed-region xml:id="ct93849835718240" text:id="ct93849835718240">
          <text:deletion>
            <office:change-info>
              <dc:creator>Unknown Author</dc:creator>
              <dc:date>2020-12-02T22:29:22</dc:date>
            </office:change-info>
            <text:p text:style-name="P75">[leo@pc src]$ strace -e close ./main out1 out2 &lt;test01.txt </text:p>
            <text:p text:style-name="P76">close(3) <text:s text:c="31"/>= 0</text:p>
            <text:p text:style-name="P76">close(3) <text:s text:c="31"/>= 0</text:p>
            <text:p text:style-name="P76">Name of the 1st child-output file: out1</text:p>
            <text:p text:style-name="P76">Name of the 2nd child-output file: out2</text:p>
            <text:p text:style-name="P76">close(3) <text:s text:c="31"/>= 0</text:p>
            <text:p text:style-name="P76">close(5) <text:s text:c="31"/>= 0</text:p>
            <text:p text:style-name="P76">Enter strings to process: </text:p>
            <text:p text:style-name="P76">close(4) <text:s text:c="31"/>= 0</text:p>
            <text:p text:style-name="P76">close(6) <text:s text:c="31"/>= 0</text:p>
            <text:p text:style-name="P76">--- SIGCHLD {si_signo=SIGCHLD, si_code=CLD_EXITED, si_pid=13590, si_uid=1000, si_status=0, si_utime=0, si_stime=0} ---</text:p>
            <text:p text:style-name="P76">--- SIGCHLD {si_signo=SIGCHLD, si_code=CLD_EXITED, si_pid=13589, si_uid=1000, si_status=0, si_utime=0, si_stime=0} ---</text:p>
            <text:p text:style-name="P76">Child 1 exited, returned <text:s/>0</text:p>
            <text:p text:style-name="P76">Child 2 exited, returned <text:s/>0</text:p>
            <text:p text:style-name="P76">+++ exited with 0 +++</text:p>
            <text:p text:style-name="P85"/>
            <text:p text:style-name="P68">Можно и несколько вызовов сразу: -e trace= и через запятую — список вызовов.</text:p>
            <text:p text:style-name="P85"/>
            <text:p text:style-name="P76">[leo@pc src]$ strace -e trace=mmap,close ./main out1 out2 &lt;test01.txt </text:p>
            <text:p text:style-name="P76">mmap(NULL, 208114, PROT_READ, MAP_PRIVATE, 3, 0) = 0x7f5573d47000</text:p>
            <text:p text:style-name="P76">close(3) <text:s text:c="31"/>= 0</text:p>
            <text:p text:style-name="P76">mmap(NULL, 8192, PROT_READ|PROT_WRITE, MAP_PRIVATE|MAP_ANONYMOUS, -1, 0) = 0x7f5573d45000</text:p>
            <text:p text:style-name="P76">mmap(NULL, 1868448, PROT_READ, MAP_PRIVATE|MAP_DENYWRITE, 3, 0) = 0x7f5573b7c000</text:p>
            <text:p text:style-name="P76">mmap(0x7f5573ba2000, 1363968, PROT_READ|PROT_EXEC, MAP_PRIVATE|MAP_FIXED|MAP_DENYWRITE, 3, 0x26000) = 0x7f5573ba2000</text:p>
            <text:p text:style-name="P76">mmap(0x7f5573cef000, 311296, PROT_READ, MAP_PRIVATE|MAP_FIXED|MAP_DENYWRITE, 3, 0x173000) = 0x7f5573cef000</text:p>
            <text:p text:style-name="P76">mmap(0x7f5573d3b000, 24576, PROT_READ|PROT_WRITE, MAP_PRIVATE|MAP_FIXED|MAP_DENYWRITE, 3, 0x1be000) = 0x7f5573d3b000</text:p>
            <text:p text:style-name="P76">mmap(0x7f5573d41000, 12960, PROT_READ|PROT_WRITE, MAP_PRIVATE|MAP_FIXED|MAP_ANONYMOUS, -1, 0) = 0x7f5573d41000</text:p>
            <text:p text:style-name="P76">close(3) <text:s text:c="31"/>= 0</text:p>
            <text:p text:style-name="P76">mmap(NULL, 8192, PROT_READ|PROT_WRITE, MAP_PRIVATE|MAP_ANONYMOUS, -1, 0) = 0x7f5573b7a000</text:p>
            <text:p text:style-name="P76">Name of the 1st child-output file: out1</text:p>
            <text:p text:style-name="P76">Name of the 2nd child-output file: out2</text:p>
            <text:p text:style-name="P76">close(3) <text:s text:c="31"/>= 0</text:p>
            <text:p text:style-name="P76">close(5) <text:s text:c="31"/>= 0</text:p>
            <text:p text:style-name="P76">Enter strings to process: </text:p>
            <text:p text:style-name="P76">close(4) <text:s text:c="31"/>= 0</text:p>
            <text:p text:style-name="P76">close(6) <text:s text:c="31"/>= 0</text:p>
            <text:p text:style-name="P76">--- SIGCHLD {si_signo=SIGCHLD, si_code=CLD_EXITED, si_pid=16380, si_uid=1000, si_status=0, si_utime=0, si_stime=0} ---</text:p>
            <text:p text:style-name="P76">--- SIGCHLD {si_signo=SIGCHLD, si_code=CLD_EXITED, si_pid=16379, si_uid=1000, si_status=0, si_utime=0, si_stime=0} ---</text:p>
            <text:p text:style-name="P76">Child 1 exited, returned <text:s/>0</text:p>
            <text:p text:style-name="P76">Child 2 exited, returned <text:s/>0</text:p>
            <text:p text:style-name="P80"><text:span text:style-name="T62">+++ exited with 0 +++</text:span></text:p>
          </text:deletion>
        </text:changed-region>
        <text:changed-region xml:id="ct93849835717920" text:id="ct93849835717920">
          <text:deletion>
            <office:change-info>
              <dc:creator>Unknown Author</dc:creator>
              <dc:date>2020-12-02T23:15:49</dc:date>
            </office:change-info>
            <text:p text:style-name="P80"><text:span text:style-name="T21"/></text:p>
            <text:p text:style-name="P80"><text:span text:style-name="T21"/></text:p>
          </text:deletion>
        </text:changed-region>
        <text:changed-region xml:id="ct93849835717600" text:id="ct93849835717600">
          <text:deletion>
            <office:change-info>
              <dc:creator>Unknown Author</dc:creator>
              <dc:date>2020-12-02T22:28:42</dc:date>
            </office:change-info>
            <text:p text:style-name="P80"><text:span text:style-name="T21"/></text:p>
            <text:p text:style-name="P80"><text:span text:style-name="T54"/></text:p>
          </text:deletion>
        </text:changed-region>
        <text:changed-region xml:id="ct93849835717280" text:id="ct93849835717280">
          <text:deletion>
            <office:change-info>
              <dc:creator>Unknown Author</dc:creator>
              <dc:date>2020-12-02T23:15:49</dc:date>
            </office:change-info>
            <text:p text:style-name="P80"><text:span text:style-name="T54">:</text:span></text:p>
          </text:deletion>
        </text:changed-region>
        <text:changed-region xml:id="ct93849835716960" text:id="ct93849835716960">
          <text:deletion>
            <office:change-info>
              <dc:creator>Unknown Author</dc:creator>
              <dc:date>2020-12-02T22:29:07</dc:date>
            </office:change-info>
            <text:p text:style-name="P80"><text:span text:style-name="T54">close()</text:span></text:p>
          </text:deletion>
        </text:changed-region>
        <text:changed-region xml:id="ct93849835716640" text:id="ct93849835716640">
          <text:deletion>
            <office:change-info>
              <dc:creator>Unknown Author</dc:creator>
              <dc:date>2020-12-02T23:15:49</dc:date>
            </office:change-info>
            <text:p text:style-name="P80"><text:span text:style-name="T57"/></text:p>
            <text:p text:style-name="P80"><text:span text:style-name="T22">Например — отобразить только вызовы </text:span></text:p>
          </text:deletion>
        </text:changed-region>
        <text:changed-region xml:id="ct93849835716320" text:id="ct93849835716320">
          <text:deletion>
            <office:change-info>
              <dc:creator>Unknown Author</dc:creator>
              <dc:date>2020-12-02T22:28:41</dc:date>
            </office:change-info>
            <text:p text:style-name="P80"><text:span text:style-name="T57"/></text:p>
            <text:p text:style-name="P80"><text:span text:style-name="T57"/></text:p>
          </text:deletion>
        </text:changed-region>
        <text:changed-region xml:id="ct93849835716000" text:id="ct93849835716000">
          <text:deletion>
            <office:change-info>
              <dc:creator>Unknown Author</dc:creator>
              <dc:date>2020-12-02T23:15:49</dc:date>
            </office:change-info>
            <text:p text:style-name="P80"><text:span text:style-name="T57"/></text:p>
            <text:p text:style-name="P80"><text:span text:style-name="T52">О</text:span><text:span text:style-name="T22">пция -e служит для </text:span><text:span text:style-name="T52">отображения</text:span><text:span text:style-name="T22"> лишь определенных вызовов.</text:span></text:p>
          </text:deletion>
        </text:changed-region>
        <text:changed-region xml:id="ct93849835715680" text:id="ct93849835715680">
          <text:deletion>
            <office:change-info>
              <dc:creator>Unknown Author</dc:creator>
              <dc:date>2020-12-02T22:28:40</dc:date>
            </office:change-info>
            <text:p text:style-name="P80"><text:span text:style-name="T57"/></text:p>
            <text:p text:style-name="P80"><text:span text:style-name="T57"/></text:p>
          </text:deletion>
        </text:changed-region>
        <text:changed-region xml:id="ct93849835715360" text:id="ct93849835715360">
          <text:deletion>
            <office:change-info>
              <dc:creator>Unknown Author</dc:creator>
              <dc:date>2020-12-02T23:15:51</dc:date>
            </office:change-info>
            <text:p text:style-name="P80"><text:span text:style-name="T57"/></text:p>
            <text:p text:style-name="P80"><text:span text:style-name="T23">Отображение определенных вызовов:</text:span></text:p>
          </text:deletion>
        </text:changed-region>
        <text:changed-region xml:id="ct93849835720480" text:id="ct93849835720480">
          <text:deletion>
            <office:change-info>
              <dc:creator>&lt;анонимный&gt;</dc:creator>
              <dc:date>2021-01-10T16:58:16</dc:date>
            </office:change-info>
            <text:p text:style-name="P80"><text:span text:style-name="T63">------------------------------------------------------------------------------------------------------------------------</text:span></text:p>
          </text:deletion>
          <text:insertion>
            <office:change-info office:chg-author="Unknown Author" office:chg-date-time="2020-12-02T23:16:48"/>
          </text:insertion>
        </text:changed-region>
        <text:changed-region xml:id="ct93849835721520" text:id="ct93849835721520">
          <text:deletion>
            <office:change-info>
              <dc:creator>&lt;анонимный&gt;</dc:creator>
              <dc:date>2021-01-10T16:58:16</dc:date>
            </office:change-info>
            <text:p text:style-name="P80"><text:span text:style-name="T55"/></text:p>
            <text:p text:style-name="P80"><text:span text:style-name="T55"/></text:p>
          </text:deletion>
          <text:insertion>
            <office:change-info office:chg-author="Unknown Author" office:chg-date-time="2020-12-02T23:17:00"/>
          </text:insertion>
        </text:changed-region>
        <text:changed-region xml:id="ct93849835197152" text:id="ct93849835197152">
          <text:deletion>
            <office:change-info>
              <dc:creator>&lt;анонимный&gt;</dc:creator>
              <dc:date>2021-01-10T16:58:16</dc:date>
            </office:change-info>
            <text:p text:style-name="P80">[leo@pc final]$ ltrace ./main2 </text:p>
            <text:p text:style-name="P79">printf("Enter function type: ") <text:s text:c="89"/>= 21</text:p>
            <text:p text:style-name="P79">__isoc99_scanf(0x55cd6c98803e, 0x7ffefff95e14, 0, 0Enter function type: 1</text:p>
            <text:p text:style-name="P79">) <text:s text:c="68"/>= 1</text:p>
            <text:p text:style-name="P79">dlopen("libSolyanka1.so", 1) <text:s text:c="92"/>= 0x55cd6d75aae0</text:p>
            <text:p text:style-name="P79">dlsym(0x55cd6d75aae0, "sort") <text:s text:c="91"/>= 0x7f8c52484449</text:p>
            <text:p text:style-name="P79">dlsym(0x55cd6d75aae0, "der") <text:s text:c="92"/>= 0x7f8c52484287</text:p>
            <text:p text:style-name="P79">printf("Enter x: ") <text:s text:c="101"/>= 9</text:p>
            <text:p text:style-name="P79">__isoc99_scanf(0x55cd6c988088, 0x7ffefff95e18, 0, 0Enter x: 3.14</text:p>
            <text:p text:style-name="P79">) <text:s text:c="68"/>= 1</text:p>
            <text:p text:style-name="P79">printf("Enter dx: ") <text:s text:c="100"/>= 10</text:p>
            <text:p text:style-name="P79">__isoc99_scanf(0x55cd6c988088, 0x7ffefff95e1c, 0, 0Enter dx: 0.01</text:p>
            <text:p text:style-name="P79">) <text:s text:c="68"/>= 1</text:p>
            <text:p text:style-name="P79">printf("%f\n", 0.0033920.003392</text:p>
            <text:p text:style-name="P79">) <text:s text:c="96"/>= 9</text:p>
            <text:p text:style-name="P79">printf("Enter function type: ") <text:s text:c="89"/>= 21</text:p>
            <text:p text:style-name="P79">__isoc99_scanf(0x55cd6c98803e, 0x7ffefff95e14, 0, 0Enter function type: 0</text:p>
            <text:p text:style-name="P79">) <text:s text:c="68"/>= 1</text:p>
            <text:p text:style-name="P79">dlclose(0x55cd6d75aae0) <text:s text:c="97"/>= 0</text:p>
            <text:p text:style-name="P79">printf("Implementations switched. Enter "...) <text:s text:c="75"/>= 53</text:p>
            <text:p text:style-name="P79">__isoc99_scanf(0x55cd6c98803e, 0x7ffefff95e14, 0, 0Implementations switched. Enter function type again: 1</text:p>
            <text:p text:style-name="P79">) <text:s text:c="68"/>= 1</text:p>
            <text:p text:style-name="P79">dlopen("libSolyanka2.so", 1) <text:s text:c="92"/>= 0x55cd6d75aae0</text:p>
            <text:p text:style-name="P79">dlsym(0x55cd6d75aae0, "sort") <text:s text:c="91"/>= 0x7f8c524843cc</text:p>
            <text:p text:style-name="P79">dlsym(0x55cd6d75aae0, "der") <text:s text:c="92"/>= 0x7f8c52484277</text:p>
            <text:p text:style-name="P79">printf("Enter x: ") <text:s text:c="101"/>= 9</text:p>
            <text:p text:style-name="P79">__isoc99_scanf(0x55cd6c988088, 0x7ffefff95e18, 0, 0Enter x: 3.14</text:p>
            <text:p text:style-name="P79">) <text:s text:c="68"/>= 1</text:p>
            <text:p text:style-name="P79">printf("Enter dx: ") <text:s text:c="100"/>= 10</text:p>
            <text:p text:style-name="P79">__isoc99_scanf(0x55cd6c988088, 0x7ffefff95e1c, 0, 0Enter dx: 0.01</text:p>
            <text:p text:style-name="P79">) <text:s text:c="68"/>= 1</text:p>
            <text:p text:style-name="P79">printf("%f\n", -0.001591-0.001591</text:p>
            <text:p text:style-name="P79">) <text:s text:c="95"/>= 10</text:p>
            <text:p text:style-name="P79">printf("Enter function type: ") <text:s text:c="89"/>= 21</text:p>
            <text:p text:style-name="P79">__isoc99_scanf(0x55cd6c98803e, 0x7ffefff95e14, 0, 0Enter function type: 1</text:p>
            <text:p text:style-name="P79">) <text:s text:c="68"/>= 1</text:p>
            <text:p text:style-name="P79">dlopen("libSolyanka2.so", 1) <text:s text:c="92"/>= 0x55cd6d75aae0</text:p>
            <text:p text:style-name="P79">dlsym(0x55cd6d75aae0, "sort") <text:s text:c="91"/>= 0x7f8c524843cc</text:p>
            <text:p text:style-name="P79">dlsym(0x55cd6d75aae0, "der") <text:s text:c="92"/>= 0x7f8c52484277</text:p>
            <text:p text:style-name="P80">printf("Enter x: ") <text:s text:c="2"/></text:p>
          </text:deletion>
          <text:insertion>
            <office:change-info office:chg-author="Unknown Author" office:chg-date-time="2020-12-02T23:19:50"/>
          </text:insertion>
        </text:changed-region>
        <text:changed-region xml:id="ct93849916967600" text:id="ct93849916967600">
          <text:insertion>
            <office:change-info>
              <dc:creator>&lt;анонимный&gt;</dc:creator>
              <dc:date>2021-01-10T16:58:16</dc:date>
            </office:change-info>
          </text:insertion>
        </text:changed-region>
        <text:changed-region xml:id="ct93849835198112" text:id="ct93849835198112">
          <text:deletion>
            <office:change-info>
              <dc:creator>Unknown Author</dc:creator>
              <dc:date>2020-12-02T22:30:17</dc:date>
            </office:change-info>
            <text:p text:style-name="P80">[leo@pc src]$ strace -f -e trace=%process ./main out1 out2 &lt;test01.txt</text:p>
            <text:p text:style-name="P78">execve("./main", ["./main", "out1", "out2"], 0x7ffea199a518 /* 60 vars */) = 0</text:p>
            <text:p text:style-name="P78">Name of the 1st child-output file: out1</text:p>
            <text:p text:style-name="P78">Name of the 2nd child-output file: out2</text:p>
            <text:p text:style-name="P78">clone(child_stack=NULL, flags=CLONE_CHILD_CLEARTID|CLONE_CHILD_SETTID|SIGCHLD, child_tidptr=0x7f871c760850) = 17210</text:p>
            <text:p text:style-name="P78">strace: Process 17210 attached</text:p>
            <text:p text:style-name="P78">[pid 17209] clone(child_stack=NULL, flags=CLONE_CHILD_CLEARTID|CLONE_CHILD_SETTID|SIGCHLD, child_tidptr=0x7f871c760850) = 17211</text:p>
            <text:p text:style-name="P78">strace: Process 17211 attached</text:p>
            <text:p text:style-name="P78">Enter strings to process: </text:p>
            <text:p text:style-name="P78">[pid 17211] execve("./child2", ["child2"], 0x7ffda96841a8 /* 60 vars */) = 0</text:p>
            <text:p text:style-name="P78">[pid 17210] execve("./child1", ["child1"], 0x7ffda96841a8 /* 60 vars */) = 0</text:p>
            <text:p text:style-name="P78">[pid 17209] wait4(17210, <text:s/>&lt;unfinished ...&gt;</text:p>
            <text:p text:style-name="P78">[pid 17211] exit_group(0) <text:s text:c="14"/>= ?</text:p>
            <text:p text:style-name="P78">[pid 17211] +++ exited with 0 +++</text:p>
            <text:p text:style-name="P78">[pid 17209] &lt;... wait4 resumed&gt;0x7ffda9683e34, 0, NULL) = ? ERESTARTSYS (To be restarted if SA_RESTART is set)</text:p>
            <text:p text:style-name="P78">[pid 17209] --- SIGCHLD {si_signo=SIGCHLD, si_code=CLD_EXITED, si_pid=17211, si_uid=1000, si_status=0, si_utime=0, si_stime=0} ---</text:p>
            <text:p text:style-name="P78">[pid 17209] wait4(17210, <text:s/>&lt;unfinished ...&gt;</text:p>
            <text:p text:style-name="P78">[pid 17210] exit_group(0) <text:s text:c="14"/>= ?</text:p>
            <text:p text:style-name="P78">[pid 17210] +++ exited with 0 +++</text:p>
            <text:p text:style-name="P78">&lt;... wait4 resumed&gt;[{WIFEXITED(s) &amp;&amp; WEXITSTATUS(s) == 0}], 0, NULL) = 17210</text:p>
            <text:p text:style-name="P78">--- SIGCHLD {si_signo=SIGCHLD, si_code=CLD_EXITED, si_pid=17210, si_uid=1000, si_status=0, si_utime=0, si_stime=0} ---</text:p>
            <text:p text:style-name="P78">Child 1 exited, returned <text:s/>0</text:p>
            <text:p text:style-name="P78">wait4(17211, [{WIFEXITED(s) &amp;&amp; WEXITSTATUS(s) == 0}], 0, NULL) = 17211</text:p>
            <text:p text:style-name="P78">Child 2 exited, returned <text:s/>0</text:p>
            <text:p text:style-name="P78">exit_group(0) <text:s text:c="26"/>= ?</text:p>
            <text:p text:style-name="P78">+++ exited with 0 +++</text:p>
            <text:p text:style-name="P65">Запустим main и оставим его ожидать входные данные. Узнаем его PID и подключимся к нему в другой консоли.</text:p>
            <text:p text:style-name="P68"/>
            <text:p text:style-name="P71">[leo@pc src]$ ./main out1 out2</text:p>
            <text:p text:style-name="P71">Name of the 1st child-output file: out1</text:p>
            <text:p text:style-name="P71">Name of the 2nd child-output file: out2</text:p>
            <text:p text:style-name="P71">Enter strings to process: </text:p>
            <text:p text:style-name="P78">[pc src]# ps -a</text:p>
            <text:p text:style-name="P78"><text:s text:c="4"/>PID TTY <text:s text:c="9"/>TIME CMD</text:p>
            <text:p text:style-name="P78"><text:s text:c="2"/>26363 pts/2 <text:s text:c="3"/>00:00:00 sudo</text:p>
            <text:p text:style-name="P78"><text:s text:c="2"/>26364 pts/2 <text:s text:c="3"/>00:00:00 bash</text:p>
            <text:p text:style-name="P78"><text:s text:c="2"/>26373 pts/2 <text:s text:c="3"/>00:00:00 sudo</text:p>
            <text:p text:style-name="P78"><text:s text:c="2"/>26374 pts/2 <text:s text:c="3"/>00:00:00 bash</text:p>
            <text:p text:style-name="P78"><text:s text:c="2"/>27293 pts/4 <text:s text:c="3"/>00:00:00 main</text:p>
            <text:p text:style-name="P78"><text:s text:c="2"/>27294 pts/4 <text:s text:c="3"/>00:00:00 child1</text:p>
            <text:p text:style-name="P78"><text:s text:c="2"/>27295 pts/4 <text:s text:c="3"/>00:00:00 child2</text:p>
            <text:p text:style-name="P78"><text:s text:c="2"/>27296 pts/2 <text:s text:c="3"/>00:00:00 ps</text:p>
            <text:p text:style-name="P78">[pc src]# strace -f -p 27293</text:p>
            <text:p text:style-name="P78">strace: Process 27293 attached</text:p>
            <text:p text:style-name="P78">read(0, "good evening\n", 1024) <text:s text:c="8"/>= 13</text:p>
            <text:p text:style-name="P78">write(6, "good evening\n", 13) <text:s text:c="9"/>= 13</text:p>
            <text:p text:style-name="P78">read(0, "how are you\n", 1024) <text:s text:c="9"/>= 12</text:p>
            <text:p text:style-name="P78">write(6, "how are you\n", 12) <text:s text:c="10"/>= 12</text:p>
            <text:p text:style-name="P78">read(0, "ewe ty dremliw drug prilesny?\n", 1024) = 30</text:p>
            <text:p text:style-name="P78">write(6, "ewe ty dremliw drug prilesny?\n", 30) = 30</text:p>
            <text:p text:style-name="P78">read(0, "one\n", 1024) <text:s text:c="17"/>= 4</text:p>
            <text:p text:style-name="P78">write(4, "one\n", 4) <text:s text:c="19"/>= 4</text:p>
            <text:p text:style-name="P78">read(0, "two\n", 1024) <text:s text:c="17"/>= 4</text:p>
            <text:p text:style-name="P78">write(4, "two\n", 4) <text:s text:c="19"/>= 4</text:p>
            <text:p text:style-name="P78">read(0, "\n", 1024) <text:s text:c="20"/>= 1</text:p>
            <text:p text:style-name="P78">write(4, "\n", 1) <text:s text:c="22"/>= 1</text:p>
            <text:p text:style-name="P78">read(0, "three\n", 1024) <text:s text:c="15"/>= 6</text:p>
            <text:p text:style-name="P78">write(4, "three\n", 6) <text:s text:c="17"/>= 6</text:p>
            <text:p text:style-name="P78">read(0, "bye!\n", 1024) <text:s text:c="16"/>= 5</text:p>
            <text:p text:style-name="P78">write(4, "bye!\n", 5) <text:s text:c="18"/>= 5</text:p>
            <text:p text:style-name="P78">read(0, "", 1024) <text:s text:c="22"/>= 0</text:p>
            <text:p text:style-name="P78">close(4) <text:s text:c="31"/>= 0</text:p>
            <text:p text:style-name="P78">close(6) <text:s text:c="31"/>= 0</text:p>
            <text:p text:style-name="P78">wait4(27294, 0x7ffe27d78c74, 0, NULL) <text:s text:c="2"/>= ? ERESTARTSYS (To be restarted if SA_RESTART is set)</text:p>
            <text:p text:style-name="P78">--- SIGCHLD {si_signo=SIGCHLD, si_code=CLD_EXITED, si_pid=27295, si_uid=1000, si_status=0, si_utime=0, si_stime=0} ---</text:p>
            <text:p text:style-name="P78">wait4(27294, [{WIFEXITED(s) &amp;&amp; WEXITSTATUS(s) == 0}], 0, NULL) = 27294</text:p>
            <text:p text:style-name="P78">--- SIGCHLD {si_signo=SIGCHLD, si_code=CLD_EXITED, si_pid=27294, si_uid=1000, si_status=0, si_utime=0, si_stime=0} ---</text:p>
            <text:p text:style-name="P78">write(1, "Child 1 exited, returned <text:s/>0\n", 28) = 28</text:p>
            <text:p text:style-name="P78">wait4(27295, [{WIFEXITED(s) &amp;&amp; WEXITSTATUS(s) == 0}], 0, NULL) = 27295</text:p>
            <text:p text:style-name="P78">write(1, "Child 2 exited, returned <text:s/>0\n", 28) = 28</text:p>
            <text:p text:style-name="P78">exit_group(0) <text:s text:c="26"/>= ?</text:p>
            <text:p text:style-name="P78">+++ exited with 0 +++</text:p>
            <text:p text:style-name="P78">[pc src]# </text:p>
            <text:p text:style-name="P97"><text:span text:style-name="T22">Для подключения к уже работающему процессу — </text:span><text:span text:style-name="T52">используется</text:span><text:span text:style-name="T22"> опция -p.</text:span></text:p>
            <text:p text:style-name="P71"/>
            <text:p text:style-name="P65">Ключ -y позволяет взглянуть на название файлов, с которыми работает процесс, вместо файловых дескрипторов:</text:p>
            <text:p text:style-name="P68"/>
            <text:p text:style-name="P71">[leo@pc src]$ strace -y -e read ./main out1 out2 &lt;test01.txt </text:p>
            <text:p text:style-name="P71">read(3&lt;/usr/lib/libc-2.32.so&gt;, "\177ELF\2\1\1\3\0\0\0\0\0\0\0\0\3\0&gt;\0\1\0\0\0\220\202\2\0\0\0\0\0"..., 832) = 832</text:p>
            <text:p text:style-name="P71">Name of the 1st child-output file: out1</text:p>
            <text:p text:style-name="P71">Name of the 2nd child-output file: out2</text:p>
            <text:p text:style-name="P71">Enter strings to process: </text:p>
            <text:p text:style-name="P71">read(0&lt;/home/leo/programming/OS/Lab1/src/test01.txt&gt;, "\342\200\234The unexamined life is not wo"..., 4096) = 286</text:p>
            <text:p text:style-name="P71">read(0&lt;/home/leo/programming/OS/Lab1/src/test01.txt&gt;, "", 4096) = 0</text:p>
            <text:p text:style-name="P71">--- SIGCHLD {si_signo=SIGCHLD, si_code=CLD_EXITED, si_pid=17353, si_uid=1000, si_status=0, si_utime=0, si_stime=0} ---</text:p>
            <text:p text:style-name="P71">--- SIGCHLD {si_signo=SIGCHLD, si_code=CLD_EXITED, si_pid=17352, si_uid=1000, si_status=0, si_utime=0, si_stime=0} ---</text:p>
            <text:p text:style-name="P71">Child 1 exited, returned <text:s/>0</text:p>
            <text:p text:style-name="P71">Child 2 exited, returned <text:s/>0</text:p>
            <text:p text:style-name="P71">+++ exited with 0 +++</text:p>
            <text:p text:style-name="P70"/>
            <text:p text:style-name="P13">Отображение времени выполнения вызова:</text:p>
            <text:p text:style-name="P70"/>
            <text:p text:style-name="P65">Посмотреть время выполнения того или иного вызова позволяет ключ -t:</text:p>
            <text:p text:style-name="P70"/>
            <text:p text:style-name="P71">[leo@pc src]$ strace -y -t -e read ./main out1 out2 &lt;test01.txt </text:p>
            <text:p text:style-name="P71">18:05:03 read(3&lt;/usr/lib/libc-2.32.so&gt;, "\177ELF\2\1\1\3\0\0\0\0\0\0\0\0\3\0&gt;\0\1\0\0\0\220\202\2\0\0\0\0\0"..., 832) = 832</text:p>
            <text:p text:style-name="P71">Name of the 1st child-output file: out1</text:p>
            <text:p text:style-name="P71">Name of the 2nd child-output file: out2</text:p>
            <text:p text:style-name="P71">Enter strings to process: </text:p>
            <text:p text:style-name="P71">18:05:03 read(0&lt;/home/leo/programming/OS/Lab1/src/test01.txt&gt;, "\342\200\234The unexamined life is not wo"..., 4096) = 286</text:p>
            <text:p text:style-name="P71">18:05:03 read(0&lt;/home/leo/programming/OS/Lab1/src/test01.txt&gt;, "", 4096) = 0</text:p>
            <text:p text:style-name="P71">18:05:03 --- SIGCHLD {si_signo=SIGCHLD, si_code=CLD_EXITED, si_pid=17476, si_uid=1000, si_status=0, si_utime=0, si_stime=0} ---</text:p>
            <text:p text:style-name="P71">Child 1 exited, returned <text:s/>0</text:p>
            <text:p text:style-name="P71">18:05:03 --- SIGCHLD {si_signo=SIGCHLD, si_code=CLD_EXITED, si_pid=17477, si_uid=1000, si_status=0, si_utime=0, si_stime=0} ---</text:p>
            <text:p text:style-name="P71">Child 2 exited, returned <text:s/>0</text:p>
            <text:p text:style-name="P71">18:05:03 +++ exited with 0 +++</text:p>
            <text:p text:style-name="P71"/>
            <text:p text:style-name="P13">Печать “относительной” времени вызова системных процессов:</text:p>
            <text:p text:style-name="P71"/>
            <text:p text:style-name="P71">[leo@pc src]$ strace -r -e close ./main out1 out2 &lt;test01.txt</text:p>
            <text:p text:style-name="P71"><text:s text:c="5"/>0.000000 close(3) <text:s text:c="17"/>= 0</text:p>
            <text:p text:style-name="P71"><text:s text:c="5"/>0.001310 close(3) <text:s text:c="17"/>= 0</text:p>
            <text:p text:style-name="P71">Name of the 1st child-output file: out1</text:p>
            <text:p text:style-name="P71">Name of the 2nd child-output file: out2</text:p>
            <text:p text:style-name="P71"><text:s text:c="5"/>0.002243 close(3) <text:s text:c="17"/>= 0</text:p>
            <text:p text:style-name="P71"><text:s text:c="5"/>0.000141 close(5) <text:s text:c="17"/>= 0</text:p>
            <text:p text:style-name="P71">Enter strings to process: </text:p>
            <text:p text:style-name="P71"><text:s text:c="5"/>0.000794 close(4) <text:s text:c="17"/>= 0</text:p>
            <text:p text:style-name="P71"><text:s text:c="5"/>0.000087 close(6) <text:s text:c="17"/>= 0</text:p>
            <text:p text:style-name="P71"><text:s text:c="5"/>0.000901 --- SIGCHLD {si_signo=SIGCHLD, si_code=CLD_EXITED, si_pid=27360, si_uid=1000, si_status=0, si_utime=0, si_stime=0} ---</text:p>
            <text:p text:style-name="P71">Child 1 exited, returned <text:s/>0</text:p>
            <text:p text:style-name="P71"><text:s text:c="5"/>0.002228 --- SIGCHLD {si_signo=SIGCHLD, si_code=CLD_EXITED, si_pid=27361, si_uid=1000, si_status=0, si_utime=0, si_stime=0} ---</text:p>
            <text:p text:style-name="P71">Child 2 exited, returned <text:s/>0</text:p>
            <text:p text:style-name="P71"><text:s text:c="5"/>0.000541 +++ exited with 0 +++</text:p>
            <text:p text:style-name="P71"/>
            <text:p text:style-name="P13">Сохранение вывода утилиты strace в файл</text:p>
            <text:p text:style-name="P13"/>
            <text:p text:style-name="P65">Ключ -o {filename} позволяет вывести лог в файл.</text:p>
            <text:p text:style-name="P65"/>
            <text:p text:style-name="P71">[leo@pc src]$ strace -o log.txt -e read ./main out1 out2 &lt;test01.txt -o log.txt</text:p>
            <text:p text:style-name="P71">Name of the 1st child-output file: out1</text:p>
            <text:p text:style-name="P71">Name of the 2nd child-output file: out2</text:p>
            <text:p text:style-name="P71">Enter strings to process: </text:p>
            <text:p text:style-name="P71">Child 1 exited, returned <text:s/>0</text:p>
            <text:p text:style-name="P71">Child 2 exited, returned <text:s/>0</text:p>
            <text:p text:style-name="P71">[leo@pc src]$ cat log.txt </text:p>
            <text:p text:style-name="P71">read(3, "\177ELF\2\1\1\3\0\0\0\0\0\0\0\0\3\0&gt;\0\1\0\0\0\220\202\2\0\0\0\0\0"..., 832) = 832</text:p>
            <text:p text:style-name="P71">read(0, "\342\200\234The unexamined life is not wo"..., 4096) = 286</text:p>
            <text:p text:style-name="P71">read(0, "", 4096) <text:s text:c="22"/>= 0</text:p>
            <text:p text:style-name="P71">--- SIGCHLD {si_signo=SIGCHLD, si_code=CLD_EXITED, si_pid=26803, si_uid=1000, si_status=0, si_utime=0, si_stime=0} ---</text:p>
            <text:p text:style-name="P71">--- SIGCHLD {si_signo=SIGCHLD, si_code=CLD_EXITED, si_pid=26804, si_uid=1000, si_status=0, si_utime=0, si_stime=0} ---</text:p>
            <text:p text:style-name="P71">+++ exited with 0 +++</text:p>
            <text:p text:style-name="P71"/>
            <text:p text:style-name="P13">Трассировка вызовов запущенного процесса:</text:p>
            <text:p text:style-name="P13"/>
            <text:p text:style-name="P97"><text:span text:style-name="T53">Пути к файлам вместо дескрипторов</text:span><text:span text:style-name="T21">:</text:span></text:p>
            <text:p text:style-name="P78"/>
            <text:p text:style-name="P85"/>
            <text:p text:style-name="P79"/>
          </text:deletion>
        </text:changed-region>
        <text:changed-region xml:id="ct93849835197792" text:id="ct93849835197792">
          <text:deletion>
            <office:change-info>
              <dc:creator>Unknown Author</dc:creator>
              <dc:date>2020-12-02T23:24:59</dc:date>
            </office:change-info>
            <text:p text:style-name="P79"/>
            <text:p text:style-name="Standard_20__28_user_29_"><text:span text:style-name="T25">В данном случае будет полезной </text:span><text:span text:style-name="T24">фильтрация по группам вызовов:</text:span></text:p>
            <text:p text:style-name="P86"/>
            <text:p text:style-name="P79"/>
          </text:deletion>
        </text:changed-region>
        <text:changed-region xml:id="ct93849835197472" text:id="ct93849835197472">
          <text:deletion>
            <office:change-info>
              <dc:creator>Unknown Author</dc:creator>
              <dc:date>2020-12-02T23:25:29</dc:date>
            </office:change-info>
            <text:p text:style-name="P79"/>
            <text:p text:style-name="P80"/>
          </text:deletion>
        </text:changed-region>
        <text:changed-region xml:id="ct93849835199152" text:id="ct93849835199152">
          <text:insertion>
            <office:change-info>
              <dc:creator>Unknown Author</dc:creator>
              <dc:date>2020-12-02T22:30:34</dc:date>
            </office:change-info>
          </text:insertion>
        </text:changed-region>
        <text:changed-region xml:id="ct93849835765856" text:id="ct93849835765856">
          <text:insertion>
            <office:change-info>
              <dc:creator>Unknown Author</dc:creator>
              <dc:date>2020-12-02T23:26:51</dc:date>
            </office:change-info>
          </text:insertion>
        </text:changed-region>
        <text:changed-region xml:id="ct93849835786832" text:id="ct93849835786832">
          <text:deletion>
            <office:change-info>
              <dc:creator>&lt;анонимный&gt;</dc:creator>
              <dc:date>2021-01-10T16:59:00</dc:date>
            </office:change-info>
            <text:p text:style-name="P72">[leo@pc final]$ strace -c ./main2</text:p>
            <text:p text:style-name="P72">Enter function type: 0</text:p>
            <text:p text:style-name="P72">Implementations switched. Enter function type again: 1</text:p>
            <text:p text:style-name="P72">Enter x: 3.14</text:p>
            <text:p text:style-name="P72">Enter dx: 0.01</text:p>
            <text:p text:style-name="P72">-0.001591</text:p>
            <text:p text:style-name="P72">Enter function type: 0</text:p>
            <text:p text:style-name="P72">Implementations switched. Enter function type again: 1</text:p>
            <text:p text:style-name="P72">Enter x: 3.14</text:p>
            <text:p text:style-name="P72">Enter dx: 0.01</text:p>
            <text:p text:style-name="P72">0.003392</text:p>
            <text:p text:style-name="P72">Enter function type: % time <text:s text:c="4"/>seconds <text:s/>usecs/call <text:s text:c="4"/>calls <text:s text:c="3"/>errors syscall</text:p>
            <text:p text:style-name="P72">------ ----------- ----------- --------- --------- ----------------</text:p>
            <text:p text:style-name="P72"><text:s/>26.65 <text:s text:c="3"/>0.000504 <text:s text:c="10"/>9 <text:s text:c="7"/>51 <text:s text:c="7"/>46 openat</text:p>
            <text:p text:style-name="P72"><text:s/>23.22 <text:s text:c="3"/>0.000439 <text:s text:c="9"/>33 <text:s text:c="7"/>13 <text:s text:c="10"/>read</text:p>
            <text:p text:style-name="P72"><text:s/>15.34 <text:s text:c="3"/>0.000290 <text:s text:c="9"/>14 <text:s text:c="7"/>20 <text:s text:c="10"/>mmap</text:p>
            <text:p text:style-name="P72"><text:s/>11.85 <text:s text:c="3"/>0.000224 <text:s text:c="9"/>20 <text:s text:c="7"/>11 <text:s text:c="10"/>write</text:p>
            <text:p text:style-name="P72"><text:s text:c="2"/>6.29 <text:s text:c="3"/>0.000119 <text:s text:c="9"/>19 <text:s text:c="8"/>6 <text:s text:c="10"/>mprotect</text:p>
            <text:p text:style-name="P72"><text:s text:c="2"/>5.92 <text:s text:c="3"/>0.000112 <text:s text:c="9"/>37 <text:s text:c="8"/>3 <text:s text:c="10"/>munmap</text:p>
            <text:p text:style-name="P72"><text:s text:c="2"/>3.12 <text:s text:c="3"/>0.000059 <text:s text:c="10"/>8 <text:s text:c="8"/>7 <text:s text:c="10"/>fstat</text:p>
            <text:p text:style-name="P72"><text:s text:c="2"/>3.07 <text:s text:c="3"/>0.000058 <text:s text:c="9"/>14 <text:s text:c="8"/>4 <text:s text:c="10"/>pread64</text:p>
            <text:p text:style-name="P72"><text:s text:c="2"/>1.64 <text:s text:c="3"/>0.000031 <text:s text:c="9"/>10 <text:s text:c="8"/>3 <text:s text:c="10"/>brk</text:p>
            <text:p text:style-name="P72"><text:s text:c="2"/>1.48 <text:s text:c="3"/>0.000028 <text:s text:c="10"/>5 <text:s text:c="8"/>5 <text:s text:c="10"/>close</text:p>
            <text:p text:style-name="P72"><text:s text:c="2"/>0.74 <text:s text:c="3"/>0.000014 <text:s text:c="10"/>7 <text:s text:c="8"/>2 <text:s text:c="10"/>getcwd</text:p>
            <text:p text:style-name="P72"><text:s text:c="2"/>0.69 <text:s text:c="3"/>0.000013 <text:s text:c="10"/>6 <text:s text:c="8"/>2 <text:s text:c="8"/>1 arch_prctl</text:p>
            <text:p text:style-name="P72"><text:s text:c="2"/>0.00 <text:s text:c="3"/>0.000000 <text:s text:c="10"/>0 <text:s text:c="8"/>1 <text:s text:c="8"/>1 access</text:p>
            <text:p text:style-name="P72"><text:s text:c="2"/>0.00 <text:s text:c="3"/>0.000000 <text:s text:c="10"/>0 <text:s text:c="8"/>1 <text:s text:c="10"/>execve</text:p>
            <text:p text:style-name="P72">------ ----------- ----------- --------- --------- ----------------</text:p>
            <text:p text:style-name="P72">100.00 <text:s text:c="3"/>0.001891 <text:s text:c="9"/>14 <text:s text:c="6"/>129 <text:s text:c="7"/>48 total</text:p>
          </text:deletion>
          <text:insertion>
            <office:change-info office:chg-author="Unknown Author" office:chg-date-time="2020-12-02T23:27:14"/>
          </text:insertion>
        </text:changed-region>
        <text:changed-region xml:id="ct93849916839712" text:id="ct93849916839712">
          <text:insertion>
            <office:change-info>
              <dc:creator>&lt;анонимный&gt;</dc:creator>
              <dc:date>2021-01-10T16:59:00</dc:date>
            </office:change-info>
          </text:insertion>
        </text:changed-region>
        <text:changed-region xml:id="ct93849916411232" text:id="ct93849916411232">
          <text:deletion>
            <office:change-info>
              <dc:creator>&lt;анонимный&gt;</dc:creator>
              <dc:date>2021-01-10T16:59:21</dc:date>
            </office:change-info>
            <text:p text:style-name="P72"><text:span text:style-name="T26"/></text:p>
            <text:p text:style-name="P67">Статистика системных вызовов</text:p>
          </text:deletion>
        </text:changed-region>
        <text:changed-region xml:id="ct93849835787856" text:id="ct93849835787856">
          <text:deletion>
            <office:change-info>
              <dc:creator>&lt;анонимный&gt;</dc:creator>
              <dc:date>2021-01-10T16:59:20</dc:date>
            </office:change-info>
            <text:p text:style-name="P67"><text:s/>- <text:span text:style-name="T64">ltrace</text:span></text:p>
          </text:deletion>
          <text:insertion>
            <office:change-info office:chg-author="Unknown Author" office:chg-date-time="2020-12-02T23:26:46"/>
          </text:insertion>
        </text:changed-region>
        <text:changed-region xml:id="ct93849856916320" text:id="ct93849856916320">
          <text:deletion>
            <office:change-info>
              <dc:creator>&lt;анонимный&gt;</dc:creator>
              <dc:date>2021-01-10T16:59:20</dc:date>
            </office:change-info>
            <text:p text:style-name="P67"><text:span text:style-name="T64">:</text:span></text:p>
          </text:deletion>
        </text:changed-region>
        <text:changed-region xml:id="ct93849835788256" text:id="ct93849835788256">
          <text:deletion>
            <office:change-info>
              <dc:creator>Unknown Author</dc:creator>
              <dc:date>2020-12-02T22:30:34</dc:date>
            </office:change-info>
            <text:p text:style-name="P67"><text:span text:style-name="T26"/></text:p>
            <text:p text:style-name="P67"><text:span text:style-name="T26"/></text:p>
          </text:deletion>
        </text:changed-region>
        <text:changed-region xml:id="ct93849915904752" text:id="ct93849915904752">
          <text:deletion>
            <office:change-info>
              <dc:creator>&lt;анонимный&gt;</dc:creator>
              <dc:date>2021-01-10T16:59:20</dc:date>
            </office:change-info>
            <text:p text:style-name="P67"><text:span text:style-name="T26"/></text:p>
            <text:p text:style-name="P74"><text:span text:style-name="T26"/></text:p>
          </text:deletion>
        </text:changed-region>
        <text:changed-region xml:id="ct93849835789936" text:id="ct93849835789936">
          <text:deletion>
            <office:change-info>
              <dc:creator>Unknown Author</dc:creator>
              <dc:date>2020-12-02T22:31:08</dc:date>
            </office:change-info>
            <text:p text:style-name="P74">[leo@pc src]$ strace -c ./main out1 out2 &lt;test01.txt </text:p>
            <text:p text:style-name="P71">Name of the 1st child-output file: out1</text:p>
            <text:p text:style-name="P71">Name of the 2nd child-output file: out2</text:p>
            <text:p text:style-name="P71">Enter strings to process: </text:p>
            <text:p text:style-name="P71">Child 1 exited, returned <text:s/>0</text:p>
            <text:p text:style-name="P71">Child 2 exited, returned <text:s/>0</text:p>
            <text:p text:style-name="P71">% time <text:s text:c="4"/>seconds <text:s/>usecs/call <text:s text:c="4"/>calls <text:s text:c="3"/>errors syscall</text:p>
            <text:p text:style-name="P71">------ ----------- ----------- --------- --------- ----------------</text:p>
            <text:p text:style-name="P71"><text:s/>72.69 <text:s text:c="3"/>0.002167 <text:s text:c="7"/>1083 <text:s text:c="8"/>2 <text:s text:c="10"/>wait4</text:p>
            <text:p text:style-name="P71"><text:s text:c="2"/>9.26 <text:s text:c="3"/>0.000276 <text:s text:c="8"/>138 <text:s text:c="8"/>2 <text:s text:c="10"/>clone</text:p>
            <text:p text:style-name="P71"><text:s text:c="2"/>6.84 <text:s text:c="3"/>0.000204 <text:s text:c="9"/>18 <text:s text:c="7"/>11 <text:s text:c="10"/>write</text:p>
            <text:p text:style-name="P71"><text:s text:c="2"/>2.65 <text:s text:c="3"/>0.000079 <text:s text:c="9"/>26 <text:s text:c="8"/>3 <text:s text:c="10"/>brk</text:p>
            <text:p text:style-name="P71"><text:s text:c="2"/>1.85 <text:s text:c="3"/>0.000055 <text:s text:c="9"/>18 <text:s text:c="8"/>3 <text:s text:c="10"/>mprotect</text:p>
            <text:p text:style-name="P71"><text:s text:c="2"/>1.61 <text:s text:c="3"/>0.000048 <text:s text:c="10"/>8 <text:s text:c="8"/>6 <text:s text:c="10"/>close</text:p>
            <text:p text:style-name="P71"><text:s text:c="2"/>1.51 <text:s text:c="3"/>0.000045 <text:s text:c="9"/>45 <text:s text:c="8"/>1 <text:s text:c="10"/>munmap</text:p>
            <text:p text:style-name="P71"><text:s text:c="2"/>1.51 <text:s text:c="3"/>0.000045 <text:s text:c="9"/>22 <text:s text:c="8"/>2 <text:s text:c="10"/>pipe</text:p>
            <text:p text:style-name="P71"><text:s text:c="2"/>1.07 <text:s text:c="3"/>0.000032 <text:s text:c="10"/>8 <text:s text:c="8"/>4 <text:s text:c="10"/>fstat</text:p>
            <text:p text:style-name="P71"><text:s text:c="2"/>1.01 <text:s text:c="3"/>0.000030 <text:s text:c="9"/>10 <text:s text:c="8"/>3 <text:s text:c="10"/>read</text:p>
            <text:p text:style-name="P71"><text:s text:c="2"/>0.00 <text:s text:c="3"/>0.000000 <text:s text:c="10"/>0 <text:s text:c="8"/>8 <text:s text:c="10"/>mmap</text:p>
            <text:p text:style-name="P71"><text:s text:c="2"/>0.00 <text:s text:c="3"/>0.000000 <text:s text:c="10"/>0 <text:s text:c="8"/>4 <text:s text:c="10"/>pread64</text:p>
            <text:p text:style-name="P71"><text:s text:c="2"/>0.00 <text:s text:c="3"/>0.000000 <text:s text:c="10"/>0 <text:s text:c="8"/>1 <text:s text:c="8"/>1 access</text:p>
            <text:p text:style-name="P71"><text:s text:c="2"/>0.00 <text:s text:c="3"/>0.000000 <text:s text:c="10"/>0 <text:s text:c="8"/>1 <text:s text:c="10"/>execve</text:p>
            <text:p text:style-name="P71"><text:s text:c="2"/>0.00 <text:s text:c="3"/>0.000000 <text:s text:c="10"/>0 <text:s text:c="8"/>2 <text:s text:c="8"/>1 arch_prctl</text:p>
            <text:p text:style-name="P71"><text:s text:c="2"/>0.00 <text:s text:c="3"/>0.000000 <text:s text:c="10"/>0 <text:s text:c="8"/>2 <text:s text:c="10"/>openat</text:p>
            <text:p text:style-name="P71">------ ----------- ----------- --------- --------- ----------------</text:p>
            <text:p text:style-name="P72">100.00 <text:s text:c="3"/>0.002981 <text:s text:c="9"/>54 <text:s text:c="7"/>55 <text:s text:c="8"/>2 total</text:p>
          </text:deletion>
        </text:changed-region>
        <text:changed-region xml:id="ct93849835789616" text:id="ct93849835789616">
          <text:deletion>
            <office:change-info>
              <dc:creator>Unknown Author</dc:creator>
              <dc:date>2020-12-02T23:25:38</dc:date>
            </office:change-info>
            <text:p text:style-name="P72"><text:span text:style-name="T26"/></text:p>
            <text:p text:style-name="P74"><text:span text:style-name="T26"/></text:p>
          </text:deletion>
        </text:changed-region>
        <text:changed-region xml:id="ct93849835789376" text:id="ct93849835789376">
          <text:deletion>
            <office:change-info>
              <dc:creator>Unknown Author</dc:creator>
              <dc:date>2020-12-02T22:30:35</dc:date>
            </office:change-info>
            <text:p text:style-name="P74"><text:span text:style-name="T26"/></text:p>
            <text:p text:style-name="P74"><text:span text:style-name="T26"/></text:p>
          </text:deletion>
        </text:changed-region>
        <text:changed-region xml:id="ct93849835789136" text:id="ct93849835789136">
          <text:deletion>
            <office:change-info>
              <dc:creator>Unknown Author</dc:creator>
              <dc:date>2020-12-02T23:25:38</dc:date>
            </office:change-info>
            <text:p text:style-name="P74"><text:span text:style-name="T26">С помощью опции -c — можно получить наглядную статистику выполнения программы:</text:span></text:p>
          </text:deletion>
        </text:changed-region>
        <text:changed-region xml:id="ct93849835804704" text:id="ct93849835804704">
          <text:deletion>
            <office:change-info>
              <dc:creator>&lt;анонимный&gt;</dc:creator>
              <dc:date>2021-01-10T16:59:20</dc:date>
            </office:change-info>
            <text:p text:style-name="P74">[leo@pc final]$ ltrace -c ./main2 </text:p>
            <text:p text:style-name="P73">Enter function type: 0</text:p>
            <text:p text:style-name="P73">Implementations switched. Enter function type again: 1</text:p>
            <text:p text:style-name="P73">Enter x: 3.14</text:p>
            <text:p text:style-name="P73">Enter dx: 0.01</text:p>
            <text:p text:style-name="P73">-0.001591</text:p>
            <text:p text:style-name="P73">Enter function type: 0</text:p>
            <text:p text:style-name="P73">Implementations switched. Enter function type again: 1</text:p>
            <text:p text:style-name="P73">Enter x: 3.14</text:p>
            <text:p text:style-name="P73">Enter dx: 0.01</text:p>
            <text:p text:style-name="P73">0.003392</text:p>
            <text:p text:style-name="P73">Enter function type: % time <text:s text:c="4"/>seconds <text:s/>usecs/call <text:s text:c="4"/>calls <text:s text:c="5"/>function</text:p>
            <text:p text:style-name="P73">------ ----------- ----------- --------- --------------------</text:p>
            <text:p text:style-name="P73"><text:s/>99.83 <text:s text:c="2"/>13.430960 <text:s text:c="4"/>1492328 <text:s text:c="8"/>9 __isoc99_scanf</text:p>
            <text:p text:style-name="P73"><text:s text:c="2"/>0.13 <text:s text:c="3"/>0.016937 <text:s text:c="7"/>8468 <text:s text:c="8"/>2 dlopen</text:p>
            <text:p text:style-name="P73"><text:s text:c="2"/>0.03 <text:s text:c="3"/>0.003364 <text:s text:c="8"/>305 <text:s text:c="7"/>11 printf</text:p>
            <text:p text:style-name="P73"><text:s text:c="2"/>0.01 <text:s text:c="3"/>0.001876 <text:s text:c="8"/>938 <text:s text:c="8"/>2 dlclose</text:p>
            <text:p text:style-name="P73"><text:s text:c="2"/>0.00 <text:s text:c="3"/>0.000331 <text:s text:c="9"/>82 <text:s text:c="8"/>4 dlsym</text:p>
            <text:p text:style-name="P73">------ ----------- ----------- --------- --------------------</text:p>
            <text:p text:style-name="P74">100.00 <text:s text:c="2"/>13.453468 <text:s text:c="19"/>28 total</text:p>
          </text:deletion>
          <text:insertion>
            <office:change-info office:chg-author="Unknown Author" office:chg-date-time="2020-12-02T23:25:38"/>
          </text:insertion>
        </text:changed-region>
        <text:changed-region xml:id="ct93849916708368" text:id="ct93849916708368">
          <text:deletion>
            <office:change-info>
              <dc:creator>&lt;анонимный&gt;</dc:creator>
              <dc:date>2021-01-10T17:09:04</dc:date>
            </office:change-info>
            <text:p text:style-name="P11">main</text:p>
          </text:deletion>
        </text:changed-region>
        <text:changed-region xml:id="ct93849835808080" text:id="ct93849835808080">
          <text:deletion>
            <office:change-info>
              <dc:creator>&lt;анонимный&gt;</dc:creator>
              <dc:date>2021-01-10T17:09:04</dc:date>
            </office:change-info>
            <text:p text:style-name="P11"><text:span text:style-name="T64">1</text:span></text:p>
          </text:deletion>
          <text:insertion>
            <office:change-info office:chg-author="Unknown Author" office:chg-date-time="2020-12-02T23:27:31"/>
          </text:insertion>
        </text:changed-region>
        <text:changed-region xml:id="ct93849835807184" text:id="ct93849835807184">
          <text:insertion>
            <office:change-info>
              <dc:creator>&lt;анонимный&gt;</dc:creator>
              <dc:date>2021-01-10T17:09:05</dc:date>
            </office:change-info>
          </text:insertion>
        </text:changed-region>
        <text:changed-region xml:id="ct93849835808400" text:id="ct93849835808400">
          <text:format-change>
            <office:change-info>
              <dc:creator>Unknown Author</dc:creator>
              <dc:date>2020-12-02T23:28:15</dc:date>
            </office:change-info>
          </text:format-change>
        </text:changed-region>
        <text:changed-region xml:id="ct93849835809424" text:id="ct93849835809424">
          <text:deletion>
            <office:change-info>
              <dc:creator>Unknown Author</dc:creator>
              <dc:date>2020-12-02T22:31:23</dc:date>
            </office:change-info>
            <text:p text:style-name="P17">#include &lt;stdlib.h&gt;</text:p>
            <text:p text:style-name="P17">#include &lt;stdio.h&gt;</text:p>
            <text:p text:style-name="P17">#include &lt;unistd.h&gt;</text:p>
            <text:p text:style-name="P17">#include &lt;fcntl.h&gt;</text:p>
            <text:p text:style-name="P17">#include &lt;string.h&gt;</text:p>
            <text:p text:style-name="P17">#include &lt;sys/wait.h&gt;</text:p>
            <text:p text:style-name="P17"/>
            <text:p text:style-name="P17">#define MAX_FNAME_LENGTH 100</text:p>
            <text:p text:style-name="P17">#define MAX_STR_LENGTH 300</text:p>
            <text:p text:style-name="P17"/>
            <text:p text:style-name="P17">#define RD 0 // Read end of pipe</text:p>
            <text:p text:style-name="P17">#define WR 1 // Write end of pipe</text:p>
            <text:p text:style-name="P17"/>
            <text:p text:style-name="P17">pid_t createchild(int *myfd, int *exfd, char *filename)</text:p>
            <text:p text:style-name="P17">{</text:p>
            <text:p text:style-name="P17"><text:s text:c="4"/>pid_t pid = fork();</text:p>
            <text:p text:style-name="P17"><text:s text:c="4"/>if (pid &lt; 0)</text:p>
            <text:p text:style-name="P17"><text:s text:c="4"/>{</text:p>
            <text:p text:style-name="P17"><text:s text:c="8"/>perror("Fork err");</text:p>
            <text:p text:style-name="P17"><text:s text:c="8"/>exit(1);</text:p>
            <text:p text:style-name="P17"><text:s text:c="4"/>}</text:p>
            <text:p text:style-name="P17"><text:s text:c="4"/>if (pid == 0)</text:p>
            <text:p text:style-name="P17"><text:s text:c="4"/>{</text:p>
            <text:p text:style-name="P17"><text:s text:c="8"/>close(exfd[0]);</text:p>
            <text:p text:style-name="P17"><text:s text:c="8"/>close(exfd[1]);</text:p>
            <text:p text:style-name="P17"><text:s text:c="8"/>close(myfd[WR]);</text:p>
            <text:p text:style-name="P17"><text:s text:c="8"/>int file_out = open(filename, O_WRONLY | O_CREAT | O_TRUNC, 0777);</text:p>
            <text:p text:style-name="P17"><text:s text:c="8"/>if (file_out &lt; 0)</text:p>
            <text:p text:style-name="P17"><text:s text:c="8"/>{</text:p>
            <text:p text:style-name="P17"><text:s text:c="12"/>perror("File err");</text:p>
            <text:p text:style-name="P17"><text:s text:c="12"/>exit(1);</text:p>
            <text:p text:style-name="P17"><text:s text:c="8"/>}</text:p>
            <text:p text:style-name="P17"/>
            <text:p text:style-name="P17"><text:s text:c="8"/>int new_out = dup2(file_out, STDOUT_FILENO);</text:p>
            <text:p text:style-name="P17"><text:s text:c="8"/>close(file_out);</text:p>
            <text:p text:style-name="P17"><text:s text:c="8"/>if (new_out &lt; 0)</text:p>
            <text:p text:style-name="P17"><text:s text:c="8"/>{</text:p>
            <text:p text:style-name="P17"><text:s text:c="12"/>perror("Duping child stdout err");</text:p>
            <text:p text:style-name="P17"><text:s text:c="12"/>exit(1);</text:p>
            <text:p text:style-name="P17"><text:s text:c="8"/>}</text:p>
            <text:p text:style-name="P17"/>
            <text:p text:style-name="P17"><text:s text:c="8"/>int new_in = dup2(myfd[RD], STDIN_FILENO);</text:p>
            <text:p text:style-name="P17"><text:s text:c="8"/>close(myfd[RD]);</text:p>
            <text:p text:style-name="P17"><text:s text:c="8"/>if (new_in &lt; 0)</text:p>
            <text:p text:style-name="P17"><text:s text:c="8"/>{</text:p>
            <text:p text:style-name="P17"><text:s text:c="12"/>perror("Duping child stdin err");</text:p>
            <text:p text:style-name="P17"><text:s text:c="12"/>exit(1);</text:p>
            <text:p text:style-name="P17"><text:s text:c="8"/>}</text:p>
            <text:p text:style-name="P17"/>
            <text:p text:style-name="P17"><text:s text:c="8"/>if (execlp("/home/leo/programming/OS/Lab2/src/child", "child", NULL) &lt; 0)</text:p>
            <text:p text:style-name="P17"><text:s text:c="8"/>{</text:p>
            <text:p text:style-name="P17"><text:s text:c="12"/>perror("Execl err");</text:p>
            <text:p text:style-name="P17"><text:s text:c="12"/>exit(1);</text:p>
            <text:p text:style-name="P17"><text:s text:c="8"/>}</text:p>
            <text:p text:style-name="P17"><text:s text:c="4"/>}</text:p>
            <text:p text:style-name="P17"><text:s text:c="4"/>return pid;</text:p>
            <text:p text:style-name="P17">}</text:p>
            <text:p text:style-name="P17"/>
            <text:p text:style-name="P17">char *ufgets(FILE *stream)</text:p>
            <text:p text:style-name="P17">{</text:p>
            <text:p text:style-name="P17"><text:s text:c="4"/>unsigned int maxlen = 128, size = 128;</text:p>
            <text:p text:style-name="P17"><text:s text:c="4"/>char *buffer = (char *)malloc(maxlen);</text:p>
            <text:p text:style-name="P17"/>
            <text:p text:style-name="P17"><text:s text:c="4"/>if (buffer != NULL) /* NULL if malloc() fails */</text:p>
            <text:p text:style-name="P17"><text:s text:c="4"/>{</text:p>
            <text:p text:style-name="P17"><text:s text:c="8"/>int ch = EOF;</text:p>
            <text:p text:style-name="P17"><text:s text:c="8"/>int pos = 0;</text:p>
            <text:p text:style-name="P17"/>
            <text:p text:style-name="P17"><text:s text:c="8"/>/* Read input one character at a time, resizing the buffer as necessary */</text:p>
            <text:p text:style-name="P17"><text:s text:c="8"/>while ((ch = fgetc(stream)) != '\n' &amp;&amp; ch != EOF &amp;&amp; !feof(stream))</text:p>
            <text:p text:style-name="P17"><text:s text:c="8"/>{</text:p>
            <text:p text:style-name="P17"><text:s text:c="12"/>buffer[pos++] = ch;</text:p>
            <text:p text:style-name="P17"><text:s text:c="12"/>if (pos == size) /* Next character to be inserted needs more memory */</text:p>
            <text:p text:style-name="P17"><text:s text:c="12"/>{</text:p>
            <text:p text:style-name="P17"><text:s text:c="16"/>size = pos + maxlen;</text:p>
            <text:p text:style-name="P17"><text:s text:c="16"/>buffer = (char *)realloc(buffer, size);</text:p>
            <text:p text:style-name="P17"><text:s text:c="12"/>}</text:p>
            <text:p text:style-name="P17"><text:s text:c="8"/>}</text:p>
            <text:p text:style-name="P17"><text:s text:c="8"/>buffer[pos] = '\0'; /* Null-terminate the completed string */</text:p>
            <text:p text:style-name="P17"><text:s text:c="4"/>}</text:p>
            <text:p text:style-name="P17"><text:s text:c="4"/>return buffer;</text:p>
            <text:p text:style-name="P17">}</text:p>
            <text:p text:style-name="P17"/>
            <text:p text:style-name="P17">int main(int argc, char *argv[])</text:p>
            <text:p text:style-name="P17">{</text:p>
            <text:p text:style-name="P17"><text:s text:c="4"/>if (argc &lt; 3)</text:p>
            <text:p text:style-name="P17"><text:s text:c="4"/>{</text:p>
            <text:p text:style-name="P17"><text:s text:c="8"/>printf("Usage: ./main filename1 filename2\n");</text:p>
            <text:p text:style-name="P17"><text:s text:c="8"/>exit(-1);</text:p>
            <text:p text:style-name="P17"><text:s text:c="4"/>}</text:p>
            <text:p text:style-name="P17"/>
            <text:p text:style-name="P17"><text:s text:c="4"/>char *filename1, *filename2;</text:p>
            <text:p text:style-name="P17"><text:s text:c="4"/>printf("Name of the 1st child-output file: %s\n", argv[1]);</text:p>
            <text:p text:style-name="P17"><text:s text:c="4"/>printf("Name of the 2nd child-output file: %s\n", argv[2]);</text:p>
            <text:p text:style-name="P17"><text:s text:c="4"/>filename1 = argv[1], filename2 = argv[2];</text:p>
            <text:p text:style-name="P17"/>
            <text:p text:style-name="P17"><text:s text:c="4"/>int fd[2][2];</text:p>
            <text:p text:style-name="P17"><text:s text:c="4"/>for (int i = 0; i &lt; 2; ++i)</text:p>
            <text:p text:style-name="P17"><text:s text:c="4"/>{</text:p>
            <text:p text:style-name="P17"><text:s text:c="8"/>if (pipe(fd[i]) &lt; 0)</text:p>
            <text:p text:style-name="P17"><text:s text:c="8"/>{</text:p>
            <text:p text:style-name="P17"><text:s text:c="12"/>perror("Pipe error");</text:p>
            <text:p text:style-name="P17"><text:s text:c="12"/>exit(1);</text:p>
            <text:p text:style-name="P17"><text:s text:c="8"/>}</text:p>
            <text:p text:style-name="P17"><text:s text:c="4"/>}</text:p>
            <text:p text:style-name="P17"/>
            <text:p text:style-name="P17"><text:s text:c="4"/>pid_t pid1, pid2;</text:p>
            <text:p text:style-name="P17"><text:s text:c="4"/>pid1 = createchild(fd[0], fd[1], filename1);</text:p>
            <text:p text:style-name="P17"><text:s text:c="4"/>pid2 = createchild(fd[1], fd[0], filename2);</text:p>
            <text:p text:style-name="P17"/>
            <text:p text:style-name="P17"><text:s text:c="4"/>close(fd[0][RD]);</text:p>
            <text:p text:style-name="P17"><text:s text:c="4"/>close(fd[1][RD]);</text:p>
            <text:p text:style-name="P17"/>
            <text:p text:style-name="P17"><text:s text:c="4"/>printf("Enter strings to process: \n");</text:p>
            <text:p text:style-name="P17"><text:s text:c="4"/>char *msg;</text:p>
            <text:p text:style-name="P17"><text:s text:c="4"/>while ( (msg = ufgets(stdin)) &amp;&amp; msg[0] != '\0')</text:p>
            <text:p text:style-name="P17"><text:s text:c="4"/>{</text:p>
            <text:p text:style-name="P17"><text:s text:c="8"/>msg[strlen(msg)] = '\n';</text:p>
            <text:p text:style-name="P17"><text:s text:c="8"/>if (strlen(msg) &lt;= 10)</text:p>
            <text:p text:style-name="P17"><text:s text:c="8"/>{</text:p>
            <text:p text:style-name="P17"><text:s text:c="12"/>if (write(fd[0][WR], msg, strlen(msg)) &lt; 0)</text:p>
            <text:p text:style-name="P17"><text:s text:c="12"/>{</text:p>
            <text:p text:style-name="P17"><text:s text:c="16"/>perror("Write err");</text:p>
            <text:p text:style-name="P17"><text:s text:c="16"/>exit(1);</text:p>
            <text:p text:style-name="P17"><text:s text:c="12"/>}</text:p>
            <text:p text:style-name="P17"><text:s text:c="8"/>}</text:p>
            <text:p text:style-name="P17"><text:s text:c="8"/>else</text:p>
            <text:p text:style-name="P17"><text:s text:c="8"/>{</text:p>
            <text:p text:style-name="P17"><text:s text:c="12"/>if (write(fd[1][WR], msg, strlen(msg)) &lt; 0)</text:p>
            <text:p text:style-name="P17"><text:s text:c="12"/>{</text:p>
            <text:p text:style-name="P17"><text:s text:c="16"/>perror("Write err");</text:p>
            <text:p text:style-name="P17"><text:s text:c="16"/>exit(1);</text:p>
            <text:p text:style-name="P17"><text:s text:c="12"/>}</text:p>
            <text:p text:style-name="P17"><text:s text:c="8"/>}</text:p>
            <text:p text:style-name="P17"><text:s text:c="4"/>}</text:p>
            <text:p text:style-name="P17"/>
            <text:p text:style-name="P17"><text:s text:c="4"/>close(fd[0][WR]);</text:p>
            <text:p text:style-name="P17"><text:s text:c="4"/>close(fd[1][WR]);</text:p>
            <text:p text:style-name="P17"/>
            <text:p text:style-name="P17"><text:s text:c="4"/>int statusChild1, statusChild2;</text:p>
            <text:p text:style-name="P17"><text:s text:c="4"/>waitpid(pid1, &amp;statusChild1, 0);</text:p>
            <text:p text:style-name="P17"><text:s text:c="4"/>if (WIFEXITED(statusChild1))</text:p>
            <text:p text:style-name="P17"><text:s text:c="4"/>{</text:p>
            <text:p text:style-name="P17"><text:s text:c="8"/>printf("Child 1 exited, returned <text:s/>%d\n", WEXITSTATUS(statusChild1));</text:p>
            <text:p text:style-name="P17"><text:s text:c="4"/>}</text:p>
            <text:p text:style-name="P17"><text:s text:c="4"/>else</text:p>
            <text:p text:style-name="P17"><text:s text:c="4"/>{</text:p>
            <text:p text:style-name="P17"><text:s text:c="8"/>fprintf(stderr, "Something is wrong with 1st child process\n");</text:p>
            <text:p text:style-name="P17"><text:s text:c="4"/>}</text:p>
            <text:p text:style-name="P17"><text:s text:c="4"/>waitpid(pid2, &amp;statusChild2, 0);</text:p>
            <text:p text:style-name="P17"><text:s text:c="4"/>if (WIFEXITED(statusChild1))</text:p>
            <text:p text:style-name="P17"><text:s text:c="4"/>{</text:p>
            <text:p text:style-name="P17"><text:s text:c="8"/>printf("Child 2 exited, returned <text:s/>%d\n", WEXITSTATUS(statusChild2));</text:p>
            <text:p text:style-name="P17"><text:s text:c="4"/>}</text:p>
            <text:p text:style-name="P17"><text:s text:c="4"/>else</text:p>
            <text:p text:style-name="P17"><text:s text:c="4"/>{</text:p>
            <text:p text:style-name="P17"><text:s text:c="8"/>fprintf(stderr, "Something is wrong with 2nd child process\n");</text:p>
            <text:p text:style-name="P17"><text:s text:c="4"/>}</text:p>
            <text:p text:style-name="P17"/>
            <text:p text:style-name="P17"><text:s text:c="4"/>free(msg);</text:p>
            <text:p text:style-name="P17"/>
            <text:p text:style-name="P17"><text:s text:c="4"/>return 0;</text:p>
            <text:p text:style-name="P17">}</text:p>
            <text:p text:style-name="P17"/>
          </text:deletion>
        </text:changed-region>
        <text:changed-region xml:id="ct93849835840208" text:id="ct93849835840208">
          <text:deletion>
            <office:change-info>
              <dc:creator>&lt;анонимный&gt;</dc:creator>
              <dc:date>2021-01-10T17:09:21</dc:date>
            </office:change-info>
            <text:p text:style-name="P17">#include &lt;stdio.h&gt;</text:p>
            <text:p text:style-name="P17"/>
            <text:p text:style-name="P17">#include "Solyanka1.c"</text:p>
            <text:p text:style-name="P17"/>
            <text:p text:style-name="P17">int main()</text:p>
            <text:p text:style-name="P17">{</text:p>
            <text:p text:style-name="P17"><text:s text:c="4"/>int type;</text:p>
            <text:p text:style-name="P17"><text:s text:c="4"/>while (printf("Enter function type: ") &amp;&amp; scanf("%d", &amp;type) &gt; 0)</text:p>
            <text:p text:style-name="P17"><text:s text:c="4"/>{</text:p>
            <text:p text:style-name="P17"><text:s text:c="8"/>if (type == 1)</text:p>
            <text:p text:style-name="P17"><text:s text:c="8"/>{</text:p>
            <text:p text:style-name="P17"><text:s text:c="12"/>// cos'(x)</text:p>
            <text:p text:style-name="P17"><text:s text:c="12"/>float res, x, dx;</text:p>
            <text:p text:style-name="P17"><text:s text:c="12"/>printf("Enter x: ");</text:p>
            <text:p text:style-name="P17"><text:s text:c="12"/>scanf("%f", &amp;x);</text:p>
            <text:p text:style-name="P17"><text:s text:c="12"/>printf("Enter dx: ");</text:p>
            <text:p text:style-name="P17"><text:s text:c="12"/>scanf("%f", &amp;dx);</text:p>
            <text:p text:style-name="P17"><text:s text:c="12"/>float ans = der(x, dx);</text:p>
            <text:p text:style-name="P17"><text:s text:c="12"/>printf("%f\n", ans);</text:p>
            <text:p text:style-name="P17"><text:s text:c="8"/>}</text:p>
            <text:p text:style-name="P17"><text:s text:c="8"/>if (type == 2)</text:p>
            <text:p text:style-name="P17"><text:s text:c="8"/>{</text:p>
            <text:p text:style-name="P17"><text:s text:c="12"/>// qsort</text:p>
            <text:p text:style-name="P17"><text:s text:c="12"/>int n;</text:p>
            <text:p text:style-name="P17"><text:s text:c="12"/>printf("Enter number of elements: ");</text:p>
            <text:p text:style-name="P17"><text:s text:c="12"/>scanf("%d", &amp;n);</text:p>
            <text:p text:style-name="P17"/>
            <text:p text:style-name="P17"><text:s text:c="12"/>int *arr = (int *)malloc(sizeof(int) * n);</text:p>
            <text:p text:style-name="P17"><text:s text:c="12"/>printf("Enter %d elements to sort: ", n);</text:p>
            <text:p text:style-name="P17"><text:s text:c="12"/>for (int i = 0; i &lt; n; ++i)</text:p>
            <text:p text:style-name="P17"><text:s text:c="16"/>scanf("%d", &amp;arr[i]);</text:p>
            <text:p text:style-name="P17"/>
            <text:p text:style-name="P17"><text:s text:c="12"/>int *res = sort(arr, n);</text:p>
            <text:p text:style-name="P17"><text:s text:c="12"/>printf("Sorted array: ");</text:p>
            <text:p text:style-name="P17"><text:s text:c="12"/>for (int i = 0; i &lt; n; ++i)</text:p>
            <text:p text:style-name="P17"><text:s text:c="16"/>printf("%d ", res[i]);</text:p>
            <text:p text:style-name="P17"><text:s text:c="12"/>printf("\n");</text:p>
            <text:p text:style-name="P17"><text:s text:c="8"/>}</text:p>
            <text:p text:style-name="P17"><text:s text:c="4"/>}</text:p>
            <text:p text:style-name="P17"/>
            <text:p text:style-name="P17"><text:s text:c="4"/>return 0;</text:p>
            <text:p text:style-name="P17">}</text:p>
          </text:deletion>
          <text:insertion>
            <office:change-info office:chg-author="Unknown Author" office:chg-date-time="2020-12-02T23:27:36"/>
          </text:insertion>
        </text:changed-region>
        <text:changed-region xml:id="ct93849917483264" text:id="ct93849917483264">
          <text:insertion>
            <office:change-info>
              <dc:creator>&lt;анонимный&gt;</dc:creator>
              <dc:date>2021-01-10T17:09:39</dc:date>
            </office:change-info>
          </text:insertion>
        </text:changed-region>
        <text:changed-region xml:id="ct93849835841248" text:id="ct93849835841248">
          <text:deletion>
            <office:change-info>
              <dc:creator>Unknown Author</dc:creator>
              <dc:date>2020-12-02T23:27:38</dc:date>
            </office:change-info>
            <text:p text:style-name="P18"><text:span text:style-name="T10">child</text:span></text:p>
          </text:deletion>
        </text:changed-region>
        <text:changed-region xml:id="ct93849835842496" text:id="ct93849835842496">
          <text:insertion>
            <office:change-info>
              <dc:creator>Unknown Author</dc:creator>
              <dc:date>2020-12-02T23:27:38</dc:date>
            </office:change-info>
          </text:insertion>
        </text:changed-region>
        <text:changed-region xml:id="ct93849835843904" text:id="ct93849835843904">
          <text:format-change>
            <office:change-info>
              <dc:creator>Unknown Author</dc:creator>
              <dc:date>2020-12-02T23:28:10</dc:date>
            </office:change-info>
          </text:format-change>
        </text:changed-region>
        <text:changed-region xml:id="ct93849835844784" text:id="ct93849835844784">
          <text:deletion>
            <office:change-info>
              <dc:creator>Unknown Author</dc:creator>
              <dc:date>2020-12-02T22:31:36</dc:date>
            </office:change-info>
            <text:p text:style-name="P14">#include &lt;stdio.h&gt;</text:p>
            <text:p text:style-name="P17">#include &lt;unistd.h&gt;</text:p>
            <text:p text:style-name="P17">#include &lt;string.h&gt;</text:p>
            <text:p text:style-name="P17">#include &lt;ctype.h&gt;</text:p>
            <text:p text:style-name="P87"/>
            <text:p text:style-name="P17">#define INBUFSIZE 300 // Buffer size</text:p>
            <text:p text:style-name="P87"/>
            <text:p text:style-name="P17">int isVowel(char t)</text:p>
            <text:p text:style-name="P17">{</text:p>
            <text:p text:style-name="P17"><text:s text:c="4"/>t = tolower(t);</text:p>
            <text:p text:style-name="P17"><text:s text:c="4"/>if (t == 'a' || t == 'e' || t == 'i' || t == 'o' || t == 'u' || t == 'y')</text:p>
            <text:p text:style-name="P17"><text:s text:c="8"/>return 1;</text:p>
            <text:p text:style-name="P17"><text:s text:c="4"/>return 0;</text:p>
            <text:p text:style-name="P17">}</text:p>
            <text:p text:style-name="P87"/>
            <text:p text:style-name="P17">int main(void)</text:p>
            <text:p text:style-name="P17">{</text:p>
            <text:p text:style-name="P17"><text:s text:c="4"/>char *buff = NULL, res[INBUFSIZE];</text:p>
            <text:p text:style-name="P87"/>
            <text:p text:style-name="P17"><text:s text:c="4"/>size_t len;</text:p>
            <text:p text:style-name="P17"><text:s text:c="4"/>while (getline(&amp;buff, &amp;len, stdin) != -1)</text:p>
            <text:p text:style-name="P17"><text:s text:c="4"/>{</text:p>
            <text:p text:style-name="P17"><text:s text:c="8"/>buff[strlen(buff) - 1] = '\0';</text:p>
            <text:p text:style-name="P87"/>
            <text:p text:style-name="P17"><text:s text:c="8"/>int d = 0;</text:p>
            <text:p text:style-name="P17"><text:s text:c="8"/>for (int i = 0; i &lt; strlen(buff); ++i)</text:p>
            <text:p text:style-name="P17"><text:s text:c="8"/>{</text:p>
            <text:p text:style-name="P17"><text:s text:c="12"/>if (!isVowel(buff[i]))</text:p>
            <text:p text:style-name="P17"><text:s text:c="12"/>{</text:p>
            <text:p text:style-name="P17"><text:s text:c="16"/>res[d++] = buff[i];</text:p>
            <text:p text:style-name="P17"><text:s text:c="12"/>}</text:p>
            <text:p text:style-name="P17"><text:s text:c="8"/>}</text:p>
            <text:p text:style-name="P17"><text:s text:c="8"/>res[d] = '\0';</text:p>
            <text:p text:style-name="P87"/>
            <text:p text:style-name="P17"><text:s text:c="8"/>printf("%s\n", res);</text:p>
            <text:p text:style-name="P17"><text:s text:c="4"/>}</text:p>
            <text:p text:style-name="P87"/>
            <text:p text:style-name="P17"><text:s text:c="4"/>return 0;</text:p>
            <text:p text:style-name="P60"><text:span text:style-name="T76">}</text:span></text:p>
          </text:deletion>
        </text:changed-region>
        <text:changed-region xml:id="ct93849835907312" text:id="ct93849835907312">
          <text:deletion>
            <office:change-info>
              <dc:creator>&lt;анонимный&gt;</dc:creator>
              <dc:date>2021-01-10T17:10:07</dc:date>
            </office:change-info>
            <text:p text:style-name="P60"><text:span text:style-name="T76">#include &lt;stdio.h&gt;</text:span></text:p>
            <text:p text:style-name="P14">#include &lt;string.h&gt;</text:p>
            <text:p text:style-name="P14">#include &lt;stdlib.h&gt;</text:p>
            <text:p text:style-name="P14">#include &lt;stdint.h&gt;</text:p>
            <text:p text:style-name="P14">#include &lt;dlfcn.h&gt;</text:p>
            <text:p text:style-name="P14"/>
            <text:p text:style-name="P14">#include "Solyanka.h"</text:p>
            <text:p text:style-name="P14"/>
            <text:p text:style-name="P14">int main()</text:p>
            <text:p text:style-name="P14">{</text:p>
            <text:p text:style-name="P14"><text:s text:c="4"/>void *library_handler = NULL;</text:p>
            <text:p text:style-name="P14"><text:s text:c="4"/>int type, impl = 0;</text:p>
            <text:p text:style-name="P14"><text:s text:c="4"/>while (printf("Enter function type: ") &amp;&amp; scanf("%d", &amp;type) &gt; 0)</text:p>
            <text:p text:style-name="P14"><text:s text:c="4"/>{</text:p>
            <text:p text:style-name="P14"><text:s text:c="8"/>if (type == 0)</text:p>
            <text:p text:style-name="P14"><text:s text:c="8"/>{</text:p>
            <text:p text:style-name="P14"><text:s text:c="12"/>// switch implementations</text:p>
            <text:p text:style-name="P14"><text:s text:c="12"/>if (library_handler)</text:p>
            <text:p text:style-name="P14"><text:s text:c="16"/>dlclose(library_handler);</text:p>
            <text:p text:style-name="P14"><text:s text:c="12"/>impl = 1 - impl;</text:p>
            <text:p text:style-name="P14"><text:s text:c="12"/>printf("Implementations switched. Enter function type again: ");</text:p>
            <text:p text:style-name="P14"><text:s text:c="12"/>scanf("%d", &amp;type);</text:p>
            <text:p text:style-name="P14"><text:s text:c="8"/>}</text:p>
            <text:p text:style-name="P14"/>
            <text:p text:style-name="P14"><text:s text:c="8"/>if (impl == 0)</text:p>
            <text:p text:style-name="P14"><text:s text:c="8"/>{</text:p>
            <text:p text:style-name="P14"><text:s text:c="12"/>library_handler = dlopen("libSolyanka1.so", RTLD_LAZY);</text:p>
            <text:p text:style-name="P14"><text:s text:c="12"/>if (!library_handler)</text:p>
            <text:p text:style-name="P14"><text:s text:c="12"/>{</text:p>
            <text:p text:style-name="P14"><text:s text:c="16"/>fprintf(stderr, "dlopen() error: %s\n", dlerror());</text:p>
            <text:p text:style-name="P14"><text:s text:c="16"/>exit(1);</text:p>
            <text:p text:style-name="P14"><text:s text:c="12"/>}</text:p>
            <text:p text:style-name="P14"><text:s text:c="8"/>}</text:p>
            <text:p text:style-name="P14"><text:s text:c="8"/>else if (impl == 1)</text:p>
            <text:p text:style-name="P14"><text:s text:c="8"/>{</text:p>
            <text:p text:style-name="P14"><text:s text:c="12"/>library_handler = dlopen("libSolyanka2.so", RTLD_LAZY);</text:p>
            <text:p text:style-name="P14"><text:s text:c="12"/>if (!library_handler)</text:p>
            <text:p text:style-name="P14"><text:s text:c="12"/>{</text:p>
            <text:p text:style-name="P14"><text:s text:c="16"/>fprintf(stderr, "dlopen() error: %s\n", dlerror());</text:p>
            <text:p text:style-name="P14"><text:s text:c="16"/>exit(1);</text:p>
            <text:p text:style-name="P14"><text:s text:c="12"/>}</text:p>
            <text:p text:style-name="P14"><text:s text:c="8"/>}</text:p>
            <text:p text:style-name="P14"/>
            <text:p text:style-name="P14"><text:s text:c="8"/>int *(*sort)(int *arr, int n);</text:p>
            <text:p text:style-name="P14"><text:s text:c="8"/>float (*der)(float x, float dx);</text:p>
            <text:p text:style-name="P14"/>
            <text:p text:style-name="P14"><text:s text:c="8"/>sort = dlsym(library_handler, "sort");</text:p>
            <text:p text:style-name="P14"><text:s text:c="8"/>der = dlsym(library_handler, "der");</text:p>
            <text:p text:style-name="P14"/>
            <text:p text:style-name="P14"><text:s text:c="8"/>if (type == 1)</text:p>
            <text:p text:style-name="P14"><text:s text:c="8"/>{</text:p>
            <text:p text:style-name="P14"><text:s text:c="12"/>// cos'(x)</text:p>
            <text:p text:style-name="P14"><text:s text:c="12"/>float res, x, dx;</text:p>
            <text:p text:style-name="P14"><text:s text:c="12"/>printf("Enter x: ");</text:p>
            <text:p text:style-name="P14"><text:s text:c="12"/>scanf("%f", &amp;x);</text:p>
            <text:p text:style-name="P14"><text:s text:c="12"/>printf("Enter dx: ");</text:p>
            <text:p text:style-name="P14"><text:s text:c="12"/>scanf("%f", &amp;dx);</text:p>
            <text:p text:style-name="P14"><text:s text:c="12"/>float ans = (*der)(x, dx);</text:p>
            <text:p text:style-name="P14"><text:s text:c="12"/>printf("%f\n", ans);</text:p>
            <text:p text:style-name="P14"><text:s text:c="8"/>}</text:p>
            <text:p text:style-name="P14"><text:s text:c="8"/>else if (type == 2)</text:p>
            <text:p text:style-name="P14"><text:s text:c="8"/>{</text:p>
            <text:p text:style-name="P14"><text:s text:c="12"/>// qsort</text:p>
            <text:p text:style-name="P14"><text:s text:c="12"/>int n;</text:p>
            <text:p text:style-name="P14"><text:s text:c="12"/>printf("Enter number of elements: ");</text:p>
            <text:p text:style-name="P14"><text:s text:c="12"/>scanf("%d", &amp;n);</text:p>
            <text:p text:style-name="P14"/>
            <text:p text:style-name="P14"><text:s text:c="12"/>int *arr = (int *)malloc(sizeof(int) * n);</text:p>
            <text:p text:style-name="P14"><text:s text:c="12"/>printf("Enter %d elements to sort: ", n);</text:p>
            <text:p text:style-name="P14"><text:s text:c="12"/>for (int i = 0; i &lt; n; ++i)</text:p>
            <text:p text:style-name="P14"><text:s text:c="16"/>scanf("%d", &amp;arr[i]);</text:p>
            <text:p text:style-name="P14"/>
            <text:p text:style-name="P14"><text:s text:c="12"/>int *res = (*sort)(arr, n);</text:p>
            <text:p text:style-name="P14"><text:s text:c="12"/>printf("Sorted array: ");</text:p>
            <text:p text:style-name="P14"><text:s text:c="12"/>for (int i = 0; i &lt; n; ++i)</text:p>
            <text:p text:style-name="P14"><text:s text:c="16"/>printf("%d ", res[i]);</text:p>
            <text:p text:style-name="P14"><text:s text:c="12"/>printf("\n");</text:p>
            <text:p text:style-name="P14"><text:s text:c="8"/>}</text:p>
            <text:p text:style-name="P14"><text:s text:c="4"/>}</text:p>
            <text:p text:style-name="P14"/>
            <text:p text:style-name="P14"><text:s text:c="4"/>dlclose(library_handler);</text:p>
            <text:p text:style-name="P14"/>
            <text:p text:style-name="P14"><text:s text:c="4"/>return 0;</text:p>
            <text:p text:style-name="P60"><text:span text:style-name="T76">}</text:span></text:p>
          </text:deletion>
          <text:insertion>
            <office:change-info office:chg-author="Unknown Author" office:chg-date-time="2020-12-02T23:27:47"/>
          </text:insertion>
        </text:changed-region>
        <text:changed-region xml:id="ct93849890328656" text:id="ct93849890328656">
          <text:insertion>
            <office:change-info>
              <dc:creator>&lt;анонимный&gt;</dc:creator>
              <dc:date>2021-01-10T17:10:08</dc:date>
            </office:change-info>
          </text:insertion>
        </text:changed-region>
        <text:changed-region xml:id="ct93849836062256" text:id="ct93849836062256">
          <text:insertion>
            <office:change-info>
              <dc:creator>Unknown Author</dc:creator>
              <dc:date>2020-12-02T22:32:07</dc:date>
            </office:change-info>
          </text:insertion>
        </text:changed-region>
        <text:changed-region xml:id="ct93849873156272" text:id="ct93849873156272">
          <text:deletion>
            <office:change-info>
              <dc:creator>&lt;анонимный&gt;</dc:creator>
              <dc:date>2021-01-10T17:10:36</dc:date>
            </office:change-info>
            <text:p text:style-name="P15">Solyanka</text:p>
          </text:deletion>
          <text:insertion>
            <office:change-info office:chg-author="Unknown Author" office:chg-date-time="2020-12-02T22:32:07"/>
          </text:insertion>
        </text:changed-region>
        <text:changed-region xml:id="ct93849876967152" text:id="ct93849876967152">
          <text:insertion>
            <office:change-info>
              <dc:creator>&lt;анонимный&gt;</dc:creator>
              <dc:date>2021-01-10T17:10:36</dc:date>
            </office:change-info>
          </text:insertion>
        </text:changed-region>
        <text:changed-region xml:id="ct93849916915200" text:id="ct93849916915200">
          <text:insertion>
            <office:change-info>
              <dc:creator>Unknown Author</dc:creator>
              <dc:date>2020-12-02T22:32:07</dc:date>
            </office:change-info>
          </text:insertion>
        </text:changed-region>
        <text:changed-region xml:id="ct93849916043488" text:id="ct93849916043488">
          <text:deletion>
            <office:change-info>
              <dc:creator>&lt;анонимный&gt;</dc:creator>
              <dc:date>2021-01-10T17:10:32</dc:date>
            </office:change-info>
            <text:p text:style-name="P16">#pragma once</text:p>
            <text:p text:style-name="P16"/>
            <text:p text:style-name="P16">int *sort(int *array, int n);</text:p>
            <text:p text:style-name="P62"><text:span text:style-name="T77">float der(float x, float dx);</text:span></text:p>
          </text:deletion>
          <text:insertion>
            <office:change-info office:chg-author="Unknown Author" office:chg-date-time="2020-12-02T22:32:07"/>
          </text:insertion>
        </text:changed-region>
        <text:changed-region xml:id="ct93849916319712" text:id="ct93849916319712">
          <text:insertion>
            <office:change-info>
              <dc:creator>&lt;анонимный&gt;</dc:creator>
              <dc:date>2021-01-10T17:10:32</dc:date>
            </office:change-info>
          </text:insertion>
        </text:changed-region>
        <text:changed-region xml:id="ct93849873465488" text:id="ct93849873465488">
          <text:insertion>
            <office:change-info>
              <dc:creator>Unknown Author</dc:creator>
              <dc:date>2020-12-02T22:32:07</dc:date>
            </office:change-info>
          </text:insertion>
        </text:changed-region>
        <text:changed-region xml:id="ct93849916173056" text:id="ct93849916173056">
          <text:deletion>
            <office:change-info>
              <dc:creator>&lt;анонимный&gt;</dc:creator>
              <dc:date>2021-01-10T17:10:47</dc:date>
            </office:change-info>
            <text:p text:style-name="P63">Solyanka1</text:p>
          </text:deletion>
          <text:insertion>
            <office:change-info office:chg-author="Unknown Author" office:chg-date-time="2020-12-02T22:32:07"/>
          </text:insertion>
        </text:changed-region>
        <text:changed-region xml:id="ct93849912850224" text:id="ct93849912850224">
          <text:insertion>
            <office:change-info>
              <dc:creator>&lt;анонимный&gt;</dc:creator>
              <dc:date>2021-01-10T17:10:47</dc:date>
            </office:change-info>
          </text:insertion>
        </text:changed-region>
        <text:changed-region xml:id="ct93849856022320" text:id="ct93849856022320">
          <text:insertion>
            <office:change-info>
              <dc:creator>Unknown Author</dc:creator>
              <dc:date>2020-12-02T22:32:07</dc:date>
            </office:change-info>
          </text:insertion>
        </text:changed-region>
        <text:changed-region xml:id="ct93849916630208" text:id="ct93849916630208">
          <text:deletion>
            <office:change-info>
              <dc:creator>&lt;анонимный&gt;</dc:creator>
              <dc:date>2021-01-10T17:10:51</dc:date>
            </office:change-info>
            <text:p text:style-name="P46">#include "Solyanka.h"</text:p>
            <text:p text:style-name="P16">#include &lt;stdlib.h&gt;</text:p>
            <text:p text:style-name="P16">#include &lt;string.h&gt;</text:p>
            <text:p text:style-name="P16"/>
            <text:p text:style-name="P16">// derivative</text:p>
            <text:p text:style-name="P16"/>
            <text:p text:style-name="P16">const float pi = 3.1415926535897;</text:p>
            <text:p text:style-name="P16"/>
            <text:p text:style-name="P16">float cosine(float x)</text:p>
            <text:p text:style-name="P16">{</text:p>
            <text:p text:style-name="P16"><text:s text:c="4"/>int div = (int)(x / pi);</text:p>
            <text:p text:style-name="P16"><text:s text:c="4"/>x = x - (div * pi);</text:p>
            <text:p text:style-name="P16"><text:s text:c="4"/>char sign = 1;</text:p>
            <text:p text:style-name="P16"><text:s text:c="4"/>if (div % 2 != 0)</text:p>
            <text:p text:style-name="P16"><text:s text:c="8"/>sign = -1;</text:p>
            <text:p text:style-name="P16"/>
            <text:p text:style-name="P16"><text:s text:c="4"/>float result = 1.0;</text:p>
            <text:p text:style-name="P16"><text:s text:c="4"/>float inter = 1.0;</text:p>
            <text:p text:style-name="P16"><text:s text:c="4"/>float num = x * x;</text:p>
            <text:p text:style-name="P16"><text:s text:c="4"/>for (int i = 1; i &lt;= 16; i++)</text:p>
            <text:p text:style-name="P16"><text:s text:c="4"/>{</text:p>
            <text:p text:style-name="P16"><text:s text:c="8"/>float comp = 2.0 * i;</text:p>
            <text:p text:style-name="P16"><text:s text:c="8"/>float den = comp * (comp - 1.0);</text:p>
            <text:p text:style-name="P16"><text:s text:c="8"/>inter *= num / den;</text:p>
            <text:p text:style-name="P16"><text:s text:c="8"/>if (i % 2 == 0)</text:p>
            <text:p text:style-name="P16"><text:s text:c="12"/>result += inter;</text:p>
            <text:p text:style-name="P16"><text:s text:c="8"/>else</text:p>
            <text:p text:style-name="P16"><text:s text:c="12"/>result -= inter;</text:p>
            <text:p text:style-name="P16"><text:s text:c="4"/>}</text:p>
            <text:p text:style-name="P16"/>
            <text:p text:style-name="P16"><text:s text:c="4"/>return sign * result;</text:p>
            <text:p text:style-name="P16">}</text:p>
            <text:p text:style-name="P16"/>
            <text:p text:style-name="P16">float der(float x, float dx)</text:p>
            <text:p text:style-name="P16">{</text:p>
            <text:p text:style-name="P16"><text:s text:c="4"/>float res;</text:p>
            <text:p text:style-name="P16"><text:s text:c="4"/>res = (cosine((x + dx)) - cosine(x)) / dx;</text:p>
            <text:p text:style-name="P16"><text:s text:c="4"/>return res;</text:p>
            <text:p text:style-name="P16">}</text:p>
            <text:p text:style-name="P16"/>
            <text:p text:style-name="P16">// sorting</text:p>
            <text:p text:style-name="P16"/>
            <text:p text:style-name="P16">void swap(int *a, int *b)</text:p>
            <text:p text:style-name="P16">{</text:p>
            <text:p text:style-name="P16"><text:s text:c="4"/>int t = *a;</text:p>
            <text:p text:style-name="P16"><text:s text:c="4"/>*a = *b;</text:p>
            <text:p text:style-name="P16"><text:s text:c="4"/>*b = t;</text:p>
            <text:p text:style-name="P16">}</text:p>
            <text:p text:style-name="P16"/>
            <text:p text:style-name="P16">int partition(int *arr, int low, int high)</text:p>
            <text:p text:style-name="P16">{</text:p>
            <text:p text:style-name="P16"><text:s text:c="4"/>int pivot = arr[high];</text:p>
            <text:p text:style-name="P16"><text:s text:c="4"/>int i = (low - 1);</text:p>
            <text:p text:style-name="P16"/>
            <text:p text:style-name="P16"><text:s text:c="4"/>for (int j = low; j &lt;= high - 1; j++)</text:p>
            <text:p text:style-name="P16"><text:s text:c="4"/>{</text:p>
            <text:p text:style-name="P16"><text:s text:c="8"/>if (arr[j] &lt; pivot)</text:p>
            <text:p text:style-name="P16"><text:s text:c="8"/>{</text:p>
            <text:p text:style-name="P16"><text:s text:c="12"/>i++;</text:p>
            <text:p text:style-name="P16"><text:s text:c="12"/>swap(&amp;arr[i], &amp;arr[j]);</text:p>
            <text:p text:style-name="P16"><text:s text:c="8"/>}</text:p>
            <text:p text:style-name="P16"><text:s text:c="4"/>}</text:p>
            <text:p text:style-name="P16"><text:s text:c="4"/>swap(&amp;arr[i + 1], &amp;arr[high]);</text:p>
            <text:p text:style-name="P16"/>
            <text:p text:style-name="P16"><text:s text:c="4"/>return (i + 1);</text:p>
            <text:p text:style-name="P16">}</text:p>
            <text:p text:style-name="P16"/>
            <text:p text:style-name="P16">void qs(int *arr, int low, int high)</text:p>
            <text:p text:style-name="P16">{</text:p>
            <text:p text:style-name="P16"><text:s text:c="4"/>if (low &lt; high)</text:p>
            <text:p text:style-name="P16"><text:s text:c="4"/>{</text:p>
            <text:p text:style-name="P16"><text:s text:c="8"/>int pi = partition(arr, low, high);</text:p>
            <text:p text:style-name="P16"><text:s text:c="8"/>qs(arr, low, pi - 1);</text:p>
            <text:p text:style-name="P16"><text:s text:c="8"/>qs(arr, pi + 1, high);</text:p>
            <text:p text:style-name="P16"><text:s text:c="4"/>}</text:p>
            <text:p text:style-name="P16">}</text:p>
            <text:p text:style-name="P16"/>
            <text:p text:style-name="P16">int *sort(int *arr, int n)</text:p>
            <text:p text:style-name="P16">{</text:p>
            <text:p text:style-name="P16"><text:s text:c="4"/>int *res = (int *)malloc(sizeof(int) * n);</text:p>
            <text:p text:style-name="P16"><text:s text:c="4"/>memcpy(res, arr, n * sizeof(int));</text:p>
            <text:p text:style-name="P16"><text:s text:c="4"/>qs(res, 0, n - 1);</text:p>
            <text:p text:style-name="P16"><text:s text:c="4"/>return res;</text:p>
            <text:p text:style-name="P16">}</text:p>
            <text:p text:style-name="P42"/>
          </text:deletion>
          <text:insertion>
            <office:change-info office:chg-author="Unknown Author" office:chg-date-time="2020-12-02T22:32:07"/>
          </text:insertion>
        </text:changed-region>
        <text:changed-region xml:id="ct93849912063920" text:id="ct93849912063920">
          <text:deletion>
            <office:change-info>
              <dc:creator>&lt;анонимный&gt;</dc:creator>
              <dc:date>2021-01-10T17:11:06</dc:date>
            </office:change-info>
            <text:p text:style-name="P42"/>
            <text:p text:style-name="P42"/>
          </text:deletion>
          <text:insertion>
            <office:change-info office:chg-author="Unknown Author" office:chg-date-time="2020-12-02T22:32:07"/>
          </text:insertion>
        </text:changed-region>
        <text:changed-region xml:id="ct93849857650320" text:id="ct93849857650320">
          <text:insertion>
            <office:change-info>
              <dc:creator>&lt;анонимный&gt;</dc:creator>
              <dc:date>2021-01-10T17:11:11</dc:date>
            </office:change-info>
          </text:insertion>
        </text:changed-region>
        <text:changed-region xml:id="ct93849873504432" text:id="ct93849873504432">
          <text:insertion>
            <office:change-info>
              <dc:creator>Unknown Author</dc:creator>
              <dc:date>2020-12-02T22:32:07</dc:date>
            </office:change-info>
          </text:insertion>
        </text:changed-region>
        <text:changed-region xml:id="ct93849778510752" text:id="ct93849778510752">
          <text:deletion>
            <office:change-info>
              <dc:creator>&lt;анонимный&gt;</dc:creator>
              <dc:date>2021-01-10T17:10:57</dc:date>
            </office:change-info>
            <text:p text:style-name="P63">Solyanka</text:p>
          </text:deletion>
          <text:insertion>
            <office:change-info office:chg-author="Unknown Author" office:chg-date-time="2020-12-02T22:32:07"/>
          </text:insertion>
        </text:changed-region>
        <text:changed-region xml:id="ct93849944677408" text:id="ct93849944677408">
          <text:insertion>
            <office:change-info>
              <dc:creator>&lt;анонимный&gt;</dc:creator>
              <dc:date>2021-01-10T17:10:57</dc:date>
            </office:change-info>
          </text:insertion>
        </text:changed-region>
        <text:changed-region xml:id="ct93849890284352" text:id="ct93849890284352">
          <text:insertion>
            <office:change-info>
              <dc:creator>Unknown Author</dc:creator>
              <dc:date>2020-12-02T22:32:07</dc:date>
            </office:change-info>
          </text:insertion>
        </text:changed-region>
        <text:changed-region xml:id="ct93849856031104" text:id="ct93849856031104">
          <text:insertion>
            <office:change-info>
              <dc:creator>&lt;анонимный&gt;</dc:creator>
              <dc:date>2021-01-10T17:11:25</dc:date>
            </office:change-info>
          </text:insertion>
        </text:changed-region>
        <text:changed-region xml:id="ct93849874752544" text:id="ct93849874752544">
          <text:insertion>
            <office:change-info>
              <dc:creator>Unknown Author</dc:creator>
              <dc:date>2020-12-02T22:32:07</dc:date>
            </office:change-info>
          </text:insertion>
        </text:changed-region>
        <text:changed-region xml:id="ct93849889421328" text:id="ct93849889421328">
          <text:deletion>
            <office:change-info>
              <dc:creator>&lt;анонимный&gt;</dc:creator>
              <dc:date>2021-01-10T17:11:04</dc:date>
            </office:change-info>
            <text:p text:style-name="P16">#include "Solyanka.h"</text:p>
            <text:p text:style-name="P16">#include &lt;stdlib.h&gt;</text:p>
            <text:p text:style-name="P16">#include &lt;string.h&gt;</text:p>
            <text:p text:style-name="P16"/>
            <text:p text:style-name="P16">// derivative</text:p>
            <text:p text:style-name="P16"/>
            <text:p text:style-name="P16">const float pi = 3.1415926535897;</text:p>
            <text:p text:style-name="P16"/>
            <text:p text:style-name="P16">float cosine(float x)</text:p>
            <text:p text:style-name="P16">{</text:p>
            <text:p text:style-name="P16"><text:s text:c="4"/>int div = (int)(x / pi);</text:p>
            <text:p text:style-name="P16"><text:s text:c="4"/>x = x - (div * pi);</text:p>
            <text:p text:style-name="P16"><text:s text:c="4"/>char sign = 1;</text:p>
            <text:p text:style-name="P16"><text:s text:c="4"/>if (div % 2 != 0)</text:p>
            <text:p text:style-name="P16"><text:s text:c="8"/>sign = -1;</text:p>
            <text:p text:style-name="P16"/>
            <text:p text:style-name="P16"><text:s text:c="4"/>float result = 1.0;</text:p>
            <text:p text:style-name="P16"><text:s text:c="4"/>float inter = 1.0;</text:p>
            <text:p text:style-name="P16"><text:s text:c="4"/>float num = x * x;</text:p>
            <text:p text:style-name="P16"><text:s text:c="4"/>for (int i = 1; i &lt;= 16; i++)</text:p>
            <text:p text:style-name="P16"><text:s text:c="4"/>{</text:p>
            <text:p text:style-name="P16"><text:s text:c="8"/>float comp = 2.0 * i;</text:p>
            <text:p text:style-name="P16"><text:s text:c="8"/>float den = comp * (comp - 1.0);</text:p>
            <text:p text:style-name="P16"><text:s text:c="8"/>inter *= num / den;</text:p>
            <text:p text:style-name="P16"><text:s text:c="8"/>if (i % 2 == 0)</text:p>
            <text:p text:style-name="P16"><text:s text:c="12"/>result += inter;</text:p>
            <text:p text:style-name="P16"><text:s text:c="8"/>else</text:p>
            <text:p text:style-name="P16"><text:s text:c="12"/>result -= inter;</text:p>
            <text:p text:style-name="P16"><text:s text:c="4"/>}</text:p>
            <text:p text:style-name="P16"/>
            <text:p text:style-name="P16"><text:s text:c="4"/>return sign * result;</text:p>
            <text:p text:style-name="P16">}</text:p>
            <text:p text:style-name="P16"/>
            <text:p text:style-name="P16">float der(float x, float dx)</text:p>
            <text:p text:style-name="P16">{</text:p>
            <text:p text:style-name="P16"><text:s text:c="4"/>float res;</text:p>
            <text:p text:style-name="P16"><text:s text:c="4"/>res = (cosine((x + dx)) - cosine((x - dx))) / (2 * dx);</text:p>
            <text:p text:style-name="P16"><text:s text:c="4"/>return res;</text:p>
            <text:p text:style-name="P16">}</text:p>
            <text:p text:style-name="P16"/>
            <text:p text:style-name="P16">// sorting</text:p>
            <text:p text:style-name="P16"/>
            <text:p text:style-name="P16">void swap(int *a, int *b)</text:p>
            <text:p text:style-name="P16">{</text:p>
            <text:p text:style-name="P16"><text:s text:c="4"/>int t = *a;</text:p>
            <text:p text:style-name="P16"><text:s text:c="4"/>*a = *b;</text:p>
            <text:p text:style-name="P16"><text:s text:c="4"/>*b = t;</text:p>
            <text:p text:style-name="P16">}</text:p>
            <text:p text:style-name="P16"/>
            <text:p text:style-name="P16">void bs(int *arr, int n)</text:p>
            <text:p text:style-name="P16">{</text:p>
            <text:p text:style-name="P16"><text:s text:c="4"/>int i, j;</text:p>
            <text:p text:style-name="P16"><text:s text:c="4"/>for (i = 0; i &lt; n - 1; i++)</text:p>
            <text:p text:style-name="P16"><text:s text:c="8"/>for (j = 0; j &lt; n - i - 1; j++)</text:p>
            <text:p text:style-name="P16"><text:s text:c="12"/>if (arr[j] &gt; arr[j + 1])</text:p>
            <text:p text:style-name="P16"><text:s text:c="16"/>swap(&amp;arr[j], &amp;arr[j + 1]);</text:p>
            <text:p text:style-name="P16">}</text:p>
            <text:p text:style-name="P16"/>
            <text:p text:style-name="P16">int *sort(int *arr, int n)</text:p>
            <text:p text:style-name="P16">{</text:p>
            <text:p text:style-name="P16"><text:s text:c="4"/>int *res = (int *)malloc(sizeof(int) * n);</text:p>
            <text:p text:style-name="P16"><text:s text:c="4"/>memcpy(res, arr, n * sizeof(int));</text:p>
            <text:p text:style-name="P16"><text:s text:c="4"/>bs(res, n);</text:p>
            <text:p text:style-name="P16"><text:s text:c="4"/>return res;</text:p>
            <text:p text:style-name="P16">}</text:p>
          </text:deletion>
          <text:insertion>
            <office:change-info office:chg-author="Unknown Author" office:chg-date-time="2020-12-02T22:32:07"/>
          </text:insertion>
        </text:changed-region>
        <text:changed-region xml:id="ct93849835754432" text:id="ct93849835754432">
          <text:insertion>
            <office:change-info>
              <dc:creator>Unknown Author</dc:creator>
              <dc:date>2020-12-02T22:32:07</dc:date>
            </office:change-info>
          </text:insertion>
        </text:changed-region>
        <text:changed-region xml:id="ct93849917091296" text:id="ct93849917091296">
          <text:deletion>
            <office:change-info>
              <dc:creator>&lt;анонимный&gt;</dc:creator>
              <dc:date>2021-01-10T17:11:33</dc:date>
            </office:change-info>
            <text:p text:style-name="P15">Makefile</text:p>
          </text:deletion>
          <text:insertion>
            <office:change-info office:chg-author="Unknown Author" office:chg-date-time="2020-12-02T22:32:07"/>
          </text:insertion>
        </text:changed-region>
        <text:changed-region xml:id="ct93849873325024" text:id="ct93849873325024">
          <text:insertion>
            <office:change-info>
              <dc:creator>&lt;анонимный&gt;</dc:creator>
              <dc:date>2021-01-10T17:11:34</dc:date>
            </office:change-info>
          </text:insertion>
        </text:changed-region>
        <text:changed-region xml:id="ct93849856338528" text:id="ct93849856338528">
          <text:insertion>
            <office:change-info>
              <dc:creator>Unknown Author</dc:creator>
              <dc:date>2020-12-02T22:32:07</dc:date>
            </office:change-info>
          </text:insertion>
        </text:changed-region>
        <text:changed-region xml:id="ct93849859470128" text:id="ct93849859470128">
          <text:deletion>
            <office:change-info>
              <dc:creator>&lt;анонимный&gt;</dc:creator>
              <dc:date>2021-01-10T17:11:49</dc:date>
            </office:change-info>
            <text:p text:style-name="P16">all: main1 main2</text:p>
            <text:p text:style-name="P16"/>
            <text:p text:style-name="P16">main1: libSolyanka1.so main1.c </text:p>
            <text:p text:style-name="P16"><text:tab/>gcc main1.c -L. -lSolyanka1 -o main1</text:p>
            <text:p text:style-name="P16"/>
            <text:p text:style-name="P16">main2: libSolyanka1.so libSolyanka2.so main2.c </text:p>
            <text:p text:style-name="P16"><text:tab/>gcc main2.c -ldl -o main2</text:p>
            <text:p text:style-name="P16"/>
            <text:p text:style-name="P16">libSolyanka1.so: Solyanka1.o</text:p>
            <text:p text:style-name="P16"><text:tab/>gcc -shared Solyanka1.o -o libSolyanka1.so</text:p>
            <text:p text:style-name="P16"><text:tab/></text:p>
            <text:p text:style-name="P16">libSolyanka2.so: Solyanka2.o</text:p>
            <text:p text:style-name="P16"><text:tab/>gcc -shared Solyanka2.o -o libSolyanka2.so</text:p>
            <text:p text:style-name="P16"/>
            <text:p text:style-name="P16">Solyanka1.o:</text:p>
            <text:p text:style-name="P16"><text:tab/>gcc -fPIC -c Solyanka1.c -o Solyanka1.o</text:p>
            <text:p text:style-name="P16"/>
            <text:p text:style-name="P16">Solyanka2.o:</text:p>
            <text:p text:style-name="P16"><text:tab/>gcc -fPIC -c Solyanka2.c -o Solyanka2.o</text:p>
            <text:p text:style-name="P16"/>
            <text:p text:style-name="P16">clean:</text:p>
            <text:p text:style-name="P16"><text:tab/>rm -f Solyanka1.o</text:p>
            <text:p text:style-name="P16"><text:tab/>rm -f libSolyanka1.so</text:p>
            <text:p text:style-name="P16"><text:tab/>rm -f Solyanka2.o</text:p>
            <text:p text:style-name="P16"><text:tab/>rm -f libSolyanka2.so</text:p>
            <text:p text:style-name="P16"><text:tab/>rm -f main1</text:p>
            <text:p text:style-name="P16"><text:tab/>rm -f main2</text:p>
          </text:deletion>
          <text:insertion>
            <office:change-info office:chg-author="Unknown Author" office:chg-date-time="2020-12-02T22:32:07"/>
          </text:insertion>
        </text:changed-region>
        <text:changed-region xml:id="ct93849911906752" text:id="ct93849911906752">
          <text:insertion>
            <office:change-info>
              <dc:creator>&lt;анонимный&gt;</dc:creator>
              <dc:date>2021-01-10T17:11:51</dc:date>
            </office:change-info>
          </text:insertion>
        </text:changed-region>
        <text:changed-region xml:id="ct93849856729840" text:id="ct93849856729840">
          <text:insertion>
            <office:change-info>
              <dc:creator>Unknown Author</dc:creator>
              <dc:date>2020-12-02T22:32:07</dc:date>
            </office:change-info>
          </text:insertion>
        </text:changed-region>
        <text:changed-region xml:id="ct93849836071296" text:id="ct93849836071296">
          <text:insertion>
            <office:change-info>
              <dc:creator>Unknown Author</dc:creator>
              <dc:date>2020-12-02T23:29:40</dc:date>
            </office:change-info>
          </text:insertion>
        </text:changed-region>
        <text:changed-region xml:id="ct93849836074368" text:id="ct93849836074368">
          <text:deletion>
            <office:change-info>
              <dc:creator>Unknown Author</dc:creator>
              <dc:date>2020-12-02T22:34:53</dc:date>
            </office:change-info>
            <text:p text:style-name="P58">Многопроцессорность — сила: благодаря ей ОС выполняет разделение памяти и прочих ресурсов между ними и, как следствие:</text:p>
            <text:p text:style-name="P54">а) внезапно упавший процесс не уронит остальные; </text:p>
            <text:p text:style-name="P54">б) если в процессе начал выполняться чужеродный код (например, из-за RCE уязвимости), то он не получит доступ к содержимому памяти в других процессах. </text:p>
            <text:p text:style-name="P54"/>
            <text:p text:style-name="P18"><text:span text:style-name="T41">М</text:span><text:span text:style-name="T2">ногопроцессорность сегодня можно увидеть, например, в браузерах, когда отдельные вкладки выполняются в разных процессах, и упавшая вкладка (из-за js или из-за кривого плагина) тянет за собой не весь браузер, а только себя или еще пару вкладок.</text:span></text:p>
            <text:p text:style-name="P54"/>
            <text:p text:style-name="P18"><text:span text:style-name="T42">Еще важно заметить, что многопроцессорные программы часто потребляют большое количество памяти, что не есть хорошо. IPC (межпроцессное взаимодействие) - довольно сложный с большими накладными расходами процесс. </text:span></text:p>
          </text:deletion>
        </text:changed-region>
        <text:changed-region xml:id="ct93849836074048" text:id="ct93849836074048">
          <text:deletion>
            <office:change-info>
              <dc:creator>Unknown Author</dc:creator>
              <dc:date>2020-12-02T23:29:50</dc:date>
            </office:change-info>
            <text:p text:style-name="P18"><text:span text:style-name="T42"/></text:p>
            <text:p text:style-name="P18"><text:span text:style-name="T2"/></text:p>
          </text:deletion>
        </text:changed-region>
        <text:changed-region xml:id="ct93849836073728" text:id="ct93849836073728">
          <text:deletion>
            <office:change-info>
              <dc:creator>Unknown Author</dc:creator>
              <dc:date>2020-12-02T22:34:49</dc:date>
            </office:change-info>
            <text:p text:style-name="P18"><text:span text:style-name="T2">По мере выполнения данной лабораторной работы я закрепил знания о работе с файловыми дескрипторами, </text:span></text:p>
          </text:deletion>
        </text:changed-region>
        <text:changed-region xml:id="ct93849836073408" text:id="ct93849836073408">
          <text:deletion>
            <office:change-info>
              <dc:creator>Unknown Author</dc:creator>
              <dc:date>2020-12-02T22:32:23</dc:date>
            </office:change-info>
            <text:p text:style-name="P18"><text:span text:style-name="T2">улучшил навыки </text:span></text:p>
          </text:deletion>
        </text:changed-region>
        <text:changed-region xml:id="ct93849836073088" text:id="ct93849836073088">
          <text:deletion>
            <office:change-info>
              <dc:creator>Unknown Author</dc:creator>
              <dc:date>2020-12-02T22:34:49</dc:date>
            </office:change-info>
            <text:p text:style-name="P18"><text:span text:style-name="T2">создания новых процессов внутри основной программы, познал суть их коммуникации по неименованным каналам. Также я научился замещать образ процессов с помощью функций семейства exec и разобрался с тем, как ожидать завершения работы процессов-потомков. </text:span></text:p>
            <text:p text:style-name="P18"><text:span text:style-name="T43"/></text:p>
          </text:deletion>
        </text:changed-region>
        <text:changed-region xml:id="ct93849836075488" text:id="ct93849836075488">
          <text:insertion>
            <office:change-info>
              <dc:creator>Unknown Author</dc:creator>
              <dc:date>2020-12-02T23:29:50</dc:date>
            </office:change-info>
          </text:insertion>
        </text:changed-region>
        <text:changed-region xml:id="ct93849836078000" text:id="ct93849836078000">
          <text:insertion>
            <office:change-info>
              <dc:creator>Unknown Author</dc:creator>
              <dc:date>2020-12-02T23:30:07</dc:date>
            </office:change-info>
          </text:insertion>
        </text:changed-region>
        <text:changed-region xml:id="ct93849855907424" text:id="ct93849855907424">
          <text:deletion>
            <office:change-info>
              <dc:creator>&lt;анонимный&gt;</dc:creator>
              <dc:date>2021-01-10T17:21:42</dc:date>
            </office:change-info>
            <text:p text:style-name="P18"><text:span text:style-name="T43">н</text:span></text:p>
          </text:deletion>
          <text:insertion>
            <office:change-info office:chg-author="Unknown Author" office:chg-date-time="2020-12-02T23:30:07"/>
          </text:insertion>
        </text:changed-region>
        <text:changed-region xml:id="ct93849875018656" text:id="ct93849875018656">
          <text:insertion>
            <office:change-info>
              <dc:creator>&lt;анонимный&gt;</dc:creator>
              <dc:date>2021-01-10T17:21:43</dc:date>
            </office:change-info>
          </text:insertion>
        </text:changed-region>
        <text:changed-region xml:id="ct93849866148192" text:id="ct93849866148192">
          <text:insertion>
            <office:change-info>
              <dc:creator>Unknown Author</dc:creator>
              <dc:date>2020-12-02T23:30:07</dc:date>
            </office:change-info>
          </text:insertion>
        </text:changed-region>
        <text:changed-region xml:id="ct93849834013584" text:id="ct93849834013584">
          <text:deletion>
            <office:change-info>
              <dc:creator>&lt;анонимный&gt;</dc:creator>
              <dc:date>2021-01-10T17:21:08</dc:date>
            </office:change-info>
            <text:p text:style-name="P18"><text:span text:style-name="T43">сортировки целочисленного массива</text:span></text:p>
          </text:deletion>
          <text:insertion>
            <office:change-info office:chg-author="Unknown Author" office:chg-date-time="2020-12-02T23:30:07"/>
          </text:insertion>
        </text:changed-region>
        <text:changed-region xml:id="ct93849856140416" text:id="ct93849856140416">
          <text:insertion>
            <office:change-info>
              <dc:creator>&lt;анонимный&gt;</dc:creator>
              <dc:date>2021-01-10T17:21:09</dc:date>
            </office:change-info>
          </text:insertion>
        </text:changed-region>
        <text:changed-region xml:id="ct93849857021760" text:id="ct93849857021760">
          <text:insertion>
            <office:change-info>
              <dc:creator>Unknown Author</dc:creator>
              <dc:date>2020-12-02T23:30:07</dc:date>
            </office:change-info>
          </text:insertion>
        </text:changed-region>
        <text:changed-region xml:id="ct93849836080064" text:id="ct93849836080064">
          <text:insertion>
            <office:change-info>
              <dc:creator>Unknown Author</dc:creator>
              <dc:date>2020-12-02T23:31:00</dc:date>
            </office:change-info>
          </text:insertion>
        </text:changed-region>
        <text:changed-region xml:id="ct93849836084832" text:id="ct93849836084832">
          <text:insertion>
            <office:change-info>
              <dc:creator>Unknown Author</dc:creator>
              <dc:date>2020-12-02T23:32:00</dc:date>
            </office:change-info>
          </text:insertion>
        </text:changed-region>
        <text:changed-region xml:id="ct93849873478720" text:id="ct93849873478720">
          <text:deletion>
            <office:change-info>
              <dc:creator>&lt;анонимный&gt;</dc:creator>
              <dc:date>2021-01-10T17:22:15</dc:date>
            </office:change-info>
            <text:p text:style-name="P20"/>
            <text:p text:style-name="P84"><text:span text:style-name="T44">Главное, что я понял: д</text:span><text:span text:style-name="T43">инамическая библиотека - это фактически исполняемый файл (т.е. DLL и EXE в Windows имеют одинаковый формат). Динамическая линковка запускается в момент создания процесса (когда </text:span><text:span text:style-name="T44">пользователь запускает</text:span><text:span text:style-name="T43"> исполняемый файл на выполнение), линкуются между собой несколько исполняемых файлов каждый раз, когда создается новый процесс.</text:span><text:span text:style-name="T43"> Так же возможна динамическая линковка уже после запуска, т.е. новая библиотека может быть подгружена в адресное пространство ужа работающего процесса.</text:span></text:p>
          </text:deletion>
          <text:insertion>
            <office:change-info office:chg-author="Unknown Author" office:chg-date-time="2020-12-02T23:32:00"/>
          </text:insertion>
        </text:changed-region>
        <text:changed-region xml:id="ct93849835735360" text:id="ct93849835735360">
          <text:insertion>
            <office:change-info>
              <dc:creator>&lt;анонимный&gt;</dc:creator>
              <dc:date>2021-01-10T17:22:15</dc:date>
            </office:change-info>
          </text:insertion>
        </text:changed-region>
        <text:changed-region xml:id="ct93849835860896" text:id="ct93849835860896">
          <text:insertion>
            <office:change-info>
              <dc:creator>&lt;анонимный&gt;</dc:creator>
              <dc:date>2021-01-10T17:23:00</dc:date>
            </office:change-info>
          </text:insertion>
        </text:changed-region>
        <text:changed-region xml:id="ct93849780008672" text:id="ct93849780008672">
          <text:insertion>
            <office:change-info>
              <dc:creator>&lt;анонимный&gt;</dc:creator>
              <dc:date>2021-01-10T17:24:00</dc:date>
            </office:change-info>
          </text:insertion>
        </text:changed-region>
        <text:changed-region xml:id="ct93849858360288" text:id="ct93849858360288">
          <text:insertion>
            <office:change-info>
              <dc:creator>&lt;анонимный&gt;</dc:creator>
              <dc:date>2021-01-10T17:25:00</dc:date>
            </office:change-info>
          </text:insertion>
        </text:changed-region>
        <text:changed-region xml:id="ct93849838409888" text:id="ct93849838409888">
          <text:insertion>
            <office:change-info>
              <dc:creator>&lt;анонимный&gt;</dc:creator>
              <dc:date>2021-01-10T17:26:00</dc:date>
            </office:change-info>
          </text:insertion>
        </text:changed-region>
        <text:changed-region xml:id="ct93849856417808" text:id="ct93849856417808">
          <text:insertion>
            <office:change-info>
              <dc:creator>Unknown Author</dc:creator>
              <dc:date>2020-12-02T23:32:00</dc:date>
            </office:change-info>
          </text:insertion>
        </text:changed-region>
        <text:changed-region xml:id="ct93849836085152" text:id="ct93849836085152">
          <text:deletion>
            <office:change-info>
              <dc:creator>&lt;анонимный&gt;</dc:creator>
              <dc:date>2021-01-10T17:26:22</dc:date>
            </office:change-info>
            <text:p text:style-name="P20"><text:span text:style-name="T41">Статическая </text:span><text:span text:style-name="T44">же </text:span><text:span text:style-name="T41">библиотека - это фактически архив объектных файлов, который используется в процессе статической линковки. В результате статической линковки из многих объектных файлов получается один исполняемый, запускается статическая линковка в момент создания исполняемого файла.</text:span></text:p>
          </text:deletion>
          <text:insertion>
            <office:change-info office:chg-author="Unknown Author" office:chg-date-time="2020-12-02T23:40:19"/>
          </text:insertion>
        </text:changed-region>
        <text:changed-region xml:id="ct93849835824160" text:id="ct93849835824160">
          <text:insertion>
            <office:change-info>
              <dc:creator>&lt;анонимный&gt;</dc:creator>
              <dc:date>2021-01-10T17:26:2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1">Московский Авиационный Институт</text:p>
      <text:p text:style-name="P5">(Национальный Исследовательский Университет)</text:p>
      <text:p text:style-name="P5"/>
      <text:p text:style-name="P5">Факультет информационных технологий и прикладной математики</text:p>
      <text:p text:style-name="P5">Кафедра вычислительной математики и программирования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T9">Лабораторная работа №</text:span><text:change text:change-id="ct93849835303104"/><text:change-start text:change-id="ct93849835206544"/><text:span text:style-name="T49">5</text:span><text:change-end text:change-id="ct93849835206544"/></text:p>
      <text:p text:style-name="P8">по курсу «Операционные системы»</text:p>
      <text:p text:style-name="P3"><text:span text:style-name="T11">III</text:span><text:span text:style-name="T9"> Семестр</text:span></text:p>
      <text:p text:style-name="P7"/>
      <text:p text:style-name="P3"><text:span text:style-name="T11">Вариант </text:span><text:change text:change-id="ct93849909623440"/><text:change text:change-id="ct93849834564816"/><text:change text:change-id="ct93849834565600"/><text:change-start text:change-id="ct93849909950992"/><text:span text:style-name="T51">12</text:span><text:change-end text:change-id="ct93849909950992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Студент:</text:p>
          </table:table-cell>
          <table:table-cell table:style-name="Table1.B1" office:value-type="string">
            <text:p text:style-name="P23"><text:change text:change-id="ct93849909090960"/><text:change-start text:change-id="ct93849908808544"/><text:span text:style-name="T65">Ежов Н.П.</text:span><text:change-end text:change-id="ct93849908808544"/></text:p>
          </table:table-cell>
        </table:table-row>
        <table:table-row table:style-name="Table1.1">
          <table:table-cell table:style-name="Table1.A2" office:value-type="string">
            <text:p text:style-name="P22">Группа:</text:p>
          </table:table-cell>
          <table:table-cell table:style-name="Table1.B2" office:value-type="string">
            <text:p text:style-name="P21">М80-20<text:change text:change-id="ct93849910062960"/><text:change-start text:change-id="ct93849908353616"/><text:span text:style-name="T65">4</text:span><text:change-end text:change-id="ct93849908353616"/>Б-19</text:p>
          </table:table-cell>
        </table:table-row>
        <table:table-row table:style-name="Table1.1">
          <table:table-cell table:style-name="Table1.A3" office:value-type="string">
            <text:p text:style-name="P22">Преподаватель:</text:p>
          </table:table-cell>
          <table:table-cell table:style-name="Table1.B3" office:value-type="string">
            <text:p text:style-name="P21">Миронов Е.С</text:p>
          </table:table-cell>
        </table:table-row>
        <table:table-row table:style-name="Table1.1">
          <table:table-cell table:style-name="Table1.A4" office:value-type="string">
            <text:p text:style-name="P22">Оценка:</text:p>
          </table:table-cell>
          <table:table-cell table:style-name="Table1.B4" office:value-type="string">
            <text:p text:style-name="P21"/>
          </table:table-cell>
        </table:table-row>
        <table:table-row table:style-name="Table1.1">
          <table:table-cell table:style-name="Table1.A5" office:value-type="string">
            <text:p text:style-name="P22">Дата:</text:p>
          </table:table-cell>
          <table:table-cell table:style-name="Table1.B5" office:value-type="string">
            <text:p text:style-name="P21"/>
          </table:table-cell>
        </table:table-row>
      </table:table>
      <text:p text:style-name="P7"/>
      <text:p text:style-name="P7"/>
      <text:p text:style-name="P7"><text:change text:change-id="ct93849834569920"/></text:p>
      <text:p text:style-name="P5">Москва 2020</text:p>
      <text:p text:style-name="P5"><text:soft-page-break/></text:p>
      <text:p text:style-name="P10">1. Постановка задачи</text:p>
      <text:p text:style-name="P26"><text:change text:change-id="ct93849834629440"/><text:change text:change-id="ct93849834628480"/><text:change-start text:change-id="ct93849835371872"/><text:span text:style-name="T29">Тема</text:span>: Динамические библиотеки</text:p>
      <text:p text:style-name="P26"><text:span text:style-name="T29">Цель работы - </text:span><text:span text:style-name="T47">п</text:span>риобретение практических навыков в:</text:p>
      <text:list xml:id="list763936732" text:style-name="L1">
        <text:list-item>
          <text:p text:style-name="P30">Создани<text:span text:style-name="T47">и</text:span> динамических библиотек</text:p>
        </text:list-item>
        <text:list-item>
          <text:p text:style-name="P30">Создани<text:span text:style-name="T47">и</text:span> программ, которые используют функции динамических библиотек</text:p>
        </text:list-item>
      </text:list>
      <text:p text:style-name="P28">Задание:</text:p>
      <text:p text:style-name="P26">Требуется создать динамические библиотеки, которые реализуют определенный функционал.</text:p>
      <text:p text:style-name="P26">Далее использовать данные библиотеки 2-мя способами:</text:p>
      <text:p text:style-name="P26">1. <text:s text:c="2"/>Во время компиляции (на этапе «линковки»/linking)</text:p>
      <text:p text:style-name="P26">2. Во время исполнения программы. Библиотеки загружаются в память с помощью интерфейса ОС для работы с динамическими библиотеками</text:p>
      <text:p text:style-name="P27">В конечном итоге, в лабораторной работе необходимо получить следующие части:</text:p>
      <text:list xml:id="list2867772465" text:style-name="L2">
        <text:list-item>
          <text:p text:style-name="P32">Динамические библиотеки, реализующие контракты, которые заданы вариантом;</text:p>
        </text:list-item>
        <text:list-item>
          <text:p text:style-name="P31">Тестовая программа (программа №1), которая используют одну из библиотек, используя знания полученные на этапе компиляции;</text:p>
        </text:list-item>
        <text:list-item>
          <text:p text:style-name="P31">Тестовая программа (программа №2), которая загружает библиотеки, используя только их местоположение и контракты.</text:p>
        </text:list-item>
      </text:list>
      <text:p text:style-name="P26">Пользовательский ввод для обоих программ должен быть организован следующим образом:</text:p>
      <text:p text:style-name="P26">1. Если пользователь вводит команду «0», то программа переключает одну реализацию контрактов на другую (необходимо только для программы №2). Можно реализовать <text:soft-page-break/>лабораторную работу без данной функции, но максимальная оценка в этом случае будет «хорошо»;</text:p>
      <text:p text:style-name="P26">2. «1 arg1 arg2 … argN», где после «1» идут аргументы для первой функции, предусмотренной контрактами. После ввода команды происходит вызов первой функции, и на экране появляется результат её выполнения;</text:p>
      <text:p text:style-name="P26">3. «2 arg1 arg2 … argM», где после «2» идут аргументы для второй функции, предусмотренной контрактами. После ввода команды происходит вызов второй функции, и на экране появляется результат её выполнения.<text:change-end text:change-id="ct93849835371872"/><text:change-start text:change-id="ct93849835372464"/></text:p>
      <text:p text:style-name="P34">Вариант 15: <text:span text:style-name="T60">контракты 2 - расчет производной функции cos(x), </text:span><text:change-end text:change-id="ct93849835372464"/><text:change text:change-id="ct93849908292880"/><text:change-start text:change-id="ct93849836837568"/><text:span text:style-name="T61">6</text:span><text:change-end text:change-id="ct93849836837568"/><text:change-start text:change-id="ct93849837205904"/><text:span text:style-name="T60"> – </text:span><text:change-end text:change-id="ct93849837205904"/><text:change text:change-id="ct93849837449248"/><text:change-start text:change-id="ct93849837457568"/><text:span text:style-name="T60">Рассчет значения числа</text:span></text:p>
      <text:p text:style-name="P34"><text:span text:style-name="T60">е(основание натурального логарифма)</text:span><text:change-end text:change-id="ct93849837457568"/><text:change-start text:change-id="ct93849837442576"/></text:p>
      <text:p text:style-name="P29"><text:change-end text:change-id="ct93849837442576"/></text:p>
      <text:p text:style-name="P7">2. <text:s/>Метод решения<text:change-start text:change-id="ct93849835374768"/></text:p>
      <text:p text:style-name="P7"><text:change-end text:change-id="ct93849835374768"/></text:p>
      <text:p text:style-name="P6">Используемые системные вызовы для выполнения работы:<text:change-start text:change-id="ct93849835375952"/></text:p>
      <text:p text:style-name="P6"><text:change-end text:change-id="ct93849835375952"/><text:change-start text:change-id="ct93849835376544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void *dlopen(const char *filename, int flag);</text:p>
          </table:table-cell>
          <table:table-cell table:style-name="Table2.B1" office:value-type="string">
            <text:p text:style-name="P25">dlopen загружает динамическую библиотеку, имя которой указано в строке filename, и возвращает прямой указатель на начало динамической библиотеки.</text:p>
          </table:table-cell>
        </table:table-row>
        <table:table-row>
          <table:table-cell table:style-name="Table2.A2" office:value-type="string">
            <text:p text:style-name="P24">int dlclose(void *handle);</text:p>
          </table:table-cell>
          <table:table-cell table:style-name="Table2.B2" office:value-type="string">
            <text:p text:style-name="P25">dlclose уменьшает на единицу счетчик ссылок на указатель динамической библиотеки handle. </text:p>
          </table:table-cell>
        </table:table-row>
        <table:table-row>
          <table:table-cell table:style-name="Table2.A2" office:value-type="string">
            <text:p text:style-name="P24">void *dlsym(void *handle, char *symbol);</text:p>
          </table:table-cell>
          <table:table-cell table:style-name="Table2.B2" office:value-type="string">
            <text:p text:style-name="P25">dlsym использует указатель на динамическую библиотеку, возвращаемую dlopen, и оканчивающееся нулем символьное имя, а затем возвращает адрес, указывающий, откуда загружается этот символ. </text:p>
          </table:table-cell>
        </table:table-row>
      </table:table>
      <text:p text:style-name="P6"><text:change-end text:change-id="ct93849835376544"/><text:change-start text:change-id="ct93849835382528"/></text:p>
      <text:p text:style-name="P96"><text:change-end text:change-id="ct93849835382528"/><text:change text:change-id="ct93849835387696"/><text:change-start text:change-id="ct93849835389456"/><text:span text:style-name="T31">С</text:span><text:span text:style-name="T3">оздание и применение shared library</text:span><text:change-end text:change-id="ct93849835389456"/><text:change text:change-id="ct93849835390096"/><text:change text:change-id="ct93849835389776"/><text:change-start text:change-id="ct93849835392496"/><text:span text:style-name="T3"> </text:span><text:span text:style-name="T5">на примере Solyanka1</text:span><text:change-end text:change-id="ct93849835392496"/><text:change-start text:change-id="ct93849835344208"/><text:span text:style-name="T3">:</text:span></text:p>
      <text:p text:style-name="P98"><text:change-end text:change-id="ct93849835344208"/><text:change-start text:change-id="ct93849835349936"/><text:span text:style-name="T31">1. </text:span><text:change-end text:change-id="ct93849835349936"/><text:change text:change-id="ct93849835103680"/><text:change text:change-id="ct93849835349008"/><text:change text:change-id="ct93849835295648"/><text:change text:change-id="ct93849834952960"/><text:change text:change-id="ct93849835398800"/><text:change text:change-id="ct93849835399648"/><text:change text:change-id="ct93849835400400"/><text:change text:change-id="ct93849835401552"/><text:change text:change-id="ct93849835354576"/><text:change-start text:change-id="ct93849890449536"/><text:span text:style-name="T32">Опишем способ создания </text:span><text:change-end text:change-id="ct93849890449536"/><text:change-start text:change-id="ct93849956403360"/><text:span text:style-name="T32">библиотек и способ компилирования программ при помощи Cmake. add_library(first SHARED src/serialization1.c) создаёт </text:span><text:change-end text:change-id="ct93849956403360"/><text:change-start text:change-id="ct93849956564528"/><text:span text:style-name="T32">цель </text:span><text:change-end text:change-id="ct93849956564528"/><text:change-start text:change-id="ct93849892557296"/><text:span text:style-name="T32">динамической библиотеки. После этого мы передаём туда общий хедер </text:span><text:span text:style-name="T14">set_target_properties( </text:span><text:span text:style-name="T15">first PROPERTIES PUBLIC_HEADER src/realization.h</text:span><text:span text:style-name="T15">). </text:span><text:span text:style-name="T17">Также включаем в цель first папку src (там лежит код программ и библиотек), подключаем к ней необходимые библиотеке (в моём случае мне понадобилась math), после чего делаем такую же операцию с целью second, правда файл реализации там уже будет другой.</text:span></text:p>
      <text:p text:style-name="P100"><text:span text:style-name="T17"/></text:p>
      <text:p text:style-name="P99"><text:span text:style-name="T17">2. </text:span><text:span text:style-name="T18">Добавляем зависимости для dynMain, чтобы не возникло ситуации, когда мы хотим подключить библиотеки, а они не собраны.</text:span></text:p>
      <text:p text:style-name="P99"><text:span text:style-name="T19">add_dependencies(</text:span><text:span text:style-name="T19">dynMain first second</text:span><text:span text:style-name="T19">)</text:span></text:p>
      <text:p text:style-name="P48"><text:soft-page-break/><text:span text:style-name="T15">3. Собираем цель dynMain при помощи команды cmake –build `pwd` --target dynMain</text:span></text:p>
      <text:p text:style-name="P48"><text:span text:style-name="T15"/></text:p>
      <text:p text:style-name="P48"><text:span text:style-name="T15">-- The C compiler identification is GNU 9.3.0</text:span></text:p>
      <text:p text:style-name="P48"><text:span text:style-name="T15">-- The CXX compiler identification is GNU 9.3.0</text:span></text:p>
      <text:p text:style-name="P48"><text:span text:style-name="T15">-- Check for working C compiler: /usr/bin/cc</text:span></text:p>
      <text:p text:style-name="P48"><text:span text:style-name="T15">-- Check for working C compiler: /usr/bin/cc - works</text:span></text:p>
      <text:p text:style-name="P48"><text:span text:style-name="T15">-- Detecting C compiler ABI info</text:span></text:p>
      <text:p text:style-name="P48"><text:span text:style-name="T15">-- Detecting C compiler ABI info - done</text:span></text:p>
      <text:p text:style-name="P48"><text:span text:style-name="T15">-- Detecting C compile features</text:span></text:p>
      <text:p text:style-name="P48"><text:span text:style-name="T15">-- Detecting C compile features - done</text:span></text:p>
      <text:p text:style-name="P48"><text:span text:style-name="T15">-- Check for working CXX compiler: /usr/bin/c++</text:span></text:p>
      <text:p text:style-name="P48"><text:span text:style-name="T15">-- Check for working CXX compiler: /usr/bin/c++ - works</text:span></text:p>
      <text:p text:style-name="P48"><text:span text:style-name="T15">-- Detecting CXX compiler ABI info</text:span></text:p>
      <text:p text:style-name="P48"><text:span text:style-name="T15">-- Detecting CXX compiler ABI info - done</text:span></text:p>
      <text:p text:style-name="P48"><text:span text:style-name="T15">-- Detecting CXX compile features</text:span></text:p>
      <text:p text:style-name="P48"><text:span text:style-name="T15">-- Detecting CXX compile features - done</text:span></text:p>
      <text:p text:style-name="P48"><text:span text:style-name="T15">Link library for statMain will be now second</text:span></text:p>
      <text:p text:style-name="P48"><text:span text:style-name="T15">-- Configuring done</text:span></text:p>
      <text:p text:style-name="P48"><text:span text:style-name="T15">-- Generating done</text:span></text:p>
      <text:p text:style-name="P48"><text:span text:style-name="T15">-- Build files have been written to: /home/nikita/CLionProjects/OS_labs/lab5</text:span></text:p>
      <text:p text:style-name="P48"><text:span text:style-name="T15">Scanning dependencies of target second</text:span></text:p>
      <text:p text:style-name="P48"><text:span text:style-name="T15">[ 16%] Building C object CMakeFiles/second.dir/src/realization2.c.o</text:span></text:p>
      <text:p text:style-name="P48"><text:span text:style-name="T15">[ 33%] Linking C shared library libsecond.so</text:span></text:p>
      <text:p text:style-name="P48"><text:span text:style-name="T15">[ 33%] Built target second</text:span></text:p>
      <text:p text:style-name="P48"><text:span text:style-name="T15">Scanning dependencies of target first</text:span></text:p>
      <text:p text:style-name="P48"><text:span text:style-name="T15">[ 50%] Building C object CMakeFiles/first.dir/src/realization1.c.o</text:span></text:p>
      <text:p text:style-name="P48"><text:span text:style-name="T15">[ 66%] Linking C shared library libfirst.so</text:span></text:p>
      <text:p text:style-name="P48"><text:span text:style-name="T15">[ 66%] Built target first</text:span></text:p>
      <text:p text:style-name="P48"><text:span text:style-name="T15">Scanning dependencies of target dynMain</text:span></text:p>
      <text:p text:style-name="P48"><text:span text:style-name="T15">[ 83%] Building C object CMakeFiles/dynMain.dir/src/dynMain.c.o</text:span></text:p>
      <text:p text:style-name="P48"><text:span text:style-name="T15">[100%] Linking C executable dynMain</text:span></text:p>
      <text:p text:style-name="P48"><text:span text:style-name="T15">[100%] Built target dynMain</text:span></text:p>
      <text:p text:style-name="P47"><text:change-end text:change-id="ct93849892557296"/><text:change-start text:change-id="ct93849835190832"/><text:span text:style-name="T32"/></text:p>
      <text:p text:style-name="P95"><text:change-end text:change-id="ct93849835190832"/><text:change text:change-id="ct93849835504400"/><text:change-start text:change-id="ct93849856154016"/><text:span text:style-name="T66">4</text:span><text:change-end text:change-id="ct93849856154016"/><text:change-start text:change-id="ct93849835319328"/>. Добавляем текущий каталог в $LD_LIBRARY_PATH:</text:p>
      <text:p text:style-name="P94">export LD_LIBRARY_PATH=$LD_LIBRARY_PATH:.<text:change-end text:change-id="ct93849835319328"/><text:change text:change-id="ct93849835190464"/><text:change-start text:change-id="ct93849835189632"/></text:p>
      <text:p text:style-name="P2"><text:change-end text:change-id="ct93849835189632"/></text:p>
      <text:p text:style-name="P8">3. Тестирование</text:p>
      <text:p text:style-name="P4"><text:change text:change-id="ct93849835331088"/><text:change text:change-id="ct93849835427776"/><text:change-start text:change-id="ct93849835538800"/>nikita@nikita-desktop:~/CLionProjects/OS_labs/lab5$ cmake --build `pwd` --target dynMain</text:p>
      <text:p text:style-name="P4">[ 16%] Building C object CMakeFiles/second.dir/src/realization2.c.o</text:p>
      <text:p text:style-name="P4">[ 33%] Linking C shared library libsecond.so</text:p>
      <text:p text:style-name="P4">[ 33%] Built target second</text:p>
      <text:p text:style-name="P4">[ 50%] Building C object CMakeFiles/first.dir/src/realization1.c.o</text:p>
      <text:p text:style-name="P4">[ 66%] Linking C shared library libfirst.so</text:p>
      <text:p text:style-name="P4">[ 66%] Built target first</text:p>
      <text:p text:style-name="P4">[ 83%] Building C object CMakeFiles/dynMain.dir/src/dynMain.c.o</text:p>
      <text:p text:style-name="P4">[100%] Linking C executable dynMain</text:p>
      <text:p text:style-name="P4">[100%] Built target dynMain</text:p>
      <text:p text:style-name="P4">nikita@nikita-desktop:~/CLionProjects/OS_labs/lab5$ export LD_LIBRARY_PATH=$LD_LIBRARY_PATH:.</text:p>
      <text:p text:style-name="P4"><text:soft-page-break/>nikita@nikita-desktop:~/CLionProjects/OS_labs/lab5$ ./dynMain</text:p>
      <text:p text:style-name="P4">1</text:p>
      <text:p text:style-name="P4">0.5 0.5</text:p>
      <text:p text:style-name="P4">Calculating derivative!</text:p>
      <text:p text:style-name="P4">Derivative is -0.674561</text:p>
      <text:p text:style-name="P4">2</text:p>
      <text:p text:style-name="P4">100</text:p>
      <text:p text:style-name="P4">Calculating E!</text:p>
      <text:p text:style-name="P4">E is 2.704811</text:p>
      <text:p text:style-name="P4">0</text:p>
      <text:p text:style-name="P4">Ok. Contract was changed</text:p>
      <text:p text:style-name="P4">Now context is second</text:p>
      <text:p text:style-name="P4">1 <text:s text:c="2"/></text:p>
      <text:p text:style-name="P4">0.5 0.5</text:p>
      <text:p text:style-name="P4">Calculating derivative!</text:p>
      <text:p text:style-name="P4">Derivative is -0.459698</text:p>
      <text:p text:style-name="P4">2</text:p>
      <text:p text:style-name="P4">100</text:p>
      <text:p text:style-name="P4">Calculating E!</text:p>
      <text:p text:style-name="P4">E is 1.718282<text:change-end text:change-id="ct93849835538800"/></text:p>
      <text:p text:style-name="P1"/>
      <text:p text:style-name="P1"><text:change text:change-id="ct93849835429536"/></text:p>
      <text:p text:style-name="P3"><text:change text:change-id="ct93849835430576"/><text:change-start text:change-id="ct93849835431408"/><text:span text:style-name="T28">strace</text:span><text:change-end text:change-id="ct93849835431408"/><text:change text:change-id="ct93849916933600"/><text:change text:change-id="ct93849835432496"/><text:change text:change-id="ct93849912010016"/><text:span text:style-name="T29">:</text:span><text:change text:change-id="ct93849835435360"/><text:change text:change-id="ct93849835434976"/></text:p>
      <text:p text:style-name="P55"><text:change text:change-id="ct93849838329376"/><text:change text:change-id="ct93849835680128"/></text:p>
      <text:p text:style-name="P13">Отображение всех вызовов<text:change-start text:change-id="ct93849835700336"/> -- <text:change-end text:change-id="ct93849835700336"/><text:change text:change-id="ct93849859718208"/><text:change-start text:change-id="ct93849911938096"/><text:span text:style-name="T66">s</text:span><text:change-end text:change-id="ct93849911938096"/><text:change-start text:change-id="ct93849856959408"/><text:span text:style-name="T64">trace</text:span><text:change-end text:change-id="ct93849856959408"/>:</text:p>
      <text:p text:style-name="P80"><text:change text:change-id="ct93849835701216"/><text:change text:change-id="ct93849835713040"/><text:change text:change-id="ct93849835714000"/><text:change text:change-id="ct93849835713680"/><text:change text:change-id="ct93849835713360"/><text:change text:change-id="ct93849835715040"/><text:change text:change-id="ct93849835720160"/><text:change text:change-id="ct93849835719840"/><text:change text:change-id="ct93849835719520"/><text:change text:change-id="ct93849835719200"/><text:change text:change-id="ct93849835718880"/><text:change text:change-id="ct93849835718560"/><text:change text:change-id="ct93849835718240"/><text:change text:change-id="ct93849835717920"/><text:change text:change-id="ct93849835717600"/><text:change text:change-id="ct93849835717280"/><text:change text:change-id="ct93849835716960"/><text:change text:change-id="ct93849835716640"/><text:change text:change-id="ct93849835716320"/><text:change text:change-id="ct93849835716000"/><text:change text:change-id="ct93849835715680"/><text:change text:change-id="ct93849835715360"/><text:change text:change-id="ct93849835720480"/><text:change text:change-id="ct93849835721520"/><text:change text:change-id="ct93849835197152"/><text:change-start text:change-id="ct93849916967600"/>execve("./dynMain", ["./dynMain"], 0x7ffd4311c140 /* 52 vars */) = 0</text:p>
      <text:p text:style-name="P80">brk(NULL) <text:s text:c="30"/>= 0x55fcfe9d9000</text:p>
      <text:p text:style-name="P80">arch_prctl(0x3001 /* ARCH_??? */, 0x7fff277fbbd0) = -1 EINVAL (Недопустимый аргумент)</text:p>
      <text:p text:style-name="P80">access("/etc/ld.so.preload", R_OK) <text:s text:c="5"/>= -1 ENOENT (Нет такого файла или каталога)</text:p>
      <text:p text:style-name="P80">openat(AT_FDCWD, "/home/nikita/CLionProjects/OS_labs/lab5/tls/haswell/x86_64/libdl.so.2", O_RDONLY|O_CLOEXEC) = -1 ENOENT (Нет такого файла или каталога)</text:p>
      <text:p text:style-name="P80">stat("/home/nikita/CLionProjects/OS_labs/lab5/tls/haswell/x86_64", 0x7fff277fae20) = -1 ENOENT (Нет такого файла или каталога)</text:p>
      <text:p text:style-name="P80">openat(AT_FDCWD, "/home/nikita/CLionProjects/OS_labs/lab5/tls/haswell/libdl.so.2", O_RDONLY|O_CLOEXEC) = -1 ENOENT (Нет такого файла или каталога)</text:p>
      <text:p text:style-name="P80">stat("/home/nikita/CLionProjects/OS_labs/lab5/tls/haswell", 0x7fff277fae20) = -1 ENOENT (Нет такого файла или каталога)</text:p>
      <text:p text:style-name="P80">openat(AT_FDCWD, "/home/nikita/CLionProjects/OS_labs/lab5/tls/x86_64/libdl.so.2", O_RDONLY|O_CLOEXEC) = -1 ENOENT (Нет такого файла или каталога)</text:p>
      <text:p text:style-name="P80">stat("/home/nikita/CLionProjects/OS_labs/lab5/tls/x86_64", 0x7fff277fae20) = -1 ENOENT (Нет такого файла или каталога)</text:p>
      <text:p text:style-name="P80">openat(AT_FDCWD, "/home/nikita/CLionProjects/OS_labs/lab5/tls/libdl.so.2", O_RDONLY|O_CLOEXEC) = -1 ENOENT (Нет такого файла или каталога)</text:p>
      <text:p text:style-name="P80">stat("/home/nikita/CLionProjects/OS_labs/lab5/tls", 0x7fff277fae20) = -1 ENOENT (Нет такого файла или каталога)</text:p>
      <text:p text:style-name="P80">openat(AT_FDCWD, "/home/nikita/CLionProjects/OS_labs/lab5/haswell/x86_64/libdl.so.2", O_RDONLY|O_CLOEXEC) = -1 ENOENT (Нет такого файла или каталога)</text:p>
      <text:p text:style-name="P80">stat("/home/nikita/CLionProjects/OS_labs/lab5/haswell/x86_64", 0x7fff277fae20) = -1 ENOENT (Нет такого файла или каталога)</text:p>
      <text:p text:style-name="P80">openat(AT_FDCWD, "/home/nikita/CLionProjects/OS_labs/lab5/haswell/libdl.so.2", O_RDONLY|O_CLOEXEC) = -1 ENOENT (Нет такого файла или каталога)</text:p>
      <text:p text:style-name="P80"><text:soft-page-break/>stat("/home/nikita/CLionProjects/OS_labs/lab5/haswell", 0x7fff277fae20) = -1 ENOENT (Нет такого файла или каталога)</text:p>
      <text:p text:style-name="P80">openat(AT_FDCWD, "/home/nikita/CLionProjects/OS_labs/lab5/x86_64/libdl.so.2", O_RDONLY|O_CLOEXEC) = -1 ENOENT (Нет такого файла или каталога)</text:p>
      <text:p text:style-name="P80">stat("/home/nikita/CLionProjects/OS_labs/lab5/x86_64", 0x7fff277fae20) = -1 ENOENT (Нет такого файла или каталога)</text:p>
      <text:p text:style-name="P80">openat(AT_FDCWD, "/home/nikita/CLionProjects/OS_labs/lab5/libdl.so.2", O_RDONLY|O_CLOEXEC) = -1 ENOENT (Нет такого файла или каталога)</text:p>
      <text:p text:style-name="P80">stat("/home/nikita/CLionProjects/OS_labs/lab5", {st_mode=S_IFDIR|0775, st_size=4096, ...}) = 0</text:p>
      <text:p text:style-name="P80">openat(AT_FDCWD, "./tls/haswell/x86_64/libdl.so.2", O_RDONLY|O_CLOEXEC) = -1 ENOENT (Нет такого файла или каталога)</text:p>
      <text:p text:style-name="P80">openat(AT_FDCWD, "./tls/haswell/libdl.so.2", O_RDONLY|O_CLOEXEC) = -1 ENOENT (Нет такого файла или каталога)</text:p>
      <text:p text:style-name="P80">openat(AT_FDCWD, "./tls/x86_64/libdl.so.2", O_RDONLY|O_CLOEXEC) = -1 ENOENT (Нет такого файла или каталога)</text:p>
      <text:p text:style-name="P80">openat(AT_FDCWD, "./tls/libdl.so.2", O_RDONLY|O_CLOEXEC) = -1 ENOENT (Нет такого файла или каталога)</text:p>
      <text:p text:style-name="P80">openat(AT_FDCWD, "./haswell/x86_64/libdl.so.2", O_RDONLY|O_CLOEXEC) = -1 ENOENT (Нет такого файла или каталога)</text:p>
      <text:p text:style-name="P80">openat(AT_FDCWD, "./haswell/libdl.so.2", O_RDONLY|O_CLOEXEC) = -1 ENOENT (Нет такого файла или каталога)</text:p>
      <text:p text:style-name="P80">openat(AT_FDCWD, "./x86_64/libdl.so.2", O_RDONLY|O_CLOEXEC) = -1 ENOENT (Нет такого файла или каталога)</text:p>
      <text:p text:style-name="P80">openat(AT_FDCWD, "./libdl.so.2", O_RDONLY|O_CLOEXEC) = -1 ENOENT (Нет такого файла или каталога)</text:p>
      <text:p text:style-name="P80">openat(AT_FDCWD, "/etc/ld.so.cache", O_RDONLY|O_CLOEXEC) = 3</text:p>
      <text:p text:style-name="P80">fstat(3, {st_mode=S_IFREG|0644, st_size=155878, ...}) = 0</text:p>
      <text:p text:style-name="P80">mmap(NULL, 155878, PROT_READ, MAP_PRIVATE, 3, 0) = 0x7fd098ca9000</text:p>
      <text:p text:style-name="P80">close(3) <text:s text:c="31"/>= 0</text:p>
      <text:p text:style-name="P80">openat(AT_FDCWD, "/lib/x86_64-linux-gnu/libdl.so.2", O_RDONLY|O_CLOEXEC) = 3</text:p>
      <text:p text:style-name="P80">read(3, "\177ELF\2\1\1\0\0\0\0\0\0\0\0\0\3\0&gt;\0\1\0\0\0 \22\0\0\0\0\0\0"..., 832) = 832</text:p>
      <text:p text:style-name="P80">fstat(3, {st_mode=S_IFREG|0644, st_size=18816, ...}) = 0</text:p>
      <text:p text:style-name="P80">mmap(NULL, 8192, PROT_READ|PROT_WRITE, MAP_PRIVATE|MAP_ANONYMOUS, -1, 0) = 0x7fd098ca7000</text:p>
      <text:p text:style-name="P80">mmap(NULL, 20752, PROT_READ, MAP_PRIVATE|MAP_DENYWRITE, 3, 0) = 0x7fd098ca1000</text:p>
      <text:p text:style-name="P80">mmap(0x7fd098ca2000, 8192, PROT_READ|PROT_EXEC, MAP_PRIVATE|MAP_FIXED|MAP_DENYWRITE, 3, 0x1000) = 0x7fd098ca2000</text:p>
      <text:p text:style-name="P80">mmap(0x7fd098ca4000, 4096, PROT_READ, MAP_PRIVATE|MAP_FIXED|MAP_DENYWRITE, 3, 0x3000) = 0x7fd098ca4000</text:p>
      <text:p text:style-name="P80">mmap(0x7fd098ca5000, 8192, PROT_READ|PROT_WRITE, MAP_PRIVATE|MAP_FIXED|MAP_DENYWRITE, 3, 0x3000) = 0x7fd098ca5000</text:p>
      <text:p text:style-name="P80">close(3) <text:s text:c="31"/>= 0</text:p>
      <text:p text:style-name="P80">openat(AT_FDCWD, "/home/nikita/CLionProjects/OS_labs/lab5/libc.so.6", O_RDONLY|O_CLOEXEC) = -1 ENOENT (Нет такого файла или каталога)</text:p>
      <text:p text:style-name="P80">openat(AT_FDCWD, "./tls/haswell/x86_64/libc.so.6", O_RDONLY|O_CLOEXEC) = -1 ENOENT (Нет такого файла или каталога)</text:p>
      <text:p text:style-name="P80">openat(AT_FDCWD, "./tls/haswell/libc.so.6", O_RDONLY|O_CLOEXEC) = -1 ENOENT (Нет такого файла или каталога)</text:p>
      <text:p text:style-name="P80">openat(AT_FDCWD, "./tls/x86_64/libc.so.6", O_RDONLY|O_CLOEXEC) = -1 ENOENT (Нет такого файла или каталога)</text:p>
      <text:p text:style-name="P80"><text:soft-page-break/>openat(AT_FDCWD, "./tls/libc.so.6", O_RDONLY|O_CLOEXEC) = -1 ENOENT (Нет такого файла или каталога)</text:p>
      <text:p text:style-name="P80">openat(AT_FDCWD, "./haswell/x86_64/libc.so.6", O_RDONLY|O_CLOEXEC) = -1 ENOENT (Нет такого файла или каталога)</text:p>
      <text:p text:style-name="P80">openat(AT_FDCWD, "./haswell/libc.so.6", O_RDONLY|O_CLOEXEC) = -1 ENOENT (Нет такого файла или каталога)</text:p>
      <text:p text:style-name="P80">openat(AT_FDCWD, "./x86_64/libc.so.6", O_RDONLY|O_CLOEXEC) = -1 ENOENT (Нет такого файла или каталога)</text:p>
      <text:p text:style-name="P80">openat(AT_FDCWD, "./libc.so.6", O_RDONLY|O_CLOEXEC) = -1 ENOENT (Нет такого файла или каталога)</text:p>
      <text:p text:style-name="P80">openat(AT_FDCWD, "/lib/x86_64-linux-gnu/libc.so.6", O_RDONLY|O_CLOEXEC) = 3</text:p>
      <text:p text:style-name="P80">read(3, "\177ELF\2\1\1\3\0\0\0\0\0\0\0\0\3\0&gt;\0\1\0\0\0\360q\2\0\0\0\0\0"..., 832) = 832</text:p>
      <text:p text:style-name="P80">pread64(3, "\6\0\0\0\4\0\0\0@\0\0\0\0\0\0\0@\0\0\0\0\0\0\0@\0\0\0\0\0\0\0"..., 784, 64) = 784</text:p>
      <text:p text:style-name="P80">pread64(3, "\4\0\0\0\20\0\0\0\5\0\0\0GNU\0\2\0\0\300\4\0\0\0\3\0\0\0\0\0\0\0", 32, 848) = 32</text:p>
      <text:p text:style-name="P80">pread64(3, "\4\0\0\0\24\0\0\0\3\0\0\0GNU\0\363\377?\332\200\270\27\304d\245n\355Y\377\t\334"..., 68, 880) = 68</text:p>
      <text:p text:style-name="P80">fstat(3, {st_mode=S_IFREG|0755, st_size=2029224, ...}) = 0</text:p>
      <text:p text:style-name="P80">pread64(3, "\6\0\0\0\4\0\0\0@\0\0\0\0\0\0\0@\0\0\0\0\0\0\0@\0\0\0\0\0\0\0"..., 784, 64) = 784</text:p>
      <text:p text:style-name="P80">pread64(3, "\4\0\0\0\20\0\0\0\5\0\0\0GNU\0\2\0\0\300\4\0\0\0\3\0\0\0\0\0\0\0", 32, 848) = 32</text:p>
      <text:p text:style-name="P80">pread64(3, "\4\0\0\0\24\0\0\0\3\0\0\0GNU\0\363\377?\332\200\270\27\304d\245n\355Y\377\t\334"..., 68, 880) = 68</text:p>
      <text:p text:style-name="P80">mmap(NULL, 2036952, PROT_READ, MAP_PRIVATE|MAP_DENYWRITE, 3, 0) = 0x7fd098aaf000</text:p>
      <text:p text:style-name="P80">mprotect(0x7fd098ad4000, 1847296, PROT_NONE) = 0</text:p>
      <text:p text:style-name="P80">mmap(0x7fd098ad4000, 1540096, PROT_READ|PROT_EXEC, MAP_PRIVATE|MAP_FIXED|MAP_DENYWRITE, 3, 0x25000) = 0x7fd098ad4000</text:p>
      <text:p text:style-name="P80">mmap(0x7fd098c4c000, 303104, PROT_READ, MAP_PRIVATE|MAP_FIXED|MAP_DENYWRITE, 3, 0x19d000) = 0x7fd098c4c000</text:p>
      <text:p text:style-name="P80">mmap(0x7fd098c97000, 24576, PROT_READ|PROT_WRITE, MAP_PRIVATE|MAP_FIXED|MAP_DENYWRITE, 3, 0x1e7000) = 0x7fd098c97000</text:p>
      <text:p text:style-name="P80">mmap(0x7fd098c9d000, 13528, PROT_READ|PROT_WRITE, MAP_PRIVATE|MAP_FIXED|MAP_ANONYMOUS, -1, 0) = 0x7fd098c9d000</text:p>
      <text:p text:style-name="P80">close(3) <text:s text:c="31"/>= 0</text:p>
      <text:p text:style-name="P80">mmap(NULL, 12288, PROT_READ|PROT_WRITE, MAP_PRIVATE|MAP_ANONYMOUS, -1, 0) = 0x7fd098aac000</text:p>
      <text:p text:style-name="P80">arch_prctl(ARCH_SET_FS, 0x7fd098aac740) = 0</text:p>
      <text:p text:style-name="P80">mprotect(0x7fd098c97000, 12288, PROT_READ) = 0</text:p>
      <text:p text:style-name="P80">mprotect(0x7fd098ca5000, 4096, PROT_READ) = 0</text:p>
      <text:p text:style-name="P80">mprotect(0x55fcfdc9e000, 4096, PROT_READ) = 0</text:p>
      <text:p text:style-name="P80">mprotect(0x7fd098cfd000, 4096, PROT_READ) = 0</text:p>
      <text:p text:style-name="P80">munmap(0x7fd098ca9000, 155878) <text:s text:c="9"/>= 0</text:p>
      <text:p text:style-name="P80">openat(AT_FDCWD, "/home/nikita/CLionProjects/OS_labs/lab5/libfirst.so", O_RDONLY|O_CLOEXEC) = 3</text:p>
      <text:p text:style-name="P80">read(3, "\177ELF\2\1\1\0\0\0\0\0\0\0\0\0\3\0&gt;\0\1\0\0\0\200\20\0\0\0\0\0\0"..., 832) = 832</text:p>
      <text:p text:style-name="P80">brk(NULL) <text:s text:c="30"/>= 0x55fcfe9d9000</text:p>
      <text:p text:style-name="P80">brk(0x55fcfe9fa000) <text:s text:c="20"/>= 0x55fcfe9fa000</text:p>
      <text:p text:style-name="P80">fstat(3, {st_mode=S_IFREG|0775, st_size=17800, ...}) = 0</text:p>
      <text:p text:style-name="P80">mmap(NULL, 16440, PROT_READ, MAP_PRIVATE|MAP_DENYWRITE, 3, 0) = 0x7fd098ccb000</text:p>
      <text:p text:style-name="P80">mmap(0x7fd098ccc000, 4096, PROT_READ|PROT_EXEC, MAP_PRIVATE|MAP_FIXED|MAP_DENYWRITE, 3, 0x1000) = 0x7fd098ccc000</text:p>
      <text:p text:style-name="P80"><text:soft-page-break/>mmap(0x7fd098ccd000, 4096, PROT_READ, MAP_PRIVATE|MAP_FIXED|MAP_DENYWRITE, 3, 0x2000) = 0x7fd098ccd000</text:p>
      <text:p text:style-name="P80">mmap(0x7fd098cce000, 8192, PROT_READ|PROT_WRITE, MAP_PRIVATE|MAP_FIXED|MAP_DENYWRITE, 3, 0x2000) = 0x7fd098cce000</text:p>
      <text:p text:style-name="P80">close(3) <text:s text:c="31"/>= 0</text:p>
      <text:p text:style-name="P80">openat(AT_FDCWD, "/home/nikita/CLionProjects/OS_labs/lab5/libm.so.6", O_RDONLY|O_CLOEXEC) = -1 ENOENT (Нет такого файла или каталога)</text:p>
      <text:p text:style-name="P80">openat(AT_FDCWD, "./tls/haswell/x86_64/libm.so.6", O_RDONLY|O_CLOEXEC) = -1 ENOENT (Нет такого файла или каталога)</text:p>
      <text:p text:style-name="P80">openat(AT_FDCWD, "./tls/haswell/libm.so.6", O_RDONLY|O_CLOEXEC) = -1 ENOENT (Нет такого файла или каталога)</text:p>
      <text:p text:style-name="P80">openat(AT_FDCWD, "./tls/x86_64/libm.so.6", O_RDONLY|O_CLOEXEC) = -1 ENOENT (Нет такого файла или каталога)</text:p>
      <text:p text:style-name="P80">openat(AT_FDCWD, "./tls/libm.so.6", O_RDONLY|O_CLOEXEC) = -1 ENOENT (Нет такого файла или каталога)</text:p>
      <text:p text:style-name="P80">openat(AT_FDCWD, "./haswell/x86_64/libm.so.6", O_RDONLY|O_CLOEXEC) = -1 ENOENT (Нет такого файла или каталога)</text:p>
      <text:p text:style-name="P80">openat(AT_FDCWD, "./haswell/libm.so.6", O_RDONLY|O_CLOEXEC) = -1 ENOENT (Нет такого файла или каталога)</text:p>
      <text:p text:style-name="P80">openat(AT_FDCWD, "./x86_64/libm.so.6", O_RDONLY|O_CLOEXEC) = -1 ENOENT (Нет такого файла или каталога)</text:p>
      <text:p text:style-name="P80">openat(AT_FDCWD, "./libm.so.6", O_RDONLY|O_CLOEXEC) = -1 ENOENT (Нет такого файла или каталога)</text:p>
      <text:p text:style-name="P80">openat(AT_FDCWD, "/etc/ld.so.cache", O_RDONLY|O_CLOEXEC) = 3</text:p>
      <text:p text:style-name="P80">fstat(3, {st_mode=S_IFREG|0644, st_size=155878, ...}) = 0</text:p>
      <text:p text:style-name="P80">mmap(NULL, 155878, PROT_READ, MAP_PRIVATE, 3, 0) = 0x7fd098a85000</text:p>
      <text:p text:style-name="P80">close(3) <text:s text:c="31"/>= 0</text:p>
      <text:p text:style-name="P80">openat(AT_FDCWD, "/lib/x86_64-linux-gnu/libm.so.6", O_RDONLY|O_CLOEXEC) = 3</text:p>
      <text:p text:style-name="P80">read(3, "\177ELF\2\1\1\3\0\0\0\0\0\0\0\0\3\0&gt;\0\1\0\0\0\300\363\0\0\0\0\0\0"..., 832) = 832</text:p>
      <text:p text:style-name="P80">fstat(3, {st_mode=S_IFREG|0644, st_size=1369352, ...}) = 0</text:p>
      <text:p text:style-name="P80">mmap(NULL, 1368336, PROT_READ, MAP_PRIVATE|MAP_DENYWRITE, 3, 0) = 0x7fd098936000</text:p>
      <text:p text:style-name="P80">mmap(0x7fd098945000, 684032, PROT_READ|PROT_EXEC, MAP_PRIVATE|MAP_FIXED|MAP_DENYWRITE, 3, 0xf000) = 0x7fd098945000</text:p>
      <text:p text:style-name="P80">mmap(0x7fd0989ec000, 618496, PROT_READ, MAP_PRIVATE|MAP_FIXED|MAP_DENYWRITE, 3, 0xb6000) = 0x7fd0989ec000</text:p>
      <text:p text:style-name="P80">mmap(0x7fd098a83000, 8192, PROT_READ|PROT_WRITE, MAP_PRIVATE|MAP_FIXED|MAP_DENYWRITE, 3, 0x14c000) = 0x7fd098a83000</text:p>
      <text:p text:style-name="P80">close(3) <text:s text:c="31"/>= 0</text:p>
      <text:p text:style-name="P80">mprotect(0x7fd098a83000, 4096, PROT_READ) = 0</text:p>
      <text:p text:style-name="P80">mprotect(0x7fd098cce000, 4096, PROT_READ) = 0</text:p>
      <text:p text:style-name="P80">munmap(0x7fd098a85000, 155878) <text:s text:c="9"/>= 0</text:p>
      <text:p text:style-name="P80">fstat(0, {st_mode=S_IFREG|0664, st_size=34, ...}) = 0</text:p>
      <text:p text:style-name="P80">read(0, "1\n0.5 0.5\n2\n100\n0\n1\n0.5 0.5\n2\n10"..., 4096) = 34</text:p>
      <text:p text:style-name="P80">fstat(1, {st_mode=S_IFREG|0664, st_size=0, ...}) = 0</text:p>
      <text:p text:style-name="P80">munmap(0x7fd098ccb000, 16440) <text:s text:c="10"/>= 0</text:p>
      <text:p text:style-name="P80">munmap(0x7fd098936000, 1368336) <text:s text:c="8"/>= 0</text:p>
      <text:p text:style-name="P80">openat(AT_FDCWD, "/home/nikita/CLionProjects/OS_labs/lab5/libsecond.so", O_RDONLY|O_CLOEXEC) = 3</text:p>
      <text:p text:style-name="P80">read(3, "\177ELF\2\1\1\0\0\0\0\0\0\0\0\0\3\0&gt;\0\1\0\0\0`\20\0\0\0\0\0\0"..., 832) = 832</text:p>
      <text:p text:style-name="P80">fstat(3, {st_mode=S_IFREG|0775, st_size=17936, ...}) = 0</text:p>
      <text:p text:style-name="P80"><text:soft-page-break/>mmap(NULL, 16432, PROT_READ, MAP_PRIVATE|MAP_DENYWRITE, 3, 0) = 0x7fd098ccb000</text:p>
      <text:p text:style-name="P80">mmap(0x7fd098ccc000, 4096, PROT_READ|PROT_EXEC, MAP_PRIVATE|MAP_FIXED|MAP_DENYWRITE, 3, 0x1000) = 0x7fd098ccc000</text:p>
      <text:p text:style-name="P80">mmap(0x7fd098ccd000, 4096, PROT_READ, MAP_PRIVATE|MAP_FIXED|MAP_DENYWRITE, 3, 0x2000) = 0x7fd098ccd000</text:p>
      <text:p text:style-name="P80">mmap(0x7fd098cce000, 8192, PROT_READ|PROT_WRITE, MAP_PRIVATE|MAP_FIXED|MAP_DENYWRITE, 3, 0x2000) = 0x7fd098cce000</text:p>
      <text:p text:style-name="P80">close(3) <text:s text:c="31"/>= 0</text:p>
      <text:p text:style-name="P80">openat(AT_FDCWD, "/home/nikita/CLionProjects/OS_labs/lab5/libm.so.6", O_RDONLY|O_CLOEXEC) = -1 ENOENT (Нет такого файла или каталога)</text:p>
      <text:p text:style-name="P80">openat(AT_FDCWD, "./tls/haswell/x86_64/libm.so.6", O_RDONLY|O_CLOEXEC) = -1 ENOENT (Нет такого файла или каталога)</text:p>
      <text:p text:style-name="P80">openat(AT_FDCWD, "./tls/haswell/libm.so.6", O_RDONLY|O_CLOEXEC) = -1 ENOENT (Нет такого файла или каталога)</text:p>
      <text:p text:style-name="P80">openat(AT_FDCWD, "./tls/x86_64/libm.so.6", O_RDONLY|O_CLOEXEC) = -1 ENOENT (Нет такого файла или каталога)</text:p>
      <text:p text:style-name="P80">openat(AT_FDCWD, "./tls/libm.so.6", O_RDONLY|O_CLOEXEC) = -1 ENOENT (Нет такого файла или каталога)</text:p>
      <text:p text:style-name="P80">openat(AT_FDCWD, "./haswell/x86_64/libm.so.6", O_RDONLY|O_CLOEXEC) = -1 ENOENT (Нет такого файла или каталога)</text:p>
      <text:p text:style-name="P80">openat(AT_FDCWD, "./haswell/libm.so.6", O_RDONLY|O_CLOEXEC) = -1 ENOENT (Нет такого файла или каталога)</text:p>
      <text:p text:style-name="P80">openat(AT_FDCWD, "./x86_64/libm.so.6", O_RDONLY|O_CLOEXEC) = -1 ENOENT (Нет такого файла или каталога)</text:p>
      <text:p text:style-name="P80">openat(AT_FDCWD, "./libm.so.6", O_RDONLY|O_CLOEXEC) = -1 ENOENT (Нет такого файла или каталога)</text:p>
      <text:p text:style-name="P80">openat(AT_FDCWD, "/etc/ld.so.cache", O_RDONLY|O_CLOEXEC) = 3</text:p>
      <text:p text:style-name="P80">fstat(3, {st_mode=S_IFREG|0644, st_size=155878, ...}) = 0</text:p>
      <text:p text:style-name="P80">mmap(NULL, 155878, PROT_READ, MAP_PRIVATE, 3, 0) = 0x7fd098a85000</text:p>
      <text:p text:style-name="P80">close(3) <text:s text:c="31"/>= 0</text:p>
      <text:p text:style-name="P80">openat(AT_FDCWD, "/lib/x86_64-linux-gnu/libm.so.6", O_RDONLY|O_CLOEXEC) = 3</text:p>
      <text:p text:style-name="P80">read(3, "\177ELF\2\1\1\3\0\0\0\0\0\0\0\0\3\0&gt;\0\1\0\0\0\300\363\0\0\0\0\0\0"..., 832) = 832</text:p>
      <text:p text:style-name="P80">fstat(3, {st_mode=S_IFREG|0644, st_size=1369352, ...}) = 0</text:p>
      <text:p text:style-name="P80">mmap(NULL, 1368336, PROT_READ, MAP_PRIVATE|MAP_DENYWRITE, 3, 0) = 0x7fd098936000</text:p>
      <text:p text:style-name="P80">mmap(0x7fd098945000, 684032, PROT_READ|PROT_EXEC, MAP_PRIVATE|MAP_FIXED|MAP_DENYWRITE, 3, 0xf000) = 0x7fd098945000</text:p>
      <text:p text:style-name="P80">mmap(0x7fd0989ec000, 618496, PROT_READ, MAP_PRIVATE|MAP_FIXED|MAP_DENYWRITE, 3, 0xb6000) = 0x7fd0989ec000</text:p>
      <text:p text:style-name="P80">mmap(0x7fd098a83000, 8192, PROT_READ|PROT_WRITE, MAP_PRIVATE|MAP_FIXED|MAP_DENYWRITE, 3, 0x14c000) = 0x7fd098a83000</text:p>
      <text:p text:style-name="P80">close(3) <text:s text:c="31"/>= 0</text:p>
      <text:p text:style-name="P80">mprotect(0x7fd098a83000, 4096, PROT_READ) = 0</text:p>
      <text:p text:style-name="P80">mprotect(0x7fd098cce000, 4096, PROT_READ) = 0</text:p>
      <text:p text:style-name="P80">munmap(0x7fd098a85000, 155878) <text:s text:c="9"/>= 0</text:p>
      <text:p text:style-name="P80">read(0, "", 4096) <text:s text:c="22"/>= 0</text:p>
      <text:p text:style-name="P80">munmap(0x7fd098ccb000, 16432) <text:s text:c="10"/>= 0</text:p>
      <text:p text:style-name="P80">munmap(0x7fd098936000, 1368336) <text:s text:c="8"/>= 0</text:p>
      <text:p text:style-name="P80">write(1, "Calculating derivative!\nDerivati"..., 201) = 201</text:p>
      <text:p text:style-name="P80">exit_group(0) <text:s text:c="26"/>= ?</text:p>
      <text:p text:style-name="P80">+++ exited with 0 +++<text:change-end text:change-id="ct93849916967600"/><text:change text:change-id="ct93849835198112"/><text:change text:change-id="ct93849835197792"/><text:change text:change-id="ct93849835197472"/><text:change-start text:change-id="ct93849835199152"/></text:p>
      <text:p text:style-name="P19"><text:change-end text:change-id="ct93849835199152"/><text:change-start text:change-id="ct93849835765856"/><text:soft-page-break/><text:span text:style-name="T21">Статистика системных вызовов – </text:span><text:span text:style-name="T56">strace</text:span><text:span text:style-name="T21">:</text:span></text:p>
      <text:p text:style-name="P72"><text:change-end text:change-id="ct93849835765856"/><text:change text:change-id="ct93849835786832"/><text:change-start text:change-id="ct93849916839712"/>nikita@nikita-desktop:~/CLionProjects/OS_labs/lab5$ strace -c ./dynMain &lt; test.txt &gt; res.txt</text:p>
      <text:p text:style-name="P72">% time <text:s text:c="4"/>seconds <text:s/>usecs/call <text:s text:c="4"/>calls <text:s text:c="3"/>errors syscall</text:p>
      <text:p text:style-name="P72">------ ----------- ----------- --------- --------- ----------------</text:p>
      <text:p text:style-name="P72"><text:s/>26,86 <text:s text:c="3"/>0,000387 <text:s text:c="9"/>12 <text:s text:c="7"/>30 <text:s text:c="10"/>mmap</text:p>
      <text:p text:style-name="P72"><text:s/>22,55 <text:s text:c="3"/>0,000325 <text:s text:c="10"/>6 <text:s text:c="7"/>52 <text:s text:c="7"/>43 openat</text:p>
      <text:p text:style-name="P72"><text:s/>17,35 <text:s text:c="3"/>0,000250 <text:s text:c="9"/>35 <text:s text:c="8"/>7 <text:s text:c="10"/>munmap</text:p>
      <text:p text:style-name="P72"><text:s text:c="2"/>9,51 <text:s text:c="3"/>0,000137 <text:s text:c="9"/>15 <text:s text:c="8"/>9 <text:s text:c="10"/>mprotect</text:p>
      <text:p text:style-name="P72"><text:s text:c="2"/>7,70 <text:s text:c="3"/>0,000111 <text:s text:c="9"/>10 <text:s text:c="7"/>11 <text:s text:c="10"/>fstat</text:p>
      <text:p text:style-name="P72"><text:s text:c="2"/>5,34 <text:s text:c="3"/>0,000077 <text:s text:c="10"/>9 <text:s text:c="8"/>8 <text:s text:c="10"/>read</text:p>
      <text:p text:style-name="P72"><text:s text:c="2"/>5,34 <text:s text:c="3"/>0,000077 <text:s text:c="10"/>8 <text:s text:c="8"/>9 <text:s text:c="10"/>close</text:p>
      <text:p text:style-name="P72"><text:s text:c="2"/>2,43 <text:s text:c="3"/>0,000035 <text:s text:c="9"/>35 <text:s text:c="8"/>1 <text:s text:c="10"/>write</text:p>
      <text:p text:style-name="P72"><text:s text:c="2"/>1,87 <text:s text:c="3"/>0,000027 <text:s text:c="10"/>9 <text:s text:c="8"/>3 <text:s text:c="10"/>brk</text:p>
      <text:p text:style-name="P72"><text:s text:c="2"/>1,04 <text:s text:c="3"/>0,000015 <text:s text:c="10"/>7 <text:s text:c="8"/>2 <text:s text:c="8"/>1 arch_prctl</text:p>
      <text:p text:style-name="P72"><text:s text:c="2"/>0,00 <text:s text:c="3"/>0,000000 <text:s text:c="10"/>0 <text:s text:c="8"/>8 <text:s text:c="8"/>7 stat</text:p>
      <text:p text:style-name="P72"><text:s text:c="2"/>0,00 <text:s text:c="3"/>0,000000 <text:s text:c="10"/>0 <text:s text:c="8"/>6 <text:s text:c="10"/>pread64</text:p>
      <text:p text:style-name="P72"><text:s text:c="2"/>0,00 <text:s text:c="3"/>0,000000 <text:s text:c="10"/>0 <text:s text:c="8"/>1 <text:s text:c="8"/>1 access</text:p>
      <text:p text:style-name="P72"><text:s text:c="2"/>0,00 <text:s text:c="3"/>0,000000 <text:s text:c="10"/>0 <text:s text:c="8"/>1 <text:s text:c="10"/>execve</text:p>
      <text:p text:style-name="P72">------ ----------- ----------- --------- --------- ----------------</text:p>
      <text:p text:style-name="P72">100.00 <text:s text:c="3"/>0,001441 <text:s text:c="18"/>148 <text:s text:c="7"/>52 total<text:change-end text:change-id="ct93849916839712"/><text:change text:change-id="ct93849916411232"/><text:change text:change-id="ct93849835787856"/><text:change text:change-id="ct93849856916320"/><text:change text:change-id="ct93849835788256"/><text:change text:change-id="ct93849915904752"/><text:change text:change-id="ct93849835789936"/><text:change text:change-id="ct93849835789616"/><text:change text:change-id="ct93849835789376"/><text:change text:change-id="ct93849835789136"/><text:change text:change-id="ct93849835804704"/></text:p>
      <text:p text:style-name="P12"/>
      <text:p text:style-name="P8">4. Листинг программы</text:p>
      <text:p text:style-name="P11"><text:change text:change-id="ct93849916708368"/><text:change text:change-id="ct93849835808080"/><text:change-start text:change-id="ct93849835807184"/><text:span text:style-name="T67">statMain</text:span><text:change-end text:change-id="ct93849835807184"/><text:change-start text:change-id="ct93849835808400"/>.c:<text:change-end text:change-id="ct93849835808400"/></text:p>
      <text:p text:style-name="P17"><text:change text:change-id="ct93849835809424"/><text:change text:change-id="ct93849835840208"/><text:change-start text:change-id="ct93849917483264"/></text:p>
      <text:p text:style-name="P38"><text:span text:style-name="T68">#include </text:span><text:span text:style-name="T69">"realization.h"</text:span></text:p>
      <text:p text:style-name="P39"><text:span text:style-name="T68">#include </text:span><text:span text:style-name="T69">&lt;stdio.h&gt;</text:span></text:p>
      <text:p text:style-name="P50"/>
      <text:p text:style-name="P39"><text:span text:style-name="T68">int</text:span> main() {</text:p>
      <text:p text:style-name="P39"><text:span text:style-name="T68">int</text:span> cmd = <text:span text:style-name="T70">0</text:span>;</text:p>
      <text:p text:style-name="P36"/>
      <text:p text:style-name="P39"><text:span text:style-name="T68">while</text:span> (scanf(<text:span text:style-name="T69">"%d"</text:span>, &amp;cmd) != <text:span text:style-name="T68">EOF</text:span>) {</text:p>
      <text:p text:style-name="P39"><text:span text:style-name="T68">if</text:span>(cmd == <text:span text:style-name="T70">1</text:span>){</text:p>
      <text:p text:style-name="P39"><text:span text:style-name="T68">float</text:span> a, deltaX;</text:p>
      <text:p text:style-name="P39">scanf(<text:span text:style-name="T69">"%f%f"</text:span>, &amp;a, &amp;deltaX);</text:p>
      <text:p text:style-name="P39">printf(<text:span text:style-name="T69">"Calculating derivative!\n"</text:span>);</text:p>
      <text:p text:style-name="P39"><text:span text:style-name="T68">float</text:span> res = Derivative(a, deltaX);</text:p>
      <text:p text:style-name="P39">printf(<text:span text:style-name="T69">"Derivative is %f\n"</text:span>, res);</text:p>
      <text:p text:style-name="P39">}</text:p>
      <text:p text:style-name="P39"><text:span text:style-name="T68">else</text:span> <text:span text:style-name="T68">if</text:span> (cmd == <text:span text:style-name="T70">2</text:span>){</text:p>
      <text:p text:style-name="P39"><text:span text:style-name="T68">int</text:span> x;</text:p>
      <text:p text:style-name="P39">scanf(<text:span text:style-name="T69">"%d"</text:span>, &amp;x);</text:p>
      <text:p text:style-name="P39">printf(<text:span text:style-name="T69">"Calculating E!\n"</text:span>);</text:p>
      <text:p text:style-name="P39"><text:span text:style-name="T68">float</text:span> e = E(x);</text:p>
      <text:p text:style-name="P39">printf(<text:span text:style-name="T69">"E is %f\n"</text:span>, e);</text:p>
      <text:p text:style-name="P39">}</text:p>
      <text:p text:style-name="P39"><text:span text:style-name="T68">else</text:span>{</text:p>
      <text:p text:style-name="P39">printf(<text:span text:style-name="T69">"Wrong command!\n"</text:span>);</text:p>
      <text:p text:style-name="P39"><text:span text:style-name="T68">return</text:span> -<text:span text:style-name="T70">1</text:span>;</text:p>
      <text:p text:style-name="P39">}</text:p>
      <text:p text:style-name="P39">}</text:p>
      <text:p text:style-name="P39">}</text:p>
      <text:p text:style-name="P37"><text:soft-page-break/></text:p>
      <text:p text:style-name="P17"><text:change-end text:change-id="ct93849917483264"/></text:p>
      <text:p text:style-name="P18"><text:change text:change-id="ct93849835841248"/><text:change-start text:change-id="ct93849835842496"/><text:span text:style-name="T48">main2</text:span><text:change-end text:change-id="ct93849835842496"/><text:change-start text:change-id="ct93849835843904"/><text:span text:style-name="T12">.c:</text:span><text:change-end text:change-id="ct93849835843904"/></text:p>
      <text:p text:style-name="P60"><text:change text:change-id="ct93849835844784"/><text:change text:change-id="ct93849835907312"/><text:change-start text:change-id="ct93849890328656"/><text:span text:style-name="T74">//</text:span></text:p>
      <text:p text:style-name="P44">// Created by nezhov on 13.12.2020.</text:p>
      <text:p text:style-name="P44">//</text:p>
      <text:p text:style-name="P39"><text:span text:style-name="T68">#include </text:span><text:span text:style-name="T69">&lt;stdio.h&gt;</text:span></text:p>
      <text:p text:style-name="P39"><text:span text:style-name="T68">#include </text:span><text:span text:style-name="T69">&lt;stdlib.h&gt;</text:span></text:p>
      <text:p text:style-name="P39"><text:span text:style-name="T68">#include </text:span><text:span text:style-name="T69">&lt;dlfcn.h&gt;</text:span></text:p>
      <text:p text:style-name="P50"/>
      <text:p text:style-name="P39"><text:span text:style-name="T68">typedef</text:span> <text:span text:style-name="T68">enum</text:span> {</text:p>
      <text:p text:style-name="P39"><text:span text:style-name="T70">FIRST</text:span>,</text:p>
      <text:p text:style-name="P39"><text:span text:style-name="T70">SECOND</text:span>,</text:p>
      <text:p text:style-name="P39">} CONTEXT;</text:p>
      <text:p text:style-name="P36"/>
      <text:p text:style-name="P39">CONTEXT r = <text:span text:style-name="T70">FIRST</text:span>;</text:p>
      <text:p text:style-name="P36"/>
      <text:p text:style-name="P39"><text:span text:style-name="T68">const</text:span> <text:span text:style-name="T68">char</text:span>* libName1 = <text:span text:style-name="T69">"libfirst.so"</text:span>;</text:p>
      <text:p text:style-name="P39"><text:span text:style-name="T68">const</text:span> <text:span text:style-name="T68">char</text:span>* libName2 = <text:span text:style-name="T69">"libsecond.so"</text:span>;</text:p>
      <text:p text:style-name="P36"/>
      <text:p text:style-name="P39"><text:span text:style-name="T68">float</text:span> (*Derivative)(<text:span text:style-name="T68">float</text:span>, <text:span text:style-name="T68">float</text:span>) = <text:span text:style-name="T68">NULL</text:span>;</text:p>
      <text:p text:style-name="P39"><text:span text:style-name="T68">float</text:span> (*E)(<text:span text:style-name="T68">int</text:span> x) = <text:span text:style-name="T68">NULL</text:span>;</text:p>
      <text:p text:style-name="P39"><text:span text:style-name="T68">char</text:span> *err;</text:p>
      <text:p text:style-name="P36"/>
      <text:p text:style-name="P39"><text:span text:style-name="T68">void</text:span> *libHandle = <text:span text:style-name="T68">NULL</text:span>;</text:p>
      <text:p text:style-name="P36"/>
      <text:p text:style-name="P39"><text:span text:style-name="T68">void</text:span> loadLibs(CONTEXT context){</text:p>
      <text:p text:style-name="P39"><text:span text:style-name="T68">const</text:span> <text:span text:style-name="T68">char</text:span> *name;</text:p>
      <text:p text:style-name="P39"><text:span text:style-name="T68">if</text:span>(context == <text:span text:style-name="T70">FIRST</text:span>){</text:p>
      <text:p text:style-name="P39">name = libName1;</text:p>
      <text:p text:style-name="P39">} <text:span text:style-name="T68">else</text:span>{</text:p>
      <text:p text:style-name="P39">name = libName2;</text:p>
      <text:p text:style-name="P39">}</text:p>
      <text:p text:style-name="P36"/>
      <text:p text:style-name="P39">libHandle = dlopen(name, <text:span text:style-name="T68">RTLD_LAZY</text:span>);</text:p>
      <text:p text:style-name="P39"><text:span text:style-name="T68">if</text:span>(!libHandle){</text:p>
      <text:p text:style-name="P39">fprintf(<text:span text:style-name="T68">stderr</text:span>, <text:span text:style-name="T69">"%s\n"</text:span>, dlerror());</text:p>
      <text:p text:style-name="P39">exit(<text:span text:style-name="T68">EXIT_FAILURE</text:span>);</text:p>
      <text:p text:style-name="P39">}</text:p>
      <text:p text:style-name="P39">}</text:p>
      <text:p text:style-name="P36"/>
      <text:p text:style-name="P39"><text:span text:style-name="T68">void</text:span> unloadLibs(){</text:p>
      <text:p text:style-name="P39">dlclose(libHandle);</text:p>
      <text:p text:style-name="P39">}</text:p>
      <text:p text:style-name="P36"/>
      <text:p text:style-name="P39"><text:span text:style-name="T68">void</text:span> loadContext(){</text:p>
      <text:p text:style-name="P39">loadLibs(r);</text:p>
      <text:p text:style-name="P39">Derivative = (<text:span text:style-name="T68">float</text:span> (*)(<text:span text:style-name="T68">float</text:span>, <text:span text:style-name="T68">float</text:span>))dlsym(libHandle, <text:span text:style-name="T69">"Derivative"</text:span>);</text:p>
      <text:p text:style-name="P39">E = (<text:span text:style-name="T68">float</text:span> (*)(<text:span text:style-name="T68">int</text:span>))dlsym(libHandle, <text:span text:style-name="T69">"E"</text:span>);</text:p>
      <text:p text:style-name="P39"><text:span text:style-name="T68">if</text:span>((err = dlerror())) {</text:p>
      <text:p text:style-name="P39">fprintf(<text:span text:style-name="T68">stderr</text:span>, <text:span text:style-name="T69">"%s\n"</text:span>, err);</text:p>
      <text:p text:style-name="P39"><text:soft-page-break/>exit(<text:span text:style-name="T68">EXIT_FAILURE</text:span>);</text:p>
      <text:p text:style-name="P39">}</text:p>
      <text:p text:style-name="P39">}</text:p>
      <text:p text:style-name="P36"/>
      <text:p text:style-name="P39"><text:span text:style-name="T68">void</text:span> changeContext(){</text:p>
      <text:p text:style-name="P39">unloadLibs();</text:p>
      <text:p text:style-name="P39"><text:span text:style-name="T68">if</text:span>(r == <text:span text:style-name="T70">FIRST</text:span>){</text:p>
      <text:p text:style-name="P39">r = <text:span text:style-name="T70">SECOND</text:span>;</text:p>
      <text:p text:style-name="P39">} <text:span text:style-name="T68">else</text:span> {</text:p>
      <text:p text:style-name="P39">r = <text:span text:style-name="T70">FIRST</text:span>;</text:p>
      <text:p text:style-name="P39">}</text:p>
      <text:p text:style-name="P36"/>
      <text:p text:style-name="P39">loadContext();</text:p>
      <text:p text:style-name="P39">}</text:p>
      <text:p text:style-name="P36"/>
      <text:p text:style-name="P39"><text:span text:style-name="T68">int</text:span> main(){</text:p>
      <text:p text:style-name="P39">r = <text:span text:style-name="T70">FIRST</text:span>;</text:p>
      <text:p text:style-name="P39">loadContext();</text:p>
      <text:p text:style-name="P39"><text:span text:style-name="T68">int</text:span> cmd = <text:span text:style-name="T70">0</text:span>;</text:p>
      <text:p text:style-name="P39"><text:span text:style-name="T68">while</text:span> (scanf(<text:span text:style-name="T69">"%d"</text:span>, &amp;cmd) &gt; <text:span text:style-name="T70">0</text:span>){</text:p>
      <text:p text:style-name="P39"><text:span text:style-name="T68">if</text:span>(cmd == <text:span text:style-name="T70">0</text:span>){</text:p>
      <text:p text:style-name="P39">changeContext();</text:p>
      <text:p text:style-name="P39">printf(<text:span text:style-name="T69">"Ok. Contract was changed\n"</text:span>);</text:p>
      <text:p text:style-name="P39"><text:span text:style-name="T68">if</text:span>(r == <text:span text:style-name="T70">FIRST</text:span>){</text:p>
      <text:p text:style-name="P39">printf(<text:span text:style-name="T69">"Now context is first\n"</text:span>);</text:p>
      <text:p text:style-name="P39">} <text:span text:style-name="T68">else</text:span>{</text:p>
      <text:p text:style-name="P39">printf(<text:span text:style-name="T69">"Now context is second\n"</text:span>);</text:p>
      <text:p text:style-name="P39">}</text:p>
      <text:p text:style-name="P39"><text:span text:style-name="T68">continue</text:span>;</text:p>
      <text:p text:style-name="P39">}</text:p>
      <text:p text:style-name="P39"><text:span text:style-name="T68">else</text:span> <text:span text:style-name="T68">if</text:span>(cmd == <text:span text:style-name="T70">1</text:span>){</text:p>
      <text:p text:style-name="P39"><text:span text:style-name="T68">float</text:span> a, deltaX;</text:p>
      <text:p text:style-name="P39">scanf(<text:span text:style-name="T69">"%f%f"</text:span>, &amp;a, &amp;deltaX);</text:p>
      <text:p text:style-name="P39">printf(<text:span text:style-name="T69">"Calculating derivative!\n"</text:span>);</text:p>
      <text:p text:style-name="P39"><text:span text:style-name="T68">float</text:span> res = Derivative(a, deltaX);</text:p>
      <text:p text:style-name="P39">printf(<text:span text:style-name="T69">"Derivative is %f\n"</text:span>, res);</text:p>
      <text:p text:style-name="P39">}</text:p>
      <text:p text:style-name="P39"><text:span text:style-name="T68">else</text:span> <text:span text:style-name="T68">if</text:span> (cmd == <text:span text:style-name="T70">2</text:span>){</text:p>
      <text:p text:style-name="P39"><text:span text:style-name="T68">int</text:span> x;</text:p>
      <text:p text:style-name="P39">scanf(<text:span text:style-name="T69">"%d"</text:span>, &amp;x);</text:p>
      <text:p text:style-name="P39">printf(<text:span text:style-name="T69">"Calculating E!\n"</text:span>);</text:p>
      <text:p text:style-name="P39"><text:span text:style-name="T68">float</text:span> e = E(x);</text:p>
      <text:p text:style-name="P39">printf(<text:span text:style-name="T69">"E is %f\n"</text:span>, e);</text:p>
      <text:p text:style-name="P39">}</text:p>
      <text:p text:style-name="P39"><text:span text:style-name="T68">else</text:span>{</text:p>
      <text:p text:style-name="P39">printf(<text:span text:style-name="T69">"Wrong command!\n"</text:span>);</text:p>
      <text:p text:style-name="P39"><text:span text:style-name="T68">return</text:span> -<text:span text:style-name="T70">1</text:span>;</text:p>
      <text:p text:style-name="P39">}</text:p>
      <text:p text:style-name="P39">}</text:p>
      <text:p text:style-name="P39">unloadLibs();</text:p>
      <text:p text:style-name="P39">}</text:p>
      <text:p text:style-name="P14"><text:change-end text:change-id="ct93849890328656"/><text:change-start text:change-id="ct93849836062256"/></text:p>
      <text:p text:style-name="P15"><text:change-end text:change-id="ct93849836062256"/><text:change text:change-id="ct93849873156272"/><text:change-start text:change-id="ct93849876967152"/><text:soft-page-break/><text:span text:style-name="T78">realization</text:span><text:change-end text:change-id="ct93849876967152"/><text:change-start text:change-id="ct93849916915200"/>.h:</text:p>
      <text:p text:style-name="P62"><text:change-end text:change-id="ct93849916915200"/><text:change text:change-id="ct93849916043488"/><text:change-start text:change-id="ct93849916319712"/><text:span text:style-name="T72">//</text:span></text:p>
      <text:p text:style-name="P41">// Created by nezhov on 13.12.2020.</text:p>
      <text:p text:style-name="P41">//</text:p>
      <text:p text:style-name="P40"/>
      <text:p text:style-name="P45">#ifndef INC_5_LAB_REALIZATION_H</text:p>
      <text:p text:style-name="P37"><text:span text:style-name="T68">#define INC_5_LAB_REALIZATION_H</text:span></text:p>
      <text:p text:style-name="P40"/>
      <text:p text:style-name="P37"><text:span text:style-name="T68">extern</text:span> <text:span text:style-name="T68">float</text:span> Derivative(<text:span text:style-name="T68">float</text:span> A, <text:span text:style-name="T68">float</text:span> deltaX);</text:p>
      <text:p text:style-name="P37"><text:span text:style-name="T68">extern</text:span> <text:span text:style-name="T68">float</text:span> E(<text:span text:style-name="T68">int</text:span> x);</text:p>
      <text:p text:style-name="P49"/>
      <text:p text:style-name="P37"><text:span text:style-name="T68">#endif</text:span><text:span text:style-name="T71"> //INC_5_LAB_REALIZATION_H</text:span></text:p>
      <text:p text:style-name="P16"><text:change-end text:change-id="ct93849916319712"/><text:change-start text:change-id="ct93849873465488"/></text:p>
      <text:p text:style-name="P63"><text:change-end text:change-id="ct93849873465488"/><text:change text:change-id="ct93849916173056"/><text:change-start text:change-id="ct93849912850224"/><text:span text:style-name="T78">realization1</text:span><text:change-end text:change-id="ct93849912850224"/><text:change-start text:change-id="ct93849856022320"/>.c:</text:p>
      <text:p text:style-name="P42"><text:change-end text:change-id="ct93849856022320"/><text:change text:change-id="ct93849916630208"/><text:change text:change-id="ct93849912063920"/><text:change-start text:change-id="ct93849857650320"/>//</text:p>
      <text:p text:style-name="P41">// Created by nezhov on 13.12.2020.</text:p>
      <text:p text:style-name="P41">//</text:p>
      <text:p text:style-name="P37"><text:span text:style-name="T68">#include </text:span><text:span text:style-name="T69">&lt;math.h&gt;</text:span></text:p>
      <text:p text:style-name="P37"><text:span text:style-name="T68">#include </text:span><text:span text:style-name="T69">"realization.h"</text:span></text:p>
      <text:p text:style-name="P40"/>
      <text:p text:style-name="P37"><text:span text:style-name="T68">float</text:span> Derivative(<text:span text:style-name="T68">float</text:span> A, <text:span text:style-name="T68">float</text:span> deltaX){</text:p>
      <text:p text:style-name="P37"><text:span text:style-name="T68">float</text:span> ans = (cosf(A+deltaX) - cosf(A))/deltaX;</text:p>
      <text:p text:style-name="P37"><text:span text:style-name="T68">return</text:span> ans;</text:p>
      <text:p text:style-name="P37">}</text:p>
      <text:p text:style-name="P49"/>
      <text:p text:style-name="P37"><text:span text:style-name="T68">#pragma </text:span><text:span text:style-name="T79">clang</text:span><text:span text:style-name="T68"> </text:span><text:span text:style-name="T79">diagnostic</text:span><text:span text:style-name="T68"> </text:span><text:span text:style-name="T79">push</text:span></text:p>
      <text:p text:style-name="P37"><text:span text:style-name="T68">#pragma </text:span><text:span text:style-name="T79">ide</text:span><text:span text:style-name="T68"> </text:span><text:span text:style-name="T79">diagnostic</text:span><text:span text:style-name="T68"> </text:span><text:span text:style-name="T79">ignored</text:span><text:span text:style-name="T68"> </text:span><text:span text:style-name="T69">"DanglingPointers"</text:span></text:p>
      <text:p text:style-name="P37"><text:span text:style-name="T68">float</text:span> E(<text:span text:style-name="T68">int</text:span> x){</text:p>
      <text:p text:style-name="P37"><text:span text:style-name="T68">float</text:span> res = powf((<text:span text:style-name="T70">1</text:span>+<text:span text:style-name="T70">1</text:span>/(<text:span text:style-name="T68">float</text:span>)x), (<text:span text:style-name="T68">float</text:span>)x);</text:p>
      <text:p text:style-name="P37"><text:span text:style-name="T68">return</text:span> res;</text:p>
      <text:p text:style-name="P37">}</text:p>
      <text:p text:style-name="P37"><text:span text:style-name="T68">#pragma </text:span><text:span text:style-name="T79">clang</text:span><text:span text:style-name="T68"> </text:span><text:span text:style-name="T79">diagnostic</text:span><text:span text:style-name="T68"> </text:span><text:span text:style-name="T79">pop</text:span></text:p>
      <text:p text:style-name="P51"><text:change-end text:change-id="ct93849857650320"/><text:change-start text:change-id="ct93849873504432"/></text:p>
      <text:p text:style-name="P63"><text:change-end text:change-id="ct93849873504432"/><text:change text:change-id="ct93849778510752"/><text:change-start text:change-id="ct93849944677408"/><text:span text:style-name="T78">realization</text:span><text:change-end text:change-id="ct93849944677408"/><text:change-start text:change-id="ct93849890284352"/>2.c:<text:change-end text:change-id="ct93849890284352"/><text:change-start text:change-id="ct93849856031104"/></text:p>
      <text:p text:style-name="P43">//</text:p>
      <text:p text:style-name="P41">// Created by nezhov on 13.12.2020.</text:p>
      <text:p text:style-name="P41">//</text:p>
      <text:p text:style-name="P37"><text:span text:style-name="T68">#include </text:span><text:span text:style-name="T69">&lt;math.h&gt;</text:span></text:p>
      <text:p text:style-name="P37"><text:span text:style-name="T68">#include </text:span><text:span text:style-name="T69">"realization.h"</text:span></text:p>
      <text:p text:style-name="P40"/>
      <text:p text:style-name="P37"><text:span text:style-name="T68">float</text:span> Derivative(<text:span text:style-name="T68">float</text:span> A, <text:span text:style-name="T68">float</text:span> deltaX){</text:p>
      <text:p text:style-name="P37"><text:span text:style-name="T68">float</text:span> ans = (cosf(A+deltaX) - cosf(A-deltaX))/(<text:span text:style-name="T70">2</text:span>*deltaX);</text:p>
      <text:p text:style-name="P37"><text:span text:style-name="T68">return</text:span> ans;</text:p>
      <text:p text:style-name="P37">}</text:p>
      <text:p text:style-name="P40"/>
      <text:p text:style-name="P37"><text:span text:style-name="T68">#pragma </text:span><text:span text:style-name="T79">clang</text:span><text:span text:style-name="T68"> </text:span><text:span text:style-name="T79">diagnostic</text:span><text:span text:style-name="T68"> </text:span><text:span text:style-name="T79">push</text:span></text:p>
      <text:p text:style-name="P37"><text:span text:style-name="T68">#pragma </text:span><text:span text:style-name="T79">ide</text:span><text:span text:style-name="T68"> </text:span><text:span text:style-name="T79">diagnostic</text:span><text:span text:style-name="T68"> </text:span><text:span text:style-name="T79">ignored</text:span><text:span text:style-name="T68"> </text:span><text:span text:style-name="T69">"DanglingPointers"</text:span></text:p>
      <text:p text:style-name="P37"><text:span text:style-name="T68">float</text:span> E(<text:span text:style-name="T68">int</text:span> x){</text:p>
      <text:p text:style-name="P37"><text:soft-page-break/><text:span text:style-name="T68">float</text:span> res = <text:span text:style-name="T70">0</text:span>;</text:p>
      <text:p text:style-name="P37"><text:span text:style-name="T68">float</text:span> factorial = <text:span text:style-name="T70">1</text:span>;</text:p>
      <text:p text:style-name="P37"><text:span text:style-name="T68">for</text:span>(<text:span text:style-name="T68">int</text:span> i = <text:span text:style-name="T70">1</text:span>; i &lt; x; ++i){</text:p>
      <text:p text:style-name="P37"><text:span text:style-name="T68">for</text:span>(<text:span text:style-name="T68">int</text:span> j = <text:span text:style-name="T70">1</text:span>; j &lt;= i; ++j){</text:p>
      <text:p text:style-name="P37">factorial = factorial*(<text:span text:style-name="T68">float</text:span>)j;</text:p>
      <text:p text:style-name="P37">}</text:p>
      <text:p text:style-name="P37">res += <text:span text:style-name="T70">1</text:span>/factorial;</text:p>
      <text:p text:style-name="P37">factorial = <text:span text:style-name="T70">1</text:span>;</text:p>
      <text:p text:style-name="P37">}</text:p>
      <text:p text:style-name="P37"><text:span text:style-name="T68">return</text:span> res;</text:p>
      <text:p text:style-name="P37">}</text:p>
      <text:p text:style-name="P37"><text:span text:style-name="T68">#pragma </text:span><text:span text:style-name="T79">clang</text:span><text:span text:style-name="T68"> </text:span><text:span text:style-name="T79">diagnostic</text:span><text:span text:style-name="T68"> </text:span><text:span text:style-name="T79">pop</text:span></text:p>
      <text:p text:style-name="P37"/>
      <text:p text:style-name="P63"><text:change-end text:change-id="ct93849856031104"/><text:change-start text:change-id="ct93849874752544"/></text:p>
      <text:p text:style-name="P16"><text:change-end text:change-id="ct93849874752544"/><text:change text:change-id="ct93849889421328"/><text:change-start text:change-id="ct93849835754432"/></text:p>
      <text:p text:style-name="P15"><text:change-end text:change-id="ct93849835754432"/><text:change text:change-id="ct93849917091296"/><text:change-start text:change-id="ct93849873325024"/><text:span text:style-name="T78">CMakeLists.txt</text:span><text:change-end text:change-id="ct93849873325024"/><text:change-start text:change-id="ct93849856338528"/>:</text:p>
      <text:p text:style-name="P16"><text:change-end text:change-id="ct93849856338528"/><text:change text:change-id="ct93849859470128"/><text:change-start text:change-id="ct93849911906752"/>cmake_minimum_required(VERSION 3.17)</text:p>
      <text:p text:style-name="P16">project(5_lab)</text:p>
      <text:p text:style-name="P16"/>
      <text:p text:style-name="P16">set(CMAKE_C_STANDARD 99)</text:p>
      <text:p text:style-name="P16"/>
      <text:p text:style-name="P16"/>
      <text:p text:style-name="P16">add_executable(statMain src/statMain.c)</text:p>
      <text:p text:style-name="P16">add_executable(dynMain src/dynMain.c)</text:p>
      <text:p text:style-name="P16"/>
      <text:p text:style-name="P16"/>
      <text:p text:style-name="P16">add_library(</text:p>
      <text:p text:style-name="P16"><text:s text:c="8"/>first SHARED</text:p>
      <text:p text:style-name="P16"><text:s text:c="8"/>src/realization1.c</text:p>
      <text:p text:style-name="P16"><text:s text:c="8"/>)</text:p>
      <text:p text:style-name="P16"/>
      <text:p text:style-name="P16"/>
      <text:p text:style-name="P16">set_target_properties(</text:p>
      <text:p text:style-name="P16"><text:s text:c="8"/>first PROPERTIES</text:p>
      <text:p text:style-name="P16"><text:s text:c="8"/>PUBLIC_HEADER src/realization.h</text:p>
      <text:p text:style-name="P16"><text:s text:c="8"/>)</text:p>
      <text:p text:style-name="P16"/>
      <text:p text:style-name="P16"/>
      <text:p text:style-name="P16">add_library(</text:p>
      <text:p text:style-name="P16"><text:s text:c="8"/>second SHARED</text:p>
      <text:p text:style-name="P16"><text:s text:c="8"/>src/realization2.c</text:p>
      <text:p text:style-name="P16">)</text:p>
      <text:p text:style-name="P16"/>
      <text:p text:style-name="P16">set_target_properties(second PROPERTIES</text:p>
      <text:p text:style-name="P16"><text:s text:c="8"/>PUBLIC_HEADER src/realization.h</text:p>
      <text:p text:style-name="P16"><text:s text:c="8"/>)</text:p>
      <text:p text:style-name="P16"/>
      <text:p text:style-name="P16"/>
      <text:p text:style-name="P16">target_link_libraries(first m)</text:p>
      <text:p text:style-name="P16">target_link_libraries(second m)</text:p>
      <text:p text:style-name="P16"/>
      <text:p text:style-name="P16"/>
      <text:p text:style-name="P16"><text:soft-page-break/>target_include_directories(first PRIVATE src/)</text:p>
      <text:p text:style-name="P16">target_include_directories(second PRIVATE src/)</text:p>
      <text:p text:style-name="P16"/>
      <text:p text:style-name="P16">set(custom_targets)</text:p>
      <text:p text:style-name="P16">SET(lab_link_type "first" CACHE STRING "User-specified link option")</text:p>
      <text:p text:style-name="P16"/>
      <text:p text:style-name="P16">list(APPEND custom_targets first)</text:p>
      <text:p text:style-name="P16">list(APPEND custom_targets second)</text:p>
      <text:p text:style-name="P16"/>
      <text:p text:style-name="P16"/>
      <text:p text:style-name="P16">function(invalid_target)</text:p>
      <text:p text:style-name="P16"><text:s text:c="4"/>message("Unknown target selected")</text:p>
      <text:p text:style-name="P16"><text:s text:c="4"/>message("All available targets:")</text:p>
      <text:p text:style-name="P16"><text:s text:c="4"/>foreach(target IN ITEMS ${custom_targets})</text:p>
      <text:p text:style-name="P16"><text:s text:c="8"/>message(" <text:s text:c="3"/>${target}")</text:p>
      <text:p text:style-name="P16"><text:s text:c="4"/>endforeach()</text:p>
      <text:p text:style-name="P16">endfunction()</text:p>
      <text:p text:style-name="P16"/>
      <text:p text:style-name="P16"/>
      <text:p text:style-name="P16">if (${lab_link_type} IN_LIST custom_targets)</text:p>
      <text:p text:style-name="P16">else()</text:p>
      <text:p text:style-name="P16"><text:s text:c="4"/>invalid_target()</text:p>
      <text:p text:style-name="P16"><text:s text:c="4"/>message( FATAL_ERROR "Invalid target selected" )</text:p>
      <text:p text:style-name="P16">endif()</text:p>
      <text:p text:style-name="P16"/>
      <text:p text:style-name="P16">message("Link library for statMain will be now " ${lab_link_type})</text:p>
      <text:p text:style-name="P16"/>
      <text:p text:style-name="P16">target_link_libraries(statMain ${lab_link_type})</text:p>
      <text:p text:style-name="P16">target_link_libraries(dynMain ${CMAKE_DL_LIBS})</text:p>
      <text:p text:style-name="P16">add_dependencies(dynMain first second)<text:change-end text:change-id="ct93849911906752"/><text:change-start text:change-id="ct93849856729840"/></text:p>
      <text:p text:style-name="P16"><text:tab/></text:p>
      <text:p text:style-name="P14"><text:change-end text:change-id="ct93849856729840"/><text:change-start text:change-id="ct93849836071296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change-end text:change-id="ct93849836071296"/></text:p>
      <text:p text:style-name="P9">Вывод</text:p>
      <text:p text:style-name="P18"><text:change text:change-id="ct93849836074368"/><text:change text:change-id="ct93849836074048"/><text:change text:change-id="ct93849836073728"/><text:change text:change-id="ct93849836073408"/><text:change text:change-id="ct93849836073088"/><text:change-start text:change-id="ct93849836075488"/><text:span text:style-name="T43">По мере выполнения данной лабораторной работы </text:span><text:change-end text:change-id="ct93849836075488"/><text:change-start text:change-id="ct93849836078000"/><text:span text:style-name="T43">я описа</text:span><text:change-end text:change-id="ct93849836078000"/><text:change text:change-id="ct93849855907424"/><text:change-start text:change-id="ct93849875018656"/><text:span text:style-name="T45">k</text:span><text:change-end text:change-id="ct93849875018656"/><text:change-start text:change-id="ct93849866148192"/><text:span text:style-name="T43"> динамические библиотеки функций </text:span><text:change-end text:change-id="ct93849866148192"/><text:change text:change-id="ct93849834013584"/><text:change-start text:change-id="ct93849856140416"/><text:span text:style-name="T45">вычисления числа E</text:span><text:change-end text:change-id="ct93849856140416"/><text:change-start text:change-id="ct93849857021760"/><text:span text:style-name="T43">, подсчета значения производной функции cos(x) в двух реализациях. Описал программу, которая использует функции динамических библиотек. </text:span></text:p>
      <text:p text:style-name="P20"><text:span text:style-name="T41">Использовал эти динамические </text:span><text:change-end text:change-id="ct93849857021760"/><text:change-start text:change-id="ct93849836080064"/><text:span text:style-name="T41">библиотеки двумя способами: во время компиляции (на этапе линковки) и во время исполнения программы. </text:span></text:p>
      <text:p text:style-name="P84"><text:span text:style-name="T43">Описал также переключение реализации контрактов на другую во время работы программы (той, которая загружает библиотеки, используя только их местопол</text:span><text:change-end text:change-id="ct93849836080064"/><text:change-start text:change-id="ct93849836084832"/><text:span text:style-name="T43">ожение и контракты). </text:span><text:change-end text:change-id="ct93849836084832"/><text:change text:change-id="ct93849873478720"/><text:change-start text:change-id="ct93849835735360"/></text:p>
      <text:p text:style-name="P84"><text:span text:style-name="T43"/></text:p>
      <text:p text:style-name="P89"><text:soft-page-break/><text:span text:style-name="T43">С</text:span><text:span text:style-name="T41">начала мне было вообще непонятно, зачем нужны динамические библиотеки, ведь кажется, что они приносят больше проблем, чем пользы. Но </text:span><text:change-end text:change-id="ct93849835735360"/><text:change-start text:change-id="ct93849835860896"/><text:span text:style-name="T41">потом я понял, что динамическая библиотека является решением одной важной проблемы — она уменьшает размер выполняемого файла. Когда мы компилируем код и соединяем его со с</text:span><text:change-end text:change-id="ct93849835860896"/><text:change-start text:change-id="ct93849780008672"/><text:span text:style-name="T41">татической библиотекой, мы фактически копируем содержимое библиотеки в исполняемый файл. В больших проектах это может вылиться в разрастание исполняемого файла до невообразимых размеров. Так же не стоит забывать о зависимостях, разных ОС, ра</text:span><text:change-end text:change-id="ct93849780008672"/><text:change-start text:change-id="ct93849858360288"/><text:span text:style-name="T41">зных конфигурациях оборудования, для которого могут быть нужны разные библиотеки. С динамической же библиотекой мы загружаем только те функции, которые нам нужны. Да, это может показаться трудным на первый взгляд, но в конечном итоге это позволяет сильно экономить рес</text:span><text:change-end text:change-id="ct93849858360288"/><text:change-start text:change-id="ct93849838409888"/><text:span text:style-name="T41">урсы ОС, что позволяет приложению работать более эффективно.</text:span><text:change-end text:change-id="ct93849838409888"/><text:change-start text:change-id="ct93849856417808"/></text:p>
      <text:p text:style-name="P20"><text:change-end text:change-id="ct93849856417808"/><text:change text:change-id="ct93849836085152"/><text:change-start text:change-id="ct93849835824160"/><text:span text:style-name="T45">Статическая библиотека хороша тогда, когда проект либо маленький, либо предполагается, что у него не так много внешних зависимостей.</text:span><text:change-end text:change-id="ct9384983582416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Times New Roman2" svg:font-family="'Times New Roman'"/>
    <style:font-face style:name="JetBrains Mono" svg:font-family="'JetBrains Mono'" style:font-family-generic="roman"/>
    <style:font-face style:name="Times New Roman1" svg:font-family="'Times New Roman'" style:font-family-generic="roman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Mono" svg:font-family="'DejaVu Sans Mono'" style:font-family-generic="system" style:font-pitch="variable"/>
    <style:font-face style:name="Droid Sans Devanagari" svg:font-family="'Droid Sans Devanagari'" style:font-family-generic="system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3" style:font-family-asian="'Times New Roman'" style:font-family-generic-asian="system" style:font-pitch-asian="variable" style:language-asian="ru" style:country-asian="RU" style:font-name-complex="Times New Roman3" style:font-family-complex="'Times New Roman'" style:font-family-generic-complex="system" style:font-pitch-complex="variabl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21T21:45:00</meta:creation-date>
    <meta:initial-creator>Valera Anisimov</meta:initial-creator>
    <dc:language>en-US</dc:language>
    <dc:date>2021-01-10T17:27:05.063357787</dc:date>
    <meta:editing-cycles>20</meta:editing-cycles>
    <meta:editing-duration>PT2H11M59S</meta:editing-duration>
    <meta:generator>LibreOffice/6.4.6.2$Linux_X86_64 LibreOffice_project/40$Build-2</meta:generator>
    <meta:document-statistic meta:table-count="2" meta:image-count="0" meta:object-count="0" meta:page-count="16" meta:paragraph-count="504" meta:word-count="2762" meta:character-count="25779" meta:non-whitespace-character-count="22441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